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2">
      <style:paragraph-properties fo:text-align="start" style:justify-single-word="false"/>
      <style:text-properties officeooo:paragraph-rsid="030aa022"/>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4">
      <style:text-properties officeooo:rsid="000d85a8" officeooo:paragraph-rsid="000d85a8" style:language-asian="ja" style:country-asian="JP"/>
    </style:style>
    <style:style style:name="P58" style:family="paragraph" style:parent-style-name="Text_20_body" style:list-style-name="L4">
      <style:text-properties officeooo:rsid="000d85a8" officeooo:paragraph-rsid="02660d56" style:language-asian="ja" style:country-asian="JP"/>
    </style:style>
    <style:style style:name="P59" style:family="paragraph" style:parent-style-name="Text_20_body" style:list-style-name="L4">
      <style:text-properties officeooo:rsid="000d85a8" officeooo:paragraph-rsid="000f1092" style:language-asian="ja" style:country-asian="JP"/>
    </style:style>
    <style:style style:name="P60" style:family="paragraph" style:parent-style-name="Text_20_body" style:list-style-name="L4">
      <style:text-properties officeooo:rsid="000d85a8" officeooo:paragraph-rsid="025cfd34" style:language-asian="ja" style:country-asian="JP"/>
    </style:style>
    <style:style style:name="P61" style:family="paragraph" style:parent-style-name="Text_20_body" style:list-style-name="L4">
      <style:text-properties officeooo:rsid="000d85a8" officeooo:paragraph-rsid="027b292c" style:language-asian="ja" style:country-asian="JP"/>
    </style:style>
    <style:style style:name="P62" style:family="paragraph" style:parent-style-name="Text_20_body" style:list-style-name="L4">
      <style:text-properties officeooo:rsid="000d85a8" officeooo:paragraph-rsid="026450ad" style:language-asian="ja" style:country-asian="JP"/>
    </style:style>
    <style:style style:name="P63" style:family="paragraph" style:parent-style-name="Text_20_body" style:list-style-name="L4">
      <style:text-properties officeooo:rsid="000d85a8" officeooo:paragraph-rsid="0406c9a4" style:language-asian="ja" style:country-asian="JP"/>
    </style:style>
    <style:style style:name="P64" style:family="paragraph" style:parent-style-name="Text_20_body" style:list-style-name="L4">
      <style:text-properties officeooo:rsid="000d85a8" officeooo:paragraph-rsid="01e54719" style:language-asian="ja" style:country-asian="JP"/>
    </style:style>
    <style:style style:name="P65" style:family="paragraph" style:parent-style-name="Text_20_body" style:list-style-name="L4">
      <style:text-properties officeooo:rsid="000d85a8" officeooo:paragraph-rsid="0271fd62" style:language-asian="ja" style:country-asian="JP"/>
    </style:style>
    <style:style style:name="P66" style:family="paragraph" style:parent-style-name="Text_20_body" style:list-style-name="L5">
      <style:text-properties officeooo:rsid="000d85a8" officeooo:paragraph-rsid="025cfd34"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4"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6"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8"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9"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0"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1"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2"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3"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4"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5"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6"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7"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8"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9"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0"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1"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2"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8"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9"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01"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3" style:family="paragraph" style:parent-style-name="Text_20_body" style:list-style-name="L102">
      <style:paragraph-properties fo:text-align="start" style:justify-single-word="false"/>
      <style:text-properties officeooo:rsid="000d85a8" officeooo:paragraph-rsid="034042ca" style:language-asian="ja" style:country-asian="JP"/>
    </style:style>
    <style:style style:name="P104" style:family="paragraph" style:parent-style-name="Text_20_body" style:list-style-name="L112">
      <style:paragraph-properties fo:text-align="start" style:justify-single-word="false"/>
      <style:text-properties officeooo:rsid="000d85a8" officeooo:paragraph-rsid="03547343" style:language-asian="ja" style:country-asian="JP"/>
    </style:style>
    <style:style style:name="P105" style:family="paragraph" style:parent-style-name="Text_20_body" style:list-style-name="L115">
      <style:paragraph-properties fo:text-align="start" style:justify-single-word="false"/>
      <style:text-properties officeooo:rsid="000d85a8" officeooo:paragraph-rsid="035d00ff" style:language-asian="ja" style:country-asian="JP"/>
    </style:style>
    <style:style style:name="P106" style:family="paragraph" style:parent-style-name="Text_20_body" style:list-style-name="L115">
      <style:paragraph-properties fo:text-align="start" style:justify-single-word="false"/>
      <style:text-properties officeooo:rsid="000d85a8" officeooo:paragraph-rsid="03f8208d" style:language-asian="ja" style:country-asian="JP"/>
    </style:style>
    <style:style style:name="P107" style:family="paragraph" style:parent-style-name="Text_20_body" style:list-style-name="L117">
      <style:paragraph-properties fo:text-align="start" style:justify-single-word="false"/>
      <style:text-properties officeooo:rsid="000d85a8" officeooo:paragraph-rsid="03811c9c" style:language-asian="ja" style:country-asian="JP"/>
    </style:style>
    <style:style style:name="P108" style:family="paragraph" style:parent-style-name="Text_20_body" style:list-style-name="L117">
      <style:paragraph-properties fo:text-align="start" style:justify-single-word="false"/>
      <style:text-properties officeooo:rsid="000d85a8" officeooo:paragraph-rsid="0389ef4e" style:language-asian="ja" style:country-asian="JP"/>
    </style:style>
    <style:style style:name="P109" style:family="paragraph" style:parent-style-name="Text_20_body" style:list-style-name="L120">
      <style:paragraph-properties fo:text-align="start" style:justify-single-word="false"/>
      <style:text-properties officeooo:rsid="000d85a8" officeooo:paragraph-rsid="038f0334" style:language-asian="ja" style:country-asian="JP"/>
    </style:style>
    <style:style style:name="P110" style:family="paragraph" style:parent-style-name="Text_20_body" style:list-style-name="L146">
      <style:paragraph-properties fo:text-align="start" style:justify-single-word="false"/>
      <style:text-properties officeooo:rsid="000d85a8" officeooo:paragraph-rsid="03ad8a40" style:language-asian="ja" style:country-asian="JP"/>
    </style:style>
    <style:style style:name="P111" style:family="paragraph" style:parent-style-name="Text_20_body" style:list-style-name="L8">
      <style:text-properties officeooo:rsid="000d85a8" officeooo:paragraph-rsid="0281f6bb" style:language-asian="ja" style:country-asian="JP"/>
    </style:style>
    <style:style style:name="P112" style:family="paragraph" style:parent-style-name="Text_20_body" style:list-style-name="L9">
      <style:text-properties officeooo:rsid="000d85a8" officeooo:paragraph-rsid="023dffaf" style:language-asian="ja" style:country-asian="JP"/>
    </style:style>
    <style:style style:name="P113" style:family="paragraph" style:parent-style-name="Text_20_body" style:list-style-name="L9">
      <style:text-properties officeooo:rsid="000d85a8" officeooo:paragraph-rsid="02873fa0" style:language-asian="ja" style:country-asian="JP"/>
    </style:style>
    <style:style style:name="P114" style:family="paragraph" style:parent-style-name="Text_20_body" style:list-style-name="L11">
      <style:text-properties officeooo:rsid="000d85a8" officeooo:paragraph-rsid="028a9224" style:language-asian="ja" style:country-asian="JP"/>
    </style:style>
    <style:style style:name="P115" style:family="paragraph" style:parent-style-name="Text_20_body" style:list-style-name="L11">
      <style:text-properties officeooo:rsid="000d85a8" officeooo:paragraph-rsid="02f95981" style:language-asian="ja" style:country-asian="JP"/>
    </style:style>
    <style:style style:name="P116" style:family="paragraph" style:parent-style-name="Text_20_body" style:list-style-name="L12">
      <style:text-properties officeooo:rsid="000d85a8" officeooo:paragraph-rsid="028c7825" style:language-asian="ja" style:country-asian="JP"/>
    </style:style>
    <style:style style:name="P117" style:family="paragraph" style:parent-style-name="Text_20_body" style:list-style-name="L12">
      <style:text-properties officeooo:rsid="000d85a8" officeooo:paragraph-rsid="000d85a8" style:language-asian="ja" style:country-asian="JP"/>
    </style:style>
    <style:style style:name="P118" style:family="paragraph" style:parent-style-name="Text_20_body" style:list-style-name="L12">
      <style:text-properties officeooo:rsid="000d85a8" officeooo:paragraph-rsid="03018328" style:language-asian="ja" style:country-asian="JP"/>
    </style:style>
    <style:style style:name="P119" style:family="paragraph" style:parent-style-name="Text_20_body" style:list-style-name="L12">
      <style:text-properties officeooo:rsid="000d85a8" officeooo:paragraph-rsid="02fbcb0d" style:language-asian="ja" style:country-asian="JP"/>
    </style:style>
    <style:style style:name="P120" style:family="paragraph" style:parent-style-name="Text_20_body" style:list-style-name="L12">
      <style:text-properties officeooo:rsid="000d85a8" officeooo:paragraph-rsid="030056e1" style:language-asian="ja" style:country-asian="JP"/>
    </style:style>
    <style:style style:name="P121" style:family="paragraph" style:parent-style-name="Text_20_body" style:list-style-name="L14">
      <style:text-properties officeooo:rsid="000d85a8" officeooo:paragraph-rsid="03c63dfd" style:language-asian="ja" style:country-asian="JP"/>
    </style:style>
    <style:style style:name="P122" style:family="paragraph" style:parent-style-name="Text_20_body" style:list-style-name="L15">
      <style:text-properties officeooo:rsid="000d85a8" officeooo:paragraph-rsid="03c698c2" style:language-asian="ja" style:country-asian="JP"/>
    </style:style>
    <style:style style:name="P123" style:family="paragraph" style:parent-style-name="Text_20_body" style:list-style-name="L15">
      <style:text-properties officeooo:rsid="000d85a8" officeooo:paragraph-rsid="03c63dfd" style:language-asian="ja" style:country-asian="JP"/>
    </style:style>
    <style:style style:name="P124" style:family="paragraph" style:parent-style-name="Text_20_body" style:list-style-name="L16">
      <style:text-properties officeooo:rsid="000d85a8" officeooo:paragraph-rsid="03c8f504" style:language-asian="ja" style:country-asian="JP"/>
    </style:style>
    <style:style style:name="P125" style:family="paragraph" style:parent-style-name="Text_20_body" style:list-style-name="L18">
      <style:text-properties officeooo:rsid="000d85a8" officeooo:paragraph-rsid="0303af00" style:language-asian="ja" style:country-asian="JP"/>
    </style:style>
    <style:style style:name="P126" style:family="paragraph" style:parent-style-name="Text_20_body" style:list-style-name="L19">
      <style:text-properties officeooo:rsid="000d85a8" officeooo:paragraph-rsid="03c1f5c6" style:language-asian="ja" style:country-asian="JP"/>
    </style:style>
    <style:style style:name="P127" style:family="paragraph" style:parent-style-name="Text_20_body" style:list-style-name="L19">
      <style:text-properties officeooo:rsid="000d85a8" officeooo:paragraph-rsid="0303af00" style:language-asian="ja" style:country-asian="JP"/>
    </style:style>
    <style:style style:name="P128" style:family="paragraph" style:parent-style-name="Text_20_body" style:list-style-name="L22">
      <style:text-properties officeooo:rsid="000d85a8" officeooo:paragraph-rsid="028e131e" style:language-asian="ja" style:country-asian="JP"/>
    </style:style>
    <style:style style:name="P129" style:family="paragraph" style:parent-style-name="Text_20_body" style:list-style-name="L23">
      <style:text-properties officeooo:rsid="000d85a8" officeooo:paragraph-rsid="03c365d3" style:language-asian="ja" style:country-asian="JP"/>
    </style:style>
    <style:style style:name="P130" style:family="paragraph" style:parent-style-name="Text_20_body" style:list-style-name="L23">
      <style:text-properties officeooo:rsid="000d85a8" officeooo:paragraph-rsid="01f20b3c" style:language-asian="ja" style:country-asian="JP"/>
    </style:style>
    <style:style style:name="P131" style:family="paragraph" style:parent-style-name="Text_20_body" style:list-style-name="L23">
      <style:text-properties officeooo:rsid="000d85a8" officeooo:paragraph-rsid="02913102" style:language-asian="ja" style:country-asian="JP"/>
    </style:style>
    <style:style style:name="P132" style:family="paragraph" style:parent-style-name="Text_20_body" style:list-style-name="L23">
      <style:text-properties officeooo:rsid="000d85a8" officeooo:paragraph-rsid="02919154" style:language-asian="ja" style:country-asian="JP"/>
    </style:style>
    <style:style style:name="P133" style:family="paragraph" style:parent-style-name="Text_20_body" style:list-style-name="L25">
      <style:text-properties officeooo:rsid="000d85a8" officeooo:paragraph-rsid="02983886" style:language-asian="ja" style:country-asian="JP"/>
    </style:style>
    <style:style style:name="P134" style:family="paragraph" style:parent-style-name="Text_20_body" style:list-style-name="L26">
      <style:text-properties officeooo:rsid="000d85a8" officeooo:paragraph-rsid="03c365d3" style:language-asian="ja" style:country-asian="JP"/>
    </style:style>
    <style:style style:name="P135" style:family="paragraph" style:parent-style-name="Text_20_body" style:list-style-name="L26">
      <style:text-properties officeooo:rsid="000d85a8" officeooo:paragraph-rsid="029ff925" style:language-asian="ja" style:country-asian="JP"/>
    </style:style>
    <style:style style:name="P136" style:family="paragraph" style:parent-style-name="Text_20_body" style:list-style-name="L26">
      <style:text-properties officeooo:rsid="000d85a8" officeooo:paragraph-rsid="02a1dcef" style:language-asian="ja" style:country-asian="JP"/>
    </style:style>
    <style:style style:name="P137" style:family="paragraph" style:parent-style-name="Text_20_body" style:list-style-name="L28">
      <style:text-properties officeooo:rsid="000d85a8" officeooo:paragraph-rsid="02a59a8f" style:language-asian="ja" style:country-asian="JP"/>
    </style:style>
    <style:style style:name="P138" style:family="paragraph" style:parent-style-name="Text_20_body" style:list-style-name="L29">
      <style:text-properties officeooo:rsid="000d85a8" officeooo:paragraph-rsid="03c365d3" style:language-asian="ja" style:country-asian="JP"/>
    </style:style>
    <style:style style:name="P139" style:family="paragraph" style:parent-style-name="Text_20_body" style:list-style-name="L29">
      <style:text-properties officeooo:rsid="000d85a8" officeooo:paragraph-rsid="02a82d57" style:language-asian="ja" style:country-asian="JP"/>
    </style:style>
    <style:style style:name="P140" style:family="paragraph" style:parent-style-name="Text_20_body" style:list-style-name="L29">
      <style:text-properties officeooo:rsid="000d85a8" officeooo:paragraph-rsid="03cdc051" style:language-asian="ja" style:country-asian="JP"/>
    </style:style>
    <style:style style:name="P141" style:family="paragraph" style:parent-style-name="Text_20_body" style:list-style-name="L29">
      <style:text-properties officeooo:rsid="000d85a8" officeooo:paragraph-rsid="02a3d415" style:language-asian="ja" style:country-asian="JP"/>
    </style:style>
    <style:style style:name="P142" style:family="paragraph" style:parent-style-name="Text_20_body" style:list-style-name="L29">
      <style:text-properties officeooo:rsid="000d85a8" officeooo:paragraph-rsid="02a93509" style:language-asian="ja" style:country-asian="JP"/>
    </style:style>
    <style:style style:name="P143" style:family="paragraph" style:parent-style-name="Text_20_body" style:list-style-name="L30">
      <style:text-properties officeooo:rsid="000d85a8" officeooo:paragraph-rsid="0409fe12" style:language-asian="ja" style:country-asian="JP"/>
    </style:style>
    <style:style style:name="P144" style:family="paragraph" style:parent-style-name="Text_20_body" style:list-style-name="L32">
      <style:text-properties officeooo:rsid="000d85a8" officeooo:paragraph-rsid="02aa892c" style:language-asian="ja" style:country-asian="JP"/>
    </style:style>
    <style:style style:name="P145" style:family="paragraph" style:parent-style-name="Text_20_body" style:list-style-name="L33">
      <style:text-properties officeooo:rsid="000d85a8" officeooo:paragraph-rsid="02aa892c" style:language-asian="ja" style:country-asian="JP"/>
    </style:style>
    <style:style style:name="P146" style:family="paragraph" style:parent-style-name="Text_20_body" style:list-style-name="L35">
      <style:text-properties officeooo:rsid="000d85a8" officeooo:paragraph-rsid="02ae2697" style:language-asian="ja" style:country-asian="JP"/>
    </style:style>
    <style:style style:name="P147" style:family="paragraph" style:parent-style-name="Text_20_body" style:list-style-name="L36">
      <style:text-properties officeooo:rsid="000d85a8" officeooo:paragraph-rsid="03c365d3" style:language-asian="ja" style:country-asian="JP"/>
    </style:style>
    <style:style style:name="P148" style:family="paragraph" style:parent-style-name="Text_20_body" style:list-style-name="L36">
      <style:text-properties officeooo:rsid="000d85a8" officeooo:paragraph-rsid="02ae2697" style:language-asian="ja" style:country-asian="JP"/>
    </style:style>
    <style:style style:name="P149" style:family="paragraph" style:parent-style-name="Text_20_body" style:list-style-name="L36">
      <style:text-properties officeooo:rsid="000d85a8" officeooo:paragraph-rsid="040c8137" style:language-asian="ja" style:country-asian="JP"/>
    </style:style>
    <style:style style:name="P150" style:family="paragraph" style:parent-style-name="Text_20_body" style:list-style-name="L37">
      <style:text-properties officeooo:rsid="000d85a8" officeooo:paragraph-rsid="02ba077a" style:language-asian="ja" style:country-asian="JP"/>
    </style:style>
    <style:style style:name="P151" style:family="paragraph" style:parent-style-name="Text_20_body" style:list-style-name="L38">
      <style:text-properties officeooo:rsid="000d85a8" officeooo:paragraph-rsid="03c365d3" style:language-asian="ja" style:country-asian="JP"/>
    </style:style>
    <style:style style:name="P152" style:family="paragraph" style:parent-style-name="Text_20_body" style:list-style-name="L38">
      <style:text-properties officeooo:rsid="000d85a8" officeooo:paragraph-rsid="02ba077a" style:language-asian="ja" style:country-asian="JP"/>
    </style:style>
    <style:style style:name="P153" style:family="paragraph" style:parent-style-name="Text_20_body" style:list-style-name="L40">
      <style:text-properties officeooo:rsid="000d85a8" officeooo:paragraph-rsid="02b11818" style:language-asian="ja" style:country-asian="JP"/>
    </style:style>
    <style:style style:name="P154" style:family="paragraph" style:parent-style-name="Text_20_body" style:list-style-name="L41">
      <style:text-properties officeooo:rsid="000d85a8" officeooo:paragraph-rsid="03c365d3" style:language-asian="ja" style:country-asian="JP"/>
    </style:style>
    <style:style style:name="P155" style:family="paragraph" style:parent-style-name="Text_20_body" style:list-style-name="L41">
      <style:text-properties officeooo:rsid="000d85a8" officeooo:paragraph-rsid="02b11818" style:language-asian="ja" style:country-asian="JP"/>
    </style:style>
    <style:style style:name="P156" style:family="paragraph" style:parent-style-name="Text_20_body" style:list-style-name="L41">
      <style:text-properties officeooo:rsid="000d85a8" officeooo:paragraph-rsid="02b1fe3d" style:language-asian="ja" style:country-asian="JP"/>
    </style:style>
    <style:style style:name="P157" style:family="paragraph" style:parent-style-name="Text_20_body" style:list-style-name="L42">
      <style:text-properties officeooo:rsid="000d85a8" officeooo:paragraph-rsid="02b28f01" style:language-asian="ja" style:country-asian="JP"/>
    </style:style>
    <style:style style:name="P158" style:family="paragraph" style:parent-style-name="Text_20_body" style:list-style-name="L43">
      <style:text-properties officeooo:rsid="000d85a8" officeooo:paragraph-rsid="03c365d3" style:language-asian="ja" style:country-asian="JP"/>
    </style:style>
    <style:style style:name="P159" style:family="paragraph" style:parent-style-name="Text_20_body" style:list-style-name="L43">
      <style:text-properties officeooo:rsid="000d85a8" officeooo:paragraph-rsid="02b28f01" style:language-asian="ja" style:country-asian="JP"/>
    </style:style>
    <style:style style:name="P160" style:family="paragraph" style:parent-style-name="Text_20_body" style:list-style-name="L44">
      <style:text-properties officeooo:rsid="000d85a8" officeooo:paragraph-rsid="02b43e6b" style:language-asian="ja" style:country-asian="JP"/>
    </style:style>
    <style:style style:name="P161" style:family="paragraph" style:parent-style-name="Text_20_body" style:list-style-name="L45">
      <style:text-properties officeooo:rsid="000d85a8" officeooo:paragraph-rsid="03c365d3" style:language-asian="ja" style:country-asian="JP"/>
    </style:style>
    <style:style style:name="P162" style:family="paragraph" style:parent-style-name="Text_20_body" style:list-style-name="L45">
      <style:text-properties officeooo:rsid="000d85a8" officeooo:paragraph-rsid="02b5d485" style:language-asian="ja" style:country-asian="JP"/>
    </style:style>
    <style:style style:name="P163" style:family="paragraph" style:parent-style-name="Text_20_body" style:list-style-name="L46">
      <style:text-properties officeooo:rsid="000d85a8" officeooo:paragraph-rsid="02b73c68" style:language-asian="ja" style:country-asian="JP"/>
    </style:style>
    <style:style style:name="P164" style:family="paragraph" style:parent-style-name="Text_20_body" style:list-style-name="L46">
      <style:text-properties officeooo:rsid="000d85a8" officeooo:paragraph-rsid="03d63fbb" style:language-asian="ja" style:country-asian="JP"/>
    </style:style>
    <style:style style:name="P165" style:family="paragraph" style:parent-style-name="Text_20_body" style:list-style-name="L47">
      <style:text-properties officeooo:rsid="000d85a8" officeooo:paragraph-rsid="03c365d3" style:language-asian="ja" style:country-asian="JP"/>
    </style:style>
    <style:style style:name="P166" style:family="paragraph" style:parent-style-name="Text_20_body" style:list-style-name="L47">
      <style:text-properties officeooo:rsid="000d85a8" officeooo:paragraph-rsid="02b73c68" style:language-asian="ja" style:country-asian="JP"/>
    </style:style>
    <style:style style:name="P167" style:family="paragraph" style:parent-style-name="Text_20_body" style:list-style-name="L49">
      <style:text-properties officeooo:rsid="000d85a8" officeooo:paragraph-rsid="02bc95ae" style:language-asian="ja" style:country-asian="JP"/>
    </style:style>
    <style:style style:name="P168" style:family="paragraph" style:parent-style-name="Text_20_body" style:list-style-name="L49">
      <style:text-properties officeooo:rsid="000d85a8" officeooo:paragraph-rsid="03d840db" style:language-asian="ja" style:country-asian="JP"/>
    </style:style>
    <style:style style:name="P169" style:family="paragraph" style:parent-style-name="Text_20_body" style:list-style-name="L50">
      <style:text-properties officeooo:rsid="000d85a8" officeooo:paragraph-rsid="03c365d3" style:language-asian="ja" style:country-asian="JP"/>
    </style:style>
    <style:style style:name="P170" style:family="paragraph" style:parent-style-name="Text_20_body" style:list-style-name="L50">
      <style:text-properties officeooo:rsid="000d85a8" officeooo:paragraph-rsid="02bdb762" style:language-asian="ja" style:country-asian="JP"/>
    </style:style>
    <style:style style:name="P171" style:family="paragraph" style:parent-style-name="Text_20_body" style:list-style-name="L52">
      <style:text-properties officeooo:rsid="000d85a8" officeooo:paragraph-rsid="02bf41e5" style:language-asian="ja" style:country-asian="JP"/>
    </style:style>
    <style:style style:name="P172" style:family="paragraph" style:parent-style-name="Text_20_body" style:list-style-name="L53">
      <style:text-properties officeooo:rsid="000d85a8" officeooo:paragraph-rsid="03c365d3" style:language-asian="ja" style:country-asian="JP"/>
    </style:style>
    <style:style style:name="P173" style:family="paragraph" style:parent-style-name="Text_20_body" style:list-style-name="L53">
      <style:text-properties officeooo:rsid="000d85a8" officeooo:paragraph-rsid="02bf41e5" style:language-asian="ja" style:country-asian="JP"/>
    </style:style>
    <style:style style:name="P174" style:family="paragraph" style:parent-style-name="Text_20_body" style:list-style-name="L54">
      <style:text-properties officeooo:rsid="000d85a8" officeooo:paragraph-rsid="02c0d7de" style:language-asian="ja" style:country-asian="JP"/>
    </style:style>
    <style:style style:name="P175" style:family="paragraph" style:parent-style-name="Text_20_body" style:list-style-name="L54">
      <style:text-properties officeooo:rsid="000d85a8" officeooo:paragraph-rsid="02c30d73" style:language-asian="ja" style:country-asian="JP"/>
    </style:style>
    <style:style style:name="P176" style:family="paragraph" style:parent-style-name="Text_20_body" style:list-style-name="L55">
      <style:text-properties officeooo:rsid="000d85a8" officeooo:paragraph-rsid="02c0d7de" style:language-asian="ja" style:country-asian="JP"/>
    </style:style>
    <style:style style:name="P177" style:family="paragraph" style:parent-style-name="Text_20_body" style:list-style-name="L55">
      <style:text-properties officeooo:rsid="000d85a8" officeooo:paragraph-rsid="02e74b23" style:language-asian="ja" style:country-asian="JP"/>
    </style:style>
    <style:style style:name="P178" style:family="paragraph" style:parent-style-name="Text_20_body" style:list-style-name="L55">
      <style:text-properties officeooo:rsid="000d85a8" officeooo:paragraph-rsid="02c81529" style:language-asian="ja" style:country-asian="JP"/>
    </style:style>
    <style:style style:name="P179" style:family="paragraph" style:parent-style-name="Text_20_body" style:list-style-name="L55">
      <style:text-properties officeooo:rsid="000d85a8" officeooo:paragraph-rsid="02cecc2c" style:language-asian="ja" style:country-asian="JP"/>
    </style:style>
    <style:style style:name="P180" style:family="paragraph" style:parent-style-name="Text_20_body" style:list-style-name="L55">
      <style:text-properties officeooo:rsid="000d85a8" officeooo:paragraph-rsid="02d19bde" style:language-asian="ja" style:country-asian="JP"/>
    </style:style>
    <style:style style:name="P181" style:family="paragraph" style:parent-style-name="Text_20_body" style:list-style-name="L55">
      <style:text-properties officeooo:rsid="000d85a8" officeooo:paragraph-rsid="02d642b6" style:language-asian="ja" style:country-asian="JP"/>
    </style:style>
    <style:style style:name="P182" style:family="paragraph" style:parent-style-name="Text_20_body" style:list-style-name="L55">
      <style:text-properties officeooo:rsid="000d85a8" officeooo:paragraph-rsid="02e5e7c6" style:language-asian="ja" style:country-asian="JP"/>
    </style:style>
    <style:style style:name="P183" style:family="paragraph" style:parent-style-name="Text_20_body" style:list-style-name="L55">
      <style:text-properties officeooo:rsid="000d85a8" officeooo:paragraph-rsid="02e655ab" style:language-asian="ja" style:country-asian="JP"/>
    </style:style>
    <style:style style:name="P184" style:family="paragraph" style:parent-style-name="Text_20_body" style:list-style-name="L60">
      <style:text-properties officeooo:rsid="000d85a8" officeooo:paragraph-rsid="032a4f24" style:language-asian="ja" style:country-asian="JP"/>
    </style:style>
    <style:style style:name="P185" style:family="paragraph" style:parent-style-name="Text_20_body" style:list-style-name="L61">
      <style:text-properties officeooo:rsid="000d85a8" officeooo:paragraph-rsid="03c365d3" style:language-asian="ja" style:country-asian="JP"/>
    </style:style>
    <style:style style:name="P186" style:family="paragraph" style:parent-style-name="Text_20_body" style:list-style-name="L61">
      <style:text-properties officeooo:rsid="000d85a8" officeooo:paragraph-rsid="032a4f24" style:language-asian="ja" style:country-asian="JP"/>
    </style:style>
    <style:style style:name="P187" style:family="paragraph" style:parent-style-name="Text_20_body" style:list-style-name="L61">
      <style:text-properties officeooo:rsid="000d85a8" officeooo:paragraph-rsid="032b2336" style:language-asian="ja" style:country-asian="JP"/>
    </style:style>
    <style:style style:name="P188" style:family="paragraph" style:parent-style-name="Text_20_body" style:list-style-name="L63">
      <style:text-properties officeooo:rsid="000d85a8" officeooo:paragraph-rsid="02de6799" style:language-asian="ja" style:country-asian="JP"/>
    </style:style>
    <style:style style:name="P189" style:family="paragraph" style:parent-style-name="Text_20_body" style:list-style-name="L64">
      <style:text-properties officeooo:rsid="000d85a8" officeooo:paragraph-rsid="02e1858d" style:language-asian="ja" style:country-asian="JP"/>
    </style:style>
    <style:style style:name="P190" style:family="paragraph" style:parent-style-name="Text_20_body" style:list-style-name="L65">
      <style:text-properties officeooo:rsid="000d85a8" officeooo:paragraph-rsid="03e5f556" style:language-asian="ja" style:country-asian="JP"/>
    </style:style>
    <style:style style:name="P191" style:family="paragraph" style:parent-style-name="Text_20_body" style:list-style-name="L66">
      <style:text-properties officeooo:rsid="000d85a8" officeooo:paragraph-rsid="03e5f556" style:language-asian="ja" style:country-asian="JP"/>
    </style:style>
    <style:style style:name="P192" style:family="paragraph" style:parent-style-name="Text_20_body" style:list-style-name="L68">
      <style:text-properties officeooo:rsid="000d85a8" officeooo:paragraph-rsid="02e9a488" style:language-asian="ja" style:country-asian="JP"/>
    </style:style>
    <style:style style:name="P193" style:family="paragraph" style:parent-style-name="Text_20_body" style:list-style-name="L68">
      <style:text-properties officeooo:rsid="000d85a8" officeooo:paragraph-rsid="03e5f556" style:language-asian="ja" style:country-asian="JP"/>
    </style:style>
    <style:style style:name="P194" style:family="paragraph" style:parent-style-name="Text_20_body" style:list-style-name="L69">
      <style:text-properties officeooo:rsid="000d85a8" officeooo:paragraph-rsid="0325f3cd" style:language-asian="ja" style:country-asian="JP"/>
    </style:style>
    <style:style style:name="P195" style:family="paragraph" style:parent-style-name="Text_20_body" style:list-style-name="L69">
      <style:text-properties officeooo:rsid="000d85a8" officeooo:paragraph-rsid="03e7938d" style:language-asian="ja" style:country-asian="JP"/>
    </style:style>
    <style:style style:name="P196" style:family="paragraph" style:parent-style-name="Text_20_body" style:list-style-name="L69">
      <style:text-properties officeooo:rsid="000d85a8" officeooo:paragraph-rsid="03e442c0" style:language-asian="ja" style:country-asian="JP"/>
    </style:style>
    <style:style style:name="P197" style:family="paragraph" style:parent-style-name="Text_20_body" style:list-style-name="L71">
      <style:text-properties officeooo:rsid="000d85a8" officeooo:paragraph-rsid="02ee8f8a" style:language-asian="ja" style:country-asian="JP"/>
    </style:style>
    <style:style style:name="P198" style:family="paragraph" style:parent-style-name="Text_20_body" style:list-style-name="L72">
      <style:text-properties officeooo:rsid="000d85a8" officeooo:paragraph-rsid="02ee8f8a" style:language-asian="ja" style:country-asian="JP"/>
    </style:style>
    <style:style style:name="P199" style:family="paragraph" style:parent-style-name="Text_20_body" style:list-style-name="L72">
      <style:text-properties officeooo:rsid="000d85a8" officeooo:paragraph-rsid="0416105d" style:language-asian="ja" style:country-asian="JP"/>
    </style:style>
    <style:style style:name="P200" style:family="paragraph" style:parent-style-name="Text_20_body" style:list-style-name="L74">
      <style:text-properties officeooo:rsid="000d85a8" officeooo:paragraph-rsid="0325fc15" style:language-asian="ja" style:country-asian="JP"/>
    </style:style>
    <style:style style:name="P201" style:family="paragraph" style:parent-style-name="Text_20_body" style:list-style-name="L75">
      <style:text-properties officeooo:rsid="000d85a8" officeooo:paragraph-rsid="03c365d3" style:language-asian="ja" style:country-asian="JP"/>
    </style:style>
    <style:style style:name="P202" style:family="paragraph" style:parent-style-name="Text_20_body" style:list-style-name="L75">
      <style:text-properties officeooo:rsid="000d85a8" officeooo:paragraph-rsid="0325fc15" style:language-asian="ja" style:country-asian="JP"/>
    </style:style>
    <style:style style:name="P203" style:family="paragraph" style:parent-style-name="Text_20_body" style:list-style-name="L75">
      <style:text-properties officeooo:rsid="000d85a8" officeooo:paragraph-rsid="0326239f" style:language-asian="ja" style:country-asian="JP"/>
    </style:style>
    <style:style style:name="P204" style:family="paragraph" style:parent-style-name="Text_20_body" style:list-style-name="L79">
      <style:text-properties officeooo:rsid="000d85a8" officeooo:paragraph-rsid="03340d25" style:language-asian="ja" style:country-asian="JP"/>
    </style:style>
    <style:style style:name="P205" style:family="paragraph" style:parent-style-name="Text_20_body" style:list-style-name="L80">
      <style:text-properties officeooo:rsid="000d85a8" officeooo:paragraph-rsid="03c365d3" style:language-asian="ja" style:country-asian="JP"/>
    </style:style>
    <style:style style:name="P206" style:family="paragraph" style:parent-style-name="Text_20_body" style:list-style-name="L80">
      <style:text-properties officeooo:rsid="000d85a8" officeooo:paragraph-rsid="03340d25" style:language-asian="ja" style:country-asian="JP"/>
    </style:style>
    <style:style style:name="P207" style:family="paragraph" style:parent-style-name="Text_20_body" style:list-style-name="L81">
      <style:text-properties officeooo:rsid="000d85a8" officeooo:paragraph-rsid="0307aee2" style:language-asian="ja" style:country-asian="JP"/>
    </style:style>
    <style:style style:name="P208" style:family="paragraph" style:parent-style-name="Text_20_body" style:list-style-name="L82">
      <style:text-properties officeooo:rsid="000d85a8" officeooo:paragraph-rsid="0307aee2" style:language-asian="ja" style:country-asian="JP"/>
    </style:style>
    <style:style style:name="P209" style:family="paragraph" style:parent-style-name="Text_20_body" style:list-style-name="L83">
      <style:text-properties officeooo:rsid="000d85a8" officeooo:paragraph-rsid="030aa0a0" style:language-asian="ja" style:country-asian="JP"/>
    </style:style>
    <style:style style:name="P210" style:family="paragraph" style:parent-style-name="Text_20_body" style:list-style-name="L85">
      <style:text-properties officeooo:rsid="000d85a8" officeooo:paragraph-rsid="030bc9ea" style:language-asian="ja" style:country-asian="JP"/>
    </style:style>
    <style:style style:name="P211" style:family="paragraph" style:parent-style-name="Text_20_body" style:list-style-name="L85">
      <style:text-properties officeooo:rsid="000d85a8" officeooo:paragraph-rsid="03f17af2" style:language-asian="ja" style:country-asian="JP"/>
    </style:style>
    <style:style style:name="P212" style:family="paragraph" style:parent-style-name="Text_20_body" style:list-style-name="L85">
      <style:text-properties officeooo:rsid="000d85a8" officeooo:paragraph-rsid="0411b462" style:language-asian="ja" style:country-asian="JP"/>
    </style:style>
    <style:style style:name="P213" style:family="paragraph" style:parent-style-name="Text_20_body" style:list-style-name="L86">
      <style:text-properties officeooo:rsid="000d85a8" officeooo:paragraph-rsid="030db8f5" style:language-asian="ja" style:country-asian="JP"/>
    </style:style>
    <style:style style:name="P214" style:family="paragraph" style:parent-style-name="Text_20_body" style:list-style-name="L87">
      <style:text-properties officeooo:rsid="000d85a8" officeooo:paragraph-rsid="0314d1a9" style:language-asian="ja" style:country-asian="JP"/>
    </style:style>
    <style:style style:name="P215" style:family="paragraph" style:parent-style-name="Text_20_body" style:list-style-name="L88">
      <style:text-properties officeooo:rsid="000d85a8" officeooo:paragraph-rsid="03166e95" style:language-asian="ja" style:country-asian="JP"/>
    </style:style>
    <style:style style:name="P216" style:family="paragraph" style:parent-style-name="Text_20_body" style:list-style-name="L88">
      <style:text-properties officeooo:rsid="000d85a8" officeooo:paragraph-rsid="0314d1a9" style:language-asian="ja" style:country-asian="JP"/>
    </style:style>
    <style:style style:name="P217" style:family="paragraph" style:parent-style-name="Text_20_body" style:list-style-name="L88">
      <style:text-properties officeooo:rsid="000d85a8" officeooo:paragraph-rsid="031bd39c" style:language-asian="ja" style:country-asian="JP"/>
    </style:style>
    <style:style style:name="P218" style:family="paragraph" style:parent-style-name="Text_20_body" style:list-style-name="L90">
      <style:text-properties officeooo:rsid="000d85a8" officeooo:paragraph-rsid="0347646e" style:language-asian="ja" style:country-asian="JP"/>
    </style:style>
    <style:style style:name="P219" style:family="paragraph" style:parent-style-name="Text_20_body" style:list-style-name="L90">
      <style:text-properties officeooo:rsid="000d85a8" officeooo:paragraph-rsid="04137dc2" style:language-asian="ja" style:country-asian="JP"/>
    </style:style>
    <style:style style:name="P220" style:family="paragraph" style:parent-style-name="Text_20_body" style:list-style-name="L93">
      <style:text-properties officeooo:rsid="000d85a8" officeooo:paragraph-rsid="034b3cec" style:language-asian="ja" style:country-asian="JP"/>
    </style:style>
    <style:style style:name="P221" style:family="paragraph" style:parent-style-name="Text_20_body" style:list-style-name="L95">
      <style:text-properties officeooo:rsid="000d85a8" officeooo:paragraph-rsid="03502236" style:language-asian="ja" style:country-asian="JP"/>
    </style:style>
    <style:style style:name="P222" style:family="paragraph" style:parent-style-name="Text_20_body" style:list-style-name="L96">
      <style:text-properties officeooo:rsid="000d85a8" officeooo:paragraph-rsid="03c365d3" style:language-asian="ja" style:country-asian="JP"/>
    </style:style>
    <style:style style:name="P223" style:family="paragraph" style:parent-style-name="Text_20_body" style:list-style-name="L96">
      <style:text-properties officeooo:rsid="000d85a8" officeooo:paragraph-rsid="03502236" style:language-asian="ja" style:country-asian="JP"/>
    </style:style>
    <style:style style:name="P224" style:family="paragraph" style:parent-style-name="Text_20_body" style:list-style-name="L98">
      <style:text-properties officeooo:rsid="000d85a8" officeooo:paragraph-rsid="03614bfe" style:language-asian="ja" style:country-asian="JP"/>
    </style:style>
    <style:style style:name="P225" style:family="paragraph" style:parent-style-name="Text_20_body" style:list-style-name="L99">
      <style:text-properties officeooo:rsid="000d85a8" officeooo:paragraph-rsid="03c365d3" style:language-asian="ja" style:country-asian="JP"/>
    </style:style>
    <style:style style:name="P226" style:family="paragraph" style:parent-style-name="Text_20_body" style:list-style-name="L101">
      <style:text-properties officeooo:rsid="000d85a8" officeooo:paragraph-rsid="033f8e17" style:language-asian="ja" style:country-asian="JP"/>
    </style:style>
    <style:style style:name="P227" style:family="paragraph" style:parent-style-name="Text_20_body" style:list-style-name="L102">
      <style:text-properties officeooo:rsid="000d85a8" officeooo:paragraph-rsid="03c365d3" style:language-asian="ja" style:country-asian="JP"/>
    </style:style>
    <style:style style:name="P228" style:family="paragraph" style:parent-style-name="Text_20_body" style:list-style-name="L104">
      <style:text-properties officeooo:rsid="000d85a8" officeooo:paragraph-rsid="033a1581" style:language-asian="ja" style:country-asian="JP"/>
    </style:style>
    <style:style style:name="P229" style:family="paragraph" style:parent-style-name="Text_20_body" style:list-style-name="L105">
      <style:text-properties officeooo:rsid="000d85a8" officeooo:paragraph-rsid="03c365d3" style:language-asian="ja" style:country-asian="JP"/>
    </style:style>
    <style:style style:name="P230" style:family="paragraph" style:parent-style-name="Text_20_body" style:list-style-name="L105">
      <style:text-properties officeooo:rsid="000d85a8" officeooo:paragraph-rsid="033a1581" style:language-asian="ja" style:country-asian="JP"/>
    </style:style>
    <style:style style:name="P231" style:family="paragraph" style:parent-style-name="Text_20_body" style:list-style-name="L108">
      <style:text-properties officeooo:rsid="000d85a8" officeooo:paragraph-rsid="03443709" style:language-asian="ja" style:country-asian="JP"/>
    </style:style>
    <style:style style:name="P232" style:family="paragraph" style:parent-style-name="Text_20_body" style:list-style-name="L109">
      <style:text-properties officeooo:rsid="000d85a8" officeooo:paragraph-rsid="0345ba56" style:language-asian="ja" style:country-asian="JP"/>
    </style:style>
    <style:style style:name="P233" style:family="paragraph" style:parent-style-name="Text_20_body" style:list-style-name="L111">
      <style:text-properties officeooo:rsid="000d85a8" officeooo:paragraph-rsid="0353382f" style:language-asian="ja" style:country-asian="JP"/>
    </style:style>
    <style:style style:name="P234" style:family="paragraph" style:parent-style-name="Text_20_body" style:list-style-name="L111">
      <style:text-properties officeooo:rsid="000d85a8" officeooo:paragraph-rsid="036ed8a8" style:language-asian="ja" style:country-asian="JP"/>
    </style:style>
    <style:style style:name="P235" style:family="paragraph" style:parent-style-name="Text_20_body" style:list-style-name="L112">
      <style:text-properties officeooo:rsid="000d85a8" officeooo:paragraph-rsid="03c365d3" style:language-asian="ja" style:country-asian="JP"/>
    </style:style>
    <style:style style:name="P236" style:family="paragraph" style:parent-style-name="Text_20_body" style:list-style-name="L114">
      <style:text-properties officeooo:rsid="000d85a8" officeooo:paragraph-rsid="035d00ff" style:language-asian="ja" style:country-asian="JP"/>
    </style:style>
    <style:style style:name="P237" style:family="paragraph" style:parent-style-name="Text_20_body" style:list-style-name="L115">
      <style:text-properties officeooo:rsid="000d85a8" officeooo:paragraph-rsid="03c365d3" style:language-asian="ja" style:country-asian="JP"/>
    </style:style>
    <style:style style:name="P238" style:family="paragraph" style:parent-style-name="Text_20_body" style:list-style-name="L116">
      <style:text-properties officeooo:rsid="000d85a8" officeooo:paragraph-rsid="037ff0d1" style:language-asian="ja" style:country-asian="JP"/>
    </style:style>
    <style:style style:name="P239" style:family="paragraph" style:parent-style-name="Text_20_body" style:list-style-name="L117">
      <style:text-properties officeooo:rsid="000d85a8" officeooo:paragraph-rsid="03c365d3" style:language-asian="ja" style:country-asian="JP"/>
    </style:style>
    <style:style style:name="P240" style:family="paragraph" style:parent-style-name="Text_20_body" style:list-style-name="L117">
      <style:text-properties officeooo:rsid="000d85a8" officeooo:paragraph-rsid="03811c9c" style:language-asian="ja" style:country-asian="JP"/>
    </style:style>
    <style:style style:name="P241" style:family="paragraph" style:parent-style-name="Text_20_body" style:list-style-name="L117">
      <style:text-properties officeooo:rsid="000d85a8" officeooo:paragraph-rsid="0388d0cf" style:language-asian="ja" style:country-asian="JP"/>
    </style:style>
    <style:style style:name="P242" style:family="paragraph" style:parent-style-name="Text_20_body" style:list-style-name="L117">
      <style:text-properties officeooo:rsid="000d85a8" officeooo:paragraph-rsid="03837771" style:language-asian="ja" style:country-asian="JP"/>
    </style:style>
    <style:style style:name="P243" style:family="paragraph" style:parent-style-name="Text_20_body" style:list-style-name="L117">
      <style:text-properties officeooo:rsid="000d85a8" officeooo:paragraph-rsid="0389ef4e" style:language-asian="ja" style:country-asian="JP"/>
    </style:style>
    <style:style style:name="P244" style:family="paragraph" style:parent-style-name="Text_20_body" style:list-style-name="L119">
      <style:text-properties officeooo:rsid="000d85a8" officeooo:paragraph-rsid="038aa0da" style:language-asian="ja" style:country-asian="JP"/>
    </style:style>
    <style:style style:name="P245" style:family="paragraph" style:parent-style-name="Text_20_body" style:list-style-name="L120">
      <style:text-properties officeooo:rsid="000d85a8" officeooo:paragraph-rsid="03c365d3" style:language-asian="ja" style:country-asian="JP"/>
    </style:style>
    <style:style style:name="P246" style:family="paragraph" style:parent-style-name="Text_20_body" style:list-style-name="L120">
      <style:text-properties officeooo:rsid="000d85a8" officeooo:paragraph-rsid="038aa0da" style:language-asian="ja" style:country-asian="JP"/>
    </style:style>
    <style:style style:name="P247" style:family="paragraph" style:parent-style-name="Text_20_body" style:list-style-name="L121">
      <style:text-properties officeooo:rsid="000d85a8" officeooo:paragraph-rsid="038fbee9" style:language-asian="ja" style:country-asian="JP"/>
    </style:style>
    <style:style style:name="P248" style:family="paragraph" style:parent-style-name="Text_20_body" style:list-style-name="L124">
      <style:text-properties officeooo:rsid="000d85a8" officeooo:paragraph-rsid="039373c2" style:language-asian="ja" style:country-asian="JP"/>
    </style:style>
    <style:style style:name="P249" style:family="paragraph" style:parent-style-name="Text_20_body" style:list-style-name="L125">
      <style:text-properties officeooo:rsid="000d85a8" officeooo:paragraph-rsid="039373c2" style:language-asian="ja" style:country-asian="JP"/>
    </style:style>
    <style:style style:name="P250" style:family="paragraph" style:parent-style-name="Text_20_body" style:list-style-name="L128">
      <style:text-properties officeooo:rsid="000d85a8" officeooo:paragraph-rsid="0396c50c" style:language-asian="ja" style:country-asian="JP"/>
    </style:style>
    <style:style style:name="P251" style:family="paragraph" style:parent-style-name="Text_20_body" style:list-style-name="L129">
      <style:text-properties officeooo:rsid="000d85a8" officeooo:paragraph-rsid="0396c50c" style:language-asian="ja" style:country-asian="JP"/>
    </style:style>
    <style:style style:name="P252" style:family="paragraph" style:parent-style-name="Text_20_body" style:list-style-name="L129">
      <style:text-properties officeooo:rsid="000d85a8" officeooo:paragraph-rsid="03c365d3" style:language-asian="ja" style:country-asian="JP"/>
    </style:style>
    <style:style style:name="P253" style:family="paragraph" style:parent-style-name="Text_20_body" style:list-style-name="L131">
      <style:text-properties officeooo:rsid="000d85a8" officeooo:paragraph-rsid="039761a3" style:language-asian="ja" style:country-asian="JP"/>
    </style:style>
    <style:style style:name="P254" style:family="paragraph" style:parent-style-name="Text_20_body" style:list-style-name="L132">
      <style:text-properties officeooo:rsid="000d85a8" officeooo:paragraph-rsid="039761a3" style:language-asian="ja" style:country-asian="JP"/>
    </style:style>
    <style:style style:name="P255" style:family="paragraph" style:parent-style-name="Text_20_body" style:list-style-name="L132">
      <style:text-properties officeooo:rsid="000d85a8" officeooo:paragraph-rsid="039933d3" style:language-asian="ja" style:country-asian="JP"/>
    </style:style>
    <style:style style:name="P256" style:family="paragraph" style:parent-style-name="Text_20_body" style:list-style-name="L136">
      <style:text-properties officeooo:rsid="000d85a8" officeooo:paragraph-rsid="039de62a" style:language-asian="ja" style:country-asian="JP"/>
    </style:style>
    <style:style style:name="P257" style:family="paragraph" style:parent-style-name="Text_20_body" style:list-style-name="L137">
      <style:text-properties officeooo:rsid="000d85a8" officeooo:paragraph-rsid="03a5b92d" style:language-asian="ja" style:country-asian="JP"/>
    </style:style>
    <style:style style:name="P258" style:family="paragraph" style:parent-style-name="Text_20_body" style:list-style-name="L137">
      <style:text-properties officeooo:rsid="000d85a8" officeooo:paragraph-rsid="03a06143" style:language-asian="ja" style:country-asian="JP"/>
    </style:style>
    <style:style style:name="P259" style:family="paragraph" style:parent-style-name="Text_20_body" style:list-style-name="L140">
      <style:text-properties officeooo:rsid="000d85a8" officeooo:paragraph-rsid="03a81025" style:language-asian="ja" style:country-asian="JP"/>
    </style:style>
    <style:style style:name="P260" style:family="paragraph" style:parent-style-name="Text_20_body" style:list-style-name="L141">
      <style:text-properties officeooo:rsid="000d85a8" officeooo:paragraph-rsid="03a81025" style:language-asian="ja" style:country-asian="JP"/>
    </style:style>
    <style:style style:name="P261" style:family="paragraph" style:parent-style-name="Text_20_body" style:list-style-name="L145">
      <style:text-properties officeooo:rsid="000d85a8" officeooo:paragraph-rsid="03aac491" style:language-asian="ja" style:country-asian="JP"/>
    </style:style>
    <style:style style:name="P262" style:family="paragraph" style:parent-style-name="Text_20_body" style:list-style-name="L145">
      <style:text-properties officeooo:rsid="000d85a8" officeooo:paragraph-rsid="03ae91c2" style:language-asian="ja" style:country-asian="JP"/>
    </style:style>
    <style:style style:name="P263" style:family="paragraph" style:parent-style-name="Text_20_body" style:list-style-name="L147">
      <style:text-properties officeooo:rsid="000d85a8" officeooo:paragraph-rsid="03aff493" style:language-asian="ja" style:country-asian="JP"/>
    </style:style>
    <style:style style:name="P264" style:family="paragraph" style:parent-style-name="Text_20_body" style:list-style-name="L148">
      <style:text-properties officeooo:rsid="000d85a8" officeooo:paragraph-rsid="03aff493" style:language-asian="ja" style:country-asian="JP"/>
    </style:style>
    <style:style style:name="P265" style:family="paragraph" style:parent-style-name="Text_20_body" style:list-style-name="L148">
      <style:text-properties officeooo:rsid="000d85a8" officeooo:paragraph-rsid="03b30dcf" style:language-asian="ja" style:country-asian="JP"/>
    </style:style>
    <style:style style:name="P266" style:family="paragraph" style:parent-style-name="Text_20_body" style:list-style-name="L151">
      <style:text-properties officeooo:rsid="000d85a8" officeooo:paragraph-rsid="03b62b24" style:language-asian="ja" style:country-asian="JP"/>
    </style:style>
    <style:style style:name="P267" style:family="paragraph" style:parent-style-name="Text_20_body" style:list-style-name="L3">
      <style:text-properties officeooo:rsid="00a4616e" officeooo:paragraph-rsid="027b26c9" style:language-asian="ja" style:country-asian="JP"/>
    </style:style>
    <style:style style:name="P26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9" style:family="paragraph" style:parent-style-name="Text_20_body" style:list-style-name="L4">
      <style:text-properties officeooo:rsid="01970e0d" officeooo:paragraph-rsid="027b26c9" style:language-asian="ja" style:country-asian="JP"/>
    </style:style>
    <style:style style:name="P270" style:family="paragraph" style:parent-style-name="Text_20_body" style:list-style-name="L4">
      <style:text-properties officeooo:rsid="017425d0" officeooo:paragraph-rsid="03be7a49" style:language-asian="ja" style:country-asian="JP"/>
    </style:style>
    <style:style style:name="P27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2" style:family="paragraph" style:parent-style-name="Text_20_body" style:list-style-name="L9">
      <style:text-properties officeooo:rsid="01e54719" officeooo:paragraph-rsid="0284f5ba" style:language-asian="ja" style:country-asian="JP"/>
    </style:style>
    <style:style style:name="P273" style:family="paragraph" style:parent-style-name="Text_20_body" style:list-style-name="L9">
      <style:text-properties officeooo:rsid="01e54719" officeooo:paragraph-rsid="02873fa0" style:language-asian="ja" style:country-asian="JP"/>
    </style:style>
    <style:style style:name="P274" style:family="paragraph" style:parent-style-name="Text_20_body" style:list-style-name="L9">
      <style:text-properties officeooo:rsid="01e54719" officeooo:paragraph-rsid="023dffaf" style:language-asian="ja" style:country-asian="JP"/>
    </style:style>
    <style:style style:name="P275" style:family="paragraph" style:parent-style-name="Text_20_body" style:list-style-name="L9">
      <style:text-properties officeooo:rsid="017ff455" officeooo:paragraph-rsid="028659d8" style:language-asian="ja" style:country-asian="JP"/>
    </style:style>
    <style:style style:name="P276" style:family="paragraph" style:parent-style-name="Text_20_body" style:list-style-name="L11">
      <style:text-properties officeooo:rsid="02a9ede8" officeooo:paragraph-rsid="03d1a8bd" style:language-asian="ja" style:country-asian="JP"/>
    </style:style>
    <style:style style:name="P277" style:family="paragraph" style:parent-style-name="Text_20_body" style:list-style-name="L11">
      <style:text-properties officeooo:rsid="02a9ede8" officeooo:paragraph-rsid="03ecb2b6" style:language-asian="ja" style:country-asian="JP"/>
    </style:style>
    <style:style style:name="P278" style:family="paragraph" style:parent-style-name="Text_20_body" style:list-style-name="L13">
      <style:text-properties officeooo:rsid="02a9ede8" officeooo:paragraph-rsid="03d1a8bd" style:language-asian="ja" style:country-asian="JP"/>
    </style:style>
    <style:style style:name="P279" style:family="paragraph" style:parent-style-name="Text_20_body" style:list-style-name="L14">
      <style:text-properties officeooo:rsid="02a9ede8" officeooo:paragraph-rsid="03c698c2" style:language-asian="ja" style:country-asian="JP"/>
    </style:style>
    <style:style style:name="P280" style:family="paragraph" style:parent-style-name="Text_20_body" style:list-style-name="L28">
      <style:text-properties officeooo:rsid="02a9ede8" officeooo:paragraph-rsid="03cfc1ff" style:language-asian="ja" style:country-asian="JP"/>
    </style:style>
    <style:style style:name="P281" style:family="paragraph" style:parent-style-name="Text_20_body" style:list-style-name="L28">
      <style:text-properties officeooo:rsid="02a9ede8" officeooo:paragraph-rsid="03cb3027" style:language-asian="ja" style:country-asian="JP"/>
    </style:style>
    <style:style style:name="P282" style:family="paragraph" style:parent-style-name="Text_20_body" style:list-style-name="L30">
      <style:text-properties officeooo:rsid="02a9ede8" officeooo:paragraph-rsid="03cfc1ff" style:language-asian="ja" style:country-asian="JP"/>
    </style:style>
    <style:style style:name="P283" style:family="paragraph" style:parent-style-name="Text_20_body" style:list-style-name="L37">
      <style:text-properties officeooo:rsid="02a9ede8" officeooo:paragraph-rsid="03cfc1ff" style:language-asian="ja" style:country-asian="JP"/>
    </style:style>
    <style:style style:name="P284"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5"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6" style:family="paragraph" style:parent-style-name="Text_20_body" style:list-style-name="L147">
      <style:paragraph-properties fo:text-align="start" style:justify-single-word="false"/>
      <style:text-properties officeooo:rsid="02a9ede8" officeooo:paragraph-rsid="03fd9e67" style:language-asian="ja" style:country-asian="JP"/>
    </style:style>
    <style:style style:name="P287" style:family="paragraph" style:parent-style-name="Text_20_body" style:list-style-name="L46">
      <style:text-properties officeooo:rsid="02a9ede8" officeooo:paragraph-rsid="03cfa09b" style:language-asian="ja" style:country-asian="JP"/>
    </style:style>
    <style:style style:name="P288" style:family="paragraph" style:parent-style-name="Text_20_body" style:list-style-name="L48">
      <style:text-properties officeooo:rsid="02a9ede8" officeooo:paragraph-rsid="03cfa09b" style:language-asian="ja" style:country-asian="JP"/>
    </style:style>
    <style:style style:name="P289" style:family="paragraph" style:parent-style-name="Text_20_body" style:list-style-name="L48">
      <style:text-properties officeooo:rsid="02a9ede8" officeooo:paragraph-rsid="03d59720" style:language-asian="ja" style:country-asian="JP"/>
    </style:style>
    <style:style style:name="P290" style:family="paragraph" style:parent-style-name="Text_20_body" style:list-style-name="L48">
      <style:text-properties officeooo:rsid="02a9ede8" officeooo:paragraph-rsid="03d840db" style:language-asian="ja" style:country-asian="JP"/>
    </style:style>
    <style:style style:name="P291" style:family="paragraph" style:parent-style-name="Text_20_body" style:list-style-name="L49">
      <style:text-properties officeooo:rsid="02a9ede8" officeooo:paragraph-rsid="03d840db" style:language-asian="ja" style:country-asian="JP"/>
    </style:style>
    <style:style style:name="P292" style:family="paragraph" style:parent-style-name="Text_20_body" style:list-style-name="L54">
      <style:text-properties officeooo:rsid="02a9ede8" officeooo:paragraph-rsid="02c30d73" style:language-asian="ja" style:country-asian="JP"/>
    </style:style>
    <style:style style:name="P293" style:family="paragraph" style:parent-style-name="Text_20_body" style:list-style-name="L54">
      <style:text-properties officeooo:rsid="02a9ede8" officeooo:paragraph-rsid="02dacb6a" style:language-asian="ja" style:country-asian="JP"/>
    </style:style>
    <style:style style:name="P294" style:family="paragraph" style:parent-style-name="Text_20_body" style:list-style-name="L57">
      <style:text-properties officeooo:rsid="02a9ede8" officeooo:paragraph-rsid="02dacb6a" style:language-asian="ja" style:country-asian="JP"/>
    </style:style>
    <style:style style:name="P295" style:family="paragraph" style:parent-style-name="Text_20_body" style:list-style-name="L60">
      <style:text-properties officeooo:rsid="02a9ede8" officeooo:paragraph-rsid="032a4f24" style:language-asian="ja" style:country-asian="JP"/>
    </style:style>
    <style:style style:name="P296" style:family="paragraph" style:parent-style-name="Text_20_body" style:list-style-name="L60">
      <style:text-properties officeooo:rsid="02a9ede8" officeooo:paragraph-rsid="032cf72e" style:language-asian="ja" style:country-asian="JP"/>
    </style:style>
    <style:style style:name="P297" style:family="paragraph" style:parent-style-name="Text_20_body" style:list-style-name="L62">
      <style:text-properties officeooo:rsid="02a9ede8" officeooo:paragraph-rsid="032a4f24" style:language-asian="ja" style:country-asian="JP"/>
    </style:style>
    <style:style style:name="P298" style:family="paragraph" style:parent-style-name="Text_20_body" style:list-style-name="L68">
      <style:text-properties officeooo:rsid="02a9ede8" officeooo:paragraph-rsid="03e5f556" style:language-asian="ja" style:country-asian="JP"/>
    </style:style>
    <style:style style:name="P299" style:family="paragraph" style:parent-style-name="Text_20_body" style:list-style-name="L70">
      <style:text-properties officeooo:rsid="02a9ede8" officeooo:paragraph-rsid="03e5f556" style:language-asian="ja" style:country-asian="JP"/>
    </style:style>
    <style:style style:name="P300" style:family="paragraph" style:parent-style-name="Text_20_body" style:list-style-name="L74">
      <style:text-properties officeooo:rsid="02a9ede8" officeooo:paragraph-rsid="0326239f" style:language-asian="ja" style:country-asian="JP"/>
    </style:style>
    <style:style style:name="P301" style:family="paragraph" style:parent-style-name="Text_20_body" style:list-style-name="L76">
      <style:text-properties officeooo:rsid="02a9ede8" officeooo:paragraph-rsid="0326239f" style:language-asian="ja" style:country-asian="JP"/>
    </style:style>
    <style:style style:name="P302" style:family="paragraph" style:parent-style-name="Text_20_body" style:list-style-name="L90">
      <style:text-properties officeooo:rsid="02a9ede8" officeooo:paragraph-rsid="04137dc2" style:language-asian="ja" style:country-asian="JP"/>
    </style:style>
    <style:style style:name="P303" style:family="paragraph" style:parent-style-name="Text_20_body" style:list-style-name="L92">
      <style:text-properties officeooo:rsid="02a9ede8" officeooo:paragraph-rsid="04137dc2" style:language-asian="ja" style:country-asian="JP"/>
    </style:style>
    <style:style style:name="P304" style:family="paragraph" style:parent-style-name="Text_20_body" style:list-style-name="L95">
      <style:text-properties officeooo:rsid="02a9ede8" officeooo:paragraph-rsid="03502236" style:language-asian="ja" style:country-asian="JP"/>
    </style:style>
    <style:style style:name="P305" style:family="paragraph" style:parent-style-name="Text_20_body" style:list-style-name="L97">
      <style:text-properties officeooo:rsid="02a9ede8" officeooo:paragraph-rsid="03502236" style:language-asian="ja" style:country-asian="JP"/>
    </style:style>
    <style:style style:name="P306" style:family="paragraph" style:parent-style-name="Text_20_body" style:list-style-name="L98">
      <style:text-properties officeooo:rsid="02a9ede8" officeooo:paragraph-rsid="03614bfe" style:language-asian="ja" style:country-asian="JP"/>
    </style:style>
    <style:style style:name="P307" style:family="paragraph" style:parent-style-name="Text_20_body" style:list-style-name="L100">
      <style:text-properties officeooo:rsid="02a9ede8" officeooo:paragraph-rsid="03614bfe" style:language-asian="ja" style:country-asian="JP"/>
    </style:style>
    <style:style style:name="P308" style:family="paragraph" style:parent-style-name="Text_20_body" style:list-style-name="L101">
      <style:text-properties officeooo:rsid="02a9ede8" officeooo:paragraph-rsid="033f8e17" style:language-asian="ja" style:country-asian="JP"/>
    </style:style>
    <style:style style:name="P309" style:family="paragraph" style:parent-style-name="Text_20_body" style:list-style-name="L103">
      <style:text-properties officeooo:rsid="02a9ede8" officeooo:paragraph-rsid="033f8e17" style:language-asian="ja" style:country-asian="JP"/>
    </style:style>
    <style:style style:name="P310" style:family="paragraph" style:parent-style-name="Text_20_body" style:list-style-name="L104">
      <style:text-properties officeooo:rsid="02a9ede8" officeooo:paragraph-rsid="033a1581" style:language-asian="ja" style:country-asian="JP"/>
    </style:style>
    <style:style style:name="P311" style:family="paragraph" style:parent-style-name="Text_20_body" style:list-style-name="L106">
      <style:text-properties officeooo:rsid="02a9ede8" officeooo:paragraph-rsid="033a1581" style:language-asian="ja" style:country-asian="JP"/>
    </style:style>
    <style:style style:name="P312" style:family="paragraph" style:parent-style-name="Text_20_body" style:list-style-name="L108">
      <style:text-properties officeooo:rsid="02a9ede8" officeooo:paragraph-rsid="03443709" style:language-asian="ja" style:country-asian="JP"/>
    </style:style>
    <style:style style:name="P313" style:family="paragraph" style:parent-style-name="Text_20_body" style:list-style-name="L110">
      <style:text-properties officeooo:rsid="02a9ede8" officeooo:paragraph-rsid="03443709" style:language-asian="ja" style:country-asian="JP"/>
    </style:style>
    <style:style style:name="P314" style:family="paragraph" style:parent-style-name="Text_20_body" style:list-style-name="L111">
      <style:text-properties officeooo:rsid="02a9ede8" officeooo:paragraph-rsid="0376c87f" style:language-asian="ja" style:country-asian="JP"/>
    </style:style>
    <style:style style:name="P315" style:family="paragraph" style:parent-style-name="Text_20_body" style:list-style-name="L111">
      <style:text-properties officeooo:rsid="02a9ede8" officeooo:paragraph-rsid="0377c216" style:language-asian="ja" style:country-asian="JP"/>
    </style:style>
    <style:style style:name="P316" style:family="paragraph" style:parent-style-name="Text_20_body" style:list-style-name="L111">
      <style:text-properties officeooo:rsid="02a9ede8" officeooo:paragraph-rsid="0353382f" style:language-asian="ja" style:country-asian="JP"/>
    </style:style>
    <style:style style:name="P317" style:family="paragraph" style:parent-style-name="Text_20_body" style:list-style-name="L113">
      <style:text-properties officeooo:rsid="02a9ede8" officeooo:paragraph-rsid="0353382f" style:language-asian="ja" style:country-asian="JP"/>
    </style:style>
    <style:style style:name="P318" style:family="paragraph" style:parent-style-name="Text_20_body" style:list-style-name="L128">
      <style:text-properties officeooo:rsid="02a9ede8" officeooo:paragraph-rsid="0396c50c" style:language-asian="ja" style:country-asian="JP"/>
    </style:style>
    <style:style style:name="P319" style:family="paragraph" style:parent-style-name="Text_20_body" style:list-style-name="L130">
      <style:text-properties officeooo:rsid="02a9ede8" officeooo:paragraph-rsid="0396c50c" style:language-asian="ja" style:country-asian="JP"/>
    </style:style>
    <style:style style:name="P320" style:family="paragraph" style:parent-style-name="Text_20_body" style:list-style-name="L144">
      <style:text-properties officeooo:rsid="02a9ede8" officeooo:paragraph-rsid="03bb26eb" style:language-asian="ja" style:country-asian="JP"/>
    </style:style>
    <style:style style:name="P321" style:family="paragraph" style:parent-style-name="Text_20_body" style:list-style-name="L147">
      <style:text-properties officeooo:rsid="02a9ede8" officeooo:paragraph-rsid="03aff493" style:language-asian="ja" style:country-asian="JP"/>
    </style:style>
    <style:style style:name="P322" style:family="paragraph" style:parent-style-name="Text_20_body" style:list-style-name="L147">
      <style:text-properties officeooo:rsid="02a9ede8" officeooo:paragraph-rsid="03b30dcf" style:language-asian="ja" style:country-asian="JP"/>
    </style:style>
    <style:style style:name="P323" style:family="paragraph" style:parent-style-name="Text_20_body" style:list-style-name="L150">
      <style:text-properties officeooo:rsid="02a9ede8" officeooo:paragraph-rsid="03aff493" style:language-asian="ja" style:country-asian="JP"/>
    </style:style>
    <style:style style:name="P324" style:family="paragraph" style:parent-style-name="Text_20_body" style:list-style-name="L12">
      <style:text-properties officeooo:rsid="0037aced" officeooo:paragraph-rsid="02fbcb0d" style:language-asian="ja" style:country-asian="JP"/>
    </style:style>
    <style:style style:name="P325" style:family="paragraph" style:parent-style-name="Text_20_body" style:list-style-name="L12">
      <style:text-properties officeooo:rsid="0037aced" officeooo:paragraph-rsid="02fea7c3" style:language-asian="ja" style:country-asian="JP"/>
    </style:style>
    <style:style style:name="P326" style:family="paragraph" style:parent-style-name="Text_20_body" style:list-style-name="L12">
      <style:text-properties officeooo:rsid="0037aced" officeooo:paragraph-rsid="03ea31f2" style:language-asian="ja" style:country-asian="JP"/>
    </style:style>
    <style:style style:name="P327" style:family="paragraph" style:parent-style-name="Text_20_body" style:list-style-name="L55">
      <style:text-properties officeooo:rsid="0037aced" officeooo:paragraph-rsid="02c0d7de" style:language-asian="ja" style:country-asian="JP"/>
    </style:style>
    <style:style style:name="P328" style:family="paragraph" style:parent-style-name="Text_20_body" style:list-style-name="L55">
      <style:text-properties officeooo:rsid="0037aced" officeooo:paragraph-rsid="02e74b23" style:language-asian="ja" style:country-asian="JP"/>
    </style:style>
    <style:style style:name="P329" style:family="paragraph" style:parent-style-name="Text_20_body" style:list-style-name="L55">
      <style:text-properties officeooo:rsid="0037aced" officeooo:paragraph-rsid="02c81529" style:language-asian="ja" style:country-asian="JP"/>
    </style:style>
    <style:style style:name="P330" style:family="paragraph" style:parent-style-name="Text_20_body" style:list-style-name="L55">
      <style:text-properties officeooo:rsid="0037aced" officeooo:paragraph-rsid="02c9895b" style:language-asian="ja" style:country-asian="JP"/>
    </style:style>
    <style:style style:name="P331" style:family="paragraph" style:parent-style-name="Text_20_body" style:list-style-name="L55">
      <style:text-properties officeooo:rsid="0037aced" officeooo:paragraph-rsid="02cecc2c" style:language-asian="ja" style:country-asian="JP"/>
    </style:style>
    <style:style style:name="P332" style:family="paragraph" style:parent-style-name="Text_20_body" style:list-style-name="L55">
      <style:text-properties officeooo:rsid="0037aced" officeooo:paragraph-rsid="02d19bde" style:language-asian="ja" style:country-asian="JP"/>
    </style:style>
    <style:style style:name="P333" style:family="paragraph" style:parent-style-name="Text_20_body" style:list-style-name="L55">
      <style:text-properties officeooo:rsid="0037aced" officeooo:paragraph-rsid="02e5e7c6" style:language-asian="ja" style:country-asian="JP"/>
    </style:style>
    <style:style style:name="P334" style:family="paragraph" style:parent-style-name="Text_20_body" style:list-style-name="L55">
      <style:text-properties officeooo:rsid="0037aced" officeooo:paragraph-rsid="02e655ab" style:language-asian="ja" style:country-asian="JP"/>
    </style:style>
    <style:style style:name="P335"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36" style:family="paragraph" style:parent-style-name="Text_20_body" style:list-style-name="L56">
      <style:text-properties officeooo:rsid="0037aced" officeooo:paragraph-rsid="02e5e7c6" style:language-asian="ja" style:country-asian="JP"/>
    </style:style>
    <style:style style:name="P337" style:family="paragraph" style:parent-style-name="Text_20_body" style:list-style-name="L96">
      <style:text-properties officeooo:rsid="0037aced" officeooo:paragraph-rsid="03502236" style:language-asian="ja" style:country-asian="JP"/>
    </style:style>
    <style:style style:name="P338" style:family="paragraph" style:parent-style-name="Text_20_body" style:list-style-name="L105">
      <style:text-properties officeooo:rsid="0037aced" officeooo:paragraph-rsid="033a1581" style:language-asian="ja" style:country-asian="JP"/>
    </style:style>
    <style:style style:name="P339" style:family="paragraph" style:parent-style-name="Text_20_body" style:list-style-name="L109">
      <style:text-properties officeooo:rsid="0037aced" officeooo:paragraph-rsid="0345ba56" style:language-asian="ja" style:country-asian="JP"/>
    </style:style>
    <style:style style:name="P340" style:family="paragraph" style:parent-style-name="Text_20_body" style:list-style-name="L117">
      <style:text-properties officeooo:rsid="0037aced" officeooo:paragraph-rsid="03811c9c" style:language-asian="ja" style:country-asian="JP"/>
    </style:style>
    <style:style style:name="P341" style:family="paragraph" style:parent-style-name="Text_20_body" style:list-style-name="L117">
      <style:text-properties officeooo:rsid="0037aced" officeooo:paragraph-rsid="0383147b" style:language-asian="ja" style:country-asian="JP"/>
    </style:style>
    <style:style style:name="P342" style:family="paragraph" style:parent-style-name="Text_20_body" style:list-style-name="L117">
      <style:text-properties officeooo:rsid="0037aced" officeooo:paragraph-rsid="03837771" style:language-asian="ja" style:country-asian="JP"/>
    </style:style>
    <style:style style:name="P343" style:family="paragraph" style:parent-style-name="Text_20_body" style:list-style-name="L118">
      <style:text-properties officeooo:rsid="0037aced" officeooo:paragraph-rsid="0388d0cf" style:language-asian="ja" style:country-asian="JP"/>
    </style:style>
    <style:style style:name="P344" style:family="paragraph" style:parent-style-name="Text_20_body" style:list-style-name="L120">
      <style:text-properties officeooo:rsid="0037aced" officeooo:paragraph-rsid="038aa0da" style:language-asian="ja" style:country-asian="JP"/>
    </style:style>
    <style:style style:name="P345" style:family="paragraph" style:parent-style-name="Text_20_body" style:list-style-name="L121">
      <style:text-properties officeooo:rsid="0037aced" officeooo:paragraph-rsid="038aa0da" style:language-asian="ja" style:country-asian="JP"/>
    </style:style>
    <style:style style:name="P346" style:family="paragraph" style:parent-style-name="Text_20_body" style:list-style-name="L122">
      <style:text-properties officeooo:rsid="0037aced" officeooo:paragraph-rsid="03930206" style:language-asian="ja" style:country-asian="JP"/>
    </style:style>
    <style:style style:name="P347" style:family="paragraph" style:parent-style-name="Text_20_body" style:list-style-name="L123">
      <style:text-properties officeooo:rsid="0037aced" officeooo:paragraph-rsid="03930206" style:language-asian="ja" style:country-asian="JP"/>
    </style:style>
    <style:style style:name="P348" style:family="paragraph" style:parent-style-name="Text_20_body" style:list-style-name="L126">
      <style:text-properties officeooo:rsid="0037aced" officeooo:paragraph-rsid="039373c2" style:language-asian="ja" style:country-asian="JP"/>
    </style:style>
    <style:style style:name="P349" style:family="paragraph" style:parent-style-name="Text_20_body" style:list-style-name="L127">
      <style:text-properties officeooo:rsid="0037aced" officeooo:paragraph-rsid="0395abc7" style:language-asian="ja" style:country-asian="JP"/>
    </style:style>
    <style:style style:name="P350" style:family="paragraph" style:parent-style-name="Text_20_body" style:list-style-name="L129">
      <style:text-properties officeooo:rsid="0037aced" officeooo:paragraph-rsid="0396c50c" style:language-asian="ja" style:country-asian="JP"/>
    </style:style>
    <style:style style:name="P351" style:family="paragraph" style:parent-style-name="Text_20_body" style:list-style-name="L133">
      <style:text-properties officeooo:rsid="0037aced" officeooo:paragraph-rsid="039761a3" style:language-asian="ja" style:country-asian="JP"/>
    </style:style>
    <style:style style:name="P352" style:family="paragraph" style:parent-style-name="Text_20_body" style:list-style-name="L134">
      <style:text-properties officeooo:rsid="0037aced" officeooo:paragraph-rsid="039933d3" style:language-asian="ja" style:country-asian="JP"/>
    </style:style>
    <style:style style:name="P353" style:family="paragraph" style:parent-style-name="Text_20_body" style:list-style-name="L134">
      <style:text-properties officeooo:rsid="0037aced" officeooo:paragraph-rsid="039be9d4" style:language-asian="ja" style:country-asian="JP"/>
    </style:style>
    <style:style style:name="P354" style:family="paragraph" style:parent-style-name="Text_20_body" style:list-style-name="L135">
      <style:text-properties officeooo:rsid="0037aced" officeooo:paragraph-rsid="039761a3" style:language-asian="ja" style:country-asian="JP"/>
    </style:style>
    <style:style style:name="P355" style:family="paragraph" style:parent-style-name="Text_20_body" style:list-style-name="L137">
      <style:text-properties officeooo:rsid="0037aced" officeooo:paragraph-rsid="03a33efa" style:language-asian="ja" style:country-asian="JP"/>
    </style:style>
    <style:style style:name="P356" style:family="paragraph" style:parent-style-name="Text_20_body" style:list-style-name="L137">
      <style:text-properties officeooo:rsid="0037aced" officeooo:paragraph-rsid="03a5b92d" style:language-asian="ja" style:country-asian="JP"/>
    </style:style>
    <style:style style:name="P357" style:family="paragraph" style:parent-style-name="Text_20_body" style:list-style-name="L137">
      <style:text-properties officeooo:rsid="0037aced" officeooo:paragraph-rsid="03a06143" style:language-asian="ja" style:country-asian="JP"/>
    </style:style>
    <style:style style:name="P358" style:family="paragraph" style:parent-style-name="Text_20_body" style:list-style-name="L138">
      <style:text-properties officeooo:rsid="0037aced" officeooo:paragraph-rsid="039de62a" style:language-asian="ja" style:country-asian="JP"/>
    </style:style>
    <style:style style:name="P359" style:family="paragraph" style:parent-style-name="Text_20_body" style:list-style-name="L139">
      <style:text-properties officeooo:rsid="0037aced" officeooo:paragraph-rsid="039de62a" style:language-asian="ja" style:country-asian="JP"/>
    </style:style>
    <style:style style:name="P360" style:family="paragraph" style:parent-style-name="Text_20_body" style:list-style-name="L142">
      <style:text-properties officeooo:rsid="0037aced" officeooo:paragraph-rsid="03a81025" style:language-asian="ja" style:country-asian="JP"/>
    </style:style>
    <style:style style:name="P361" style:family="paragraph" style:parent-style-name="Text_20_body" style:list-style-name="L143">
      <style:text-properties officeooo:rsid="0037aced" officeooo:paragraph-rsid="03a81025" style:language-asian="ja" style:country-asian="JP"/>
    </style:style>
    <style:style style:name="P362" style:family="paragraph" style:parent-style-name="Text_20_body" style:list-style-name="L149">
      <style:text-properties officeooo:rsid="0037aced" officeooo:paragraph-rsid="03aff493" style:language-asian="ja" style:country-asian="JP"/>
    </style:style>
    <style:style style:name="P363" style:family="paragraph" style:parent-style-name="Text_20_body" style:list-style-name="L148">
      <style:text-properties officeooo:rsid="0037aced" officeooo:paragraph-rsid="03aff493" style:language-asian="ja" style:country-asian="JP"/>
    </style:style>
    <style:style style:name="P364" style:family="paragraph" style:parent-style-name="Text_20_body" style:list-style-name="L148">
      <style:text-properties officeooo:rsid="0037aced" officeooo:paragraph-rsid="03b30dcf" style:language-asian="ja" style:country-asian="JP"/>
    </style:style>
    <style:style style:name="P365" style:family="paragraph" style:parent-style-name="Text_20_body" style:list-style-name="L150">
      <style:text-properties officeooo:rsid="0037aced" officeooo:paragraph-rsid="03aff493" style:language-asian="ja" style:country-asian="JP"/>
    </style:style>
    <style:style style:name="P366" style:family="paragraph" style:parent-style-name="Text_20_body" style:list-style-name="L150">
      <style:text-properties officeooo:rsid="0037aced" officeooo:paragraph-rsid="03fe1c1c" style:language-asian="ja" style:country-asian="JP"/>
    </style:style>
    <style:style style:name="P367" style:family="paragraph" style:parent-style-name="Text_20_body" style:list-style-name="L150">
      <style:text-properties officeooo:rsid="0037aced" officeooo:paragraph-rsid="03b30dcf" style:language-asian="ja" style:country-asian="JP"/>
    </style:style>
    <style:style style:name="P368" style:family="paragraph" style:parent-style-name="Text_20_body" style:list-style-name="L12">
      <style:text-properties officeooo:paragraph-rsid="03ea31f2" style:language-asian="ja" style:country-asian="JP"/>
    </style:style>
    <style:style style:name="P369" style:family="paragraph" style:parent-style-name="Text_20_body" style:list-style-name="L12">
      <style:text-properties officeooo:rsid="0010a9d6" officeooo:paragraph-rsid="03274e48" style:language-asian="ja" style:country-asian="JP"/>
    </style:style>
    <style:style style:name="P370" style:family="paragraph" style:parent-style-name="Text_20_body" style:list-style-name="L12">
      <style:text-properties officeooo:rsid="0010a9d6" officeooo:paragraph-rsid="032748ff" style:language-asian="ja" style:country-asian="JP"/>
    </style:style>
    <style:style style:name="P371"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72" style:family="paragraph" style:parent-style-name="Text_20_body" style:list-style-name="L109">
      <style:paragraph-properties fo:text-align="start" style:justify-single-word="false"/>
      <style:text-properties officeooo:rsid="0010a9d6" officeooo:paragraph-rsid="03460b6c" style:language-asian="ja" style:country-asian="JP"/>
    </style:style>
    <style:style style:name="P373" style:family="paragraph" style:parent-style-name="Text_20_body" style:list-style-name="L32">
      <style:text-properties officeooo:rsid="0010a9d6" officeooo:paragraph-rsid="02aa892c" style:language-asian="ja" style:country-asian="JP"/>
    </style:style>
    <style:style style:name="P374" style:family="paragraph" style:parent-style-name="Text_20_body" style:list-style-name="L35">
      <style:text-properties officeooo:rsid="0010a9d6" officeooo:paragraph-rsid="01fcc004" style:language-asian="ja" style:country-asian="JP"/>
    </style:style>
    <style:style style:name="P375" style:family="paragraph" style:parent-style-name="Text_20_body" style:list-style-name="L60">
      <style:text-properties officeooo:rsid="0010a9d6" officeooo:paragraph-rsid="032a4f24" style:language-asian="ja" style:country-asian="JP"/>
    </style:style>
    <style:style style:name="P376" style:family="paragraph" style:parent-style-name="Text_20_body" style:list-style-name="L60">
      <style:text-properties officeooo:rsid="0010a9d6" officeooo:paragraph-rsid="03e1c809" style:language-asian="ja" style:country-asian="JP"/>
    </style:style>
    <style:style style:name="P377" style:family="paragraph" style:parent-style-name="Text_20_body" style:list-style-name="L60">
      <style:text-properties officeooo:rsid="0010a9d6" officeooo:paragraph-rsid="03e159a8" style:language-asian="ja" style:country-asian="JP"/>
    </style:style>
    <style:style style:name="P378" style:family="paragraph" style:parent-style-name="Text_20_body" style:list-style-name="L61">
      <style:text-properties officeooo:rsid="0010a9d6" officeooo:paragraph-rsid="032a4f24" style:language-asian="ja" style:country-asian="JP"/>
    </style:style>
    <style:style style:name="P379" style:family="paragraph" style:parent-style-name="Text_20_body" style:list-style-name="L61">
      <style:text-properties officeooo:rsid="0010a9d6" officeooo:paragraph-rsid="032ee8aa" style:language-asian="ja" style:country-asian="JP"/>
    </style:style>
    <style:style style:name="P380" style:family="paragraph" style:parent-style-name="Text_20_body" style:list-style-name="L62">
      <style:text-properties officeooo:rsid="0010a9d6" officeooo:paragraph-rsid="03e1c809" style:language-asian="ja" style:country-asian="JP"/>
    </style:style>
    <style:style style:name="P381" style:family="paragraph" style:parent-style-name="Text_20_body" style:list-style-name="L86">
      <style:text-properties officeooo:rsid="0010a9d6" officeooo:paragraph-rsid="03f2bda9" style:language-asian="ja" style:country-asian="JP"/>
    </style:style>
    <style:style style:name="P382" style:family="paragraph" style:parent-style-name="Text_20_body" style:list-style-name="L86">
      <style:text-properties officeooo:rsid="0010a9d6" officeooo:paragraph-rsid="03f4422a" style:language-asian="ja" style:country-asian="JP"/>
    </style:style>
    <style:style style:name="P383" style:family="paragraph" style:parent-style-name="Text_20_body" style:list-style-name="L86">
      <style:text-properties officeooo:rsid="0010a9d6" officeooo:paragraph-rsid="03289ca4" style:language-asian="ja" style:country-asian="JP"/>
    </style:style>
    <style:style style:name="P384" style:family="paragraph" style:parent-style-name="Text_20_body" style:list-style-name="L91">
      <style:text-properties officeooo:rsid="0010a9d6" officeooo:paragraph-rsid="0348bc04" style:language-asian="ja" style:country-asian="JP"/>
    </style:style>
    <style:style style:name="P385" style:family="paragraph" style:parent-style-name="Text_20_body" style:list-style-name="L94">
      <style:text-properties officeooo:rsid="0010a9d6" officeooo:paragraph-rsid="034b3cec" style:language-asian="ja" style:country-asian="JP"/>
    </style:style>
    <style:style style:name="P386" style:family="paragraph" style:parent-style-name="Text_20_body" style:list-style-name="L99">
      <style:text-properties officeooo:rsid="0010a9d6" officeooo:paragraph-rsid="03614d38" style:language-asian="ja" style:country-asian="JP"/>
    </style:style>
    <style:style style:name="P387" style:family="paragraph" style:parent-style-name="Text_20_body" style:list-style-name="L102">
      <style:text-properties officeooo:rsid="0010a9d6" officeooo:paragraph-rsid="034042ca" style:language-asian="ja" style:country-asian="JP"/>
    </style:style>
    <style:style style:name="P388" style:family="paragraph" style:parent-style-name="Text_20_body" style:list-style-name="L109">
      <style:text-properties officeooo:rsid="0010a9d6" officeooo:paragraph-rsid="03c365d3" style:language-asian="ja" style:country-asian="JP"/>
    </style:style>
    <style:style style:name="P389" style:family="paragraph" style:parent-style-name="Text_20_body" style:list-style-name="L109">
      <style:text-properties officeooo:rsid="0010a9d6" officeooo:paragraph-rsid="03443709" style:language-asian="ja" style:country-asian="JP"/>
    </style:style>
    <style:style style:name="P390" style:family="paragraph" style:parent-style-name="Text_20_body" style:list-style-name="L109">
      <style:text-properties officeooo:rsid="0010a9d6" officeooo:paragraph-rsid="0345ba56" style:language-asian="ja" style:country-asian="JP"/>
    </style:style>
    <style:style style:name="P391" style:family="paragraph" style:parent-style-name="Text_20_body" style:list-style-name="L110">
      <style:text-properties officeooo:rsid="0010a9d6" officeooo:paragraph-rsid="03443709" style:language-asian="ja" style:country-asian="JP"/>
    </style:style>
    <style:style style:name="P392" style:family="paragraph" style:parent-style-name="Text_20_body" style:list-style-name="L111">
      <style:text-properties officeooo:rsid="0010a9d6" officeooo:paragraph-rsid="036ed8a8" style:language-asian="ja" style:country-asian="JP"/>
    </style:style>
    <style:style style:name="P393" style:family="paragraph" style:parent-style-name="Text_20_body" style:list-style-name="L117">
      <style:text-properties officeooo:rsid="0010a9d6" officeooo:paragraph-rsid="0386f761" style:language-asian="ja" style:country-asian="JP"/>
    </style:style>
    <style:style style:name="P394" style:family="paragraph" style:parent-style-name="Text_20_body" style:list-style-name="L117">
      <style:text-properties officeooo:rsid="0010a9d6" officeooo:paragraph-rsid="0386768f" style:language-asian="ja" style:country-asian="JP"/>
    </style:style>
    <style:style style:name="P395" style:family="paragraph" style:parent-style-name="Text_20_body" style:list-style-name="L120">
      <style:text-properties officeooo:rsid="0010a9d6" officeooo:paragraph-rsid="038aa0da" style:language-asian="ja" style:country-asian="JP"/>
    </style:style>
    <style:style style:name="P396" style:family="paragraph" style:parent-style-name="Text_20_body" style:list-style-name="L123">
      <style:text-properties officeooo:rsid="0010a9d6" officeooo:paragraph-rsid="03930206" style:language-asian="ja" style:country-asian="JP"/>
    </style:style>
    <style:style style:name="P397" style:family="paragraph" style:parent-style-name="Text_20_body" style:list-style-name="L125">
      <style:text-properties officeooo:rsid="0010a9d6" officeooo:paragraph-rsid="039373c2" style:language-asian="ja" style:country-asian="JP"/>
    </style:style>
    <style:style style:name="P398" style:family="paragraph" style:parent-style-name="Text_20_body" style:list-style-name="L129">
      <style:text-properties officeooo:rsid="0010a9d6" officeooo:paragraph-rsid="03c365d3" style:language-asian="ja" style:country-asian="JP"/>
    </style:style>
    <style:style style:name="P399" style:family="paragraph" style:parent-style-name="Text_20_body" style:list-style-name="L130">
      <style:text-properties officeooo:rsid="0010a9d6" officeooo:paragraph-rsid="0396c50c" style:language-asian="ja" style:country-asian="JP"/>
    </style:style>
    <style:style style:name="P400" style:family="paragraph" style:parent-style-name="Text_20_body" style:list-style-name="L134">
      <style:text-properties officeooo:rsid="0010a9d6" officeooo:paragraph-rsid="039be9d4" style:language-asian="ja" style:country-asian="JP"/>
    </style:style>
    <style:style style:name="P401" style:family="paragraph" style:parent-style-name="Text_20_body" style:list-style-name="L132">
      <style:text-properties officeooo:rsid="0010a9d6" officeooo:paragraph-rsid="039c37e3" style:language-asian="ja" style:country-asian="JP"/>
    </style:style>
    <style:style style:name="P402" style:family="paragraph" style:parent-style-name="Text_20_body" style:list-style-name="L139">
      <style:text-properties officeooo:rsid="0010a9d6" officeooo:paragraph-rsid="03a19af1" style:language-asian="ja" style:country-asian="JP"/>
    </style:style>
    <style:style style:name="P403" style:family="paragraph" style:parent-style-name="Text_20_body" style:list-style-name="L146">
      <style:text-properties officeooo:rsid="0010a9d6" officeooo:paragraph-rsid="03ad8a40" style:language-asian="ja" style:country-asian="JP"/>
    </style:style>
    <style:style style:name="P404" style:family="paragraph" style:parent-style-name="Text_20_body" style:list-style-name="L146">
      <style:text-properties officeooo:rsid="0010a9d6" officeooo:paragraph-rsid="03b43a13" style:language-asian="ja" style:country-asian="JP"/>
    </style:style>
    <style:style style:name="P405" style:family="paragraph" style:parent-style-name="Text_20_body" style:list-style-name="L148">
      <style:text-properties officeooo:rsid="0010a9d6" officeooo:paragraph-rsid="03aff493" style:language-asian="ja" style:country-asian="JP"/>
    </style:style>
    <style:style style:name="P406" style:family="paragraph" style:parent-style-name="Text_20_body" style:list-style-name="L152">
      <style:text-properties officeooo:rsid="0010a9d6" officeooo:paragraph-rsid="03b62b24" style:language-asian="ja" style:country-asian="JP"/>
    </style:style>
    <style:style style:name="P407" style:family="paragraph" style:parent-style-name="Text_20_body" style:list-style-name="L17">
      <style:text-properties officeooo:rsid="015ed176" officeooo:paragraph-rsid="0303af00" style:language-asian="ja" style:country-asian="JP"/>
    </style:style>
    <style:style style:name="P408" style:family="paragraph" style:parent-style-name="Text_20_body" style:list-style-name="L34">
      <style:text-properties officeooo:rsid="015ed176" officeooo:paragraph-rsid="02193feb" style:language-asian="ja" style:country-asian="JP"/>
    </style:style>
    <style:style style:name="P409" style:family="paragraph" style:parent-style-name="Text_20_body" style:list-style-name="L21">
      <style:text-properties officeooo:rsid="02193feb" officeooo:paragraph-rsid="02983886" style:language-asian="ja" style:country-asian="JP"/>
    </style:style>
    <style:style style:name="P410" style:family="paragraph" style:parent-style-name="Text_20_body" style:list-style-name="L27">
      <style:text-properties officeooo:rsid="02193feb" officeooo:paragraph-rsid="02b11818" style:language-asian="ja" style:country-asian="JP"/>
    </style:style>
    <style:style style:name="P411" style:family="paragraph" style:parent-style-name="Text_20_body" style:list-style-name="L27">
      <style:text-properties officeooo:rsid="02193feb" officeooo:paragraph-rsid="02b43e6b" style:language-asian="ja" style:country-asian="JP"/>
    </style:style>
    <style:style style:name="P412" style:family="paragraph" style:parent-style-name="Text_20_body" style:list-style-name="L27">
      <style:text-properties officeooo:rsid="02193feb" officeooo:paragraph-rsid="02b798d5" style:language-asian="ja" style:country-asian="JP"/>
    </style:style>
    <style:style style:name="P413" style:family="paragraph" style:parent-style-name="Text_20_body" style:list-style-name="L51">
      <style:text-properties officeooo:rsid="02193feb" officeooo:paragraph-rsid="02c0d7de" style:language-asian="ja" style:country-asian="JP"/>
    </style:style>
    <style:style style:name="P414" style:family="paragraph" style:parent-style-name="Text_20_body" style:list-style-name="L51">
      <style:text-properties officeooo:rsid="02193feb" officeooo:paragraph-rsid="02ca992b" style:language-asian="ja" style:country-asian="JP"/>
    </style:style>
    <style:style style:name="P415" style:family="paragraph" style:parent-style-name="Text_20_body" style:list-style-name="L51">
      <style:text-properties officeooo:rsid="02193feb" officeooo:paragraph-rsid="02de6799" style:language-asian="ja" style:country-asian="JP"/>
    </style:style>
    <style:style style:name="P416" style:family="paragraph" style:parent-style-name="Text_20_body" style:list-style-name="L51">
      <style:text-properties officeooo:rsid="02193feb" officeooo:paragraph-rsid="03e5f556" style:language-asian="ja" style:country-asian="JP"/>
    </style:style>
    <style:style style:name="P417" style:family="paragraph" style:parent-style-name="Text_20_body" style:list-style-name="L51">
      <style:text-properties officeooo:rsid="02193feb" officeooo:paragraph-rsid="02e9a488" style:language-asian="ja" style:country-asian="JP"/>
    </style:style>
    <style:style style:name="P418" style:family="paragraph" style:parent-style-name="Text_20_body" style:list-style-name="L51">
      <style:text-properties officeooo:rsid="02193feb" officeooo:paragraph-rsid="02efed03" style:language-asian="ja" style:country-asian="JP"/>
    </style:style>
    <style:style style:name="P419" style:family="paragraph" style:parent-style-name="Text_20_body" style:list-style-name="L51">
      <style:text-properties officeooo:rsid="02193feb" officeooo:paragraph-rsid="0307aee2" style:language-asian="ja" style:country-asian="JP"/>
    </style:style>
    <style:style style:name="P420" style:family="paragraph" style:parent-style-name="Text_20_body" style:list-style-name="L51">
      <style:text-properties officeooo:rsid="02193feb" officeooo:paragraph-rsid="030aa0a0" style:language-asian="ja" style:country-asian="JP"/>
    </style:style>
    <style:style style:name="P421" style:family="paragraph" style:parent-style-name="Text_20_body" style:list-style-name="L51">
      <style:text-properties officeooo:rsid="02193feb" officeooo:paragraph-rsid="030bc9ea" style:language-asian="ja" style:country-asian="JP"/>
    </style:style>
    <style:style style:name="P422" style:family="paragraph" style:parent-style-name="Text_20_body" style:list-style-name="L51">
      <style:text-properties officeooo:rsid="02193feb" officeooo:paragraph-rsid="0314d1a9" style:language-asian="ja" style:country-asian="JP"/>
    </style:style>
    <style:style style:name="P423" style:family="paragraph" style:parent-style-name="Text_20_body" style:list-style-name="L24">
      <style:text-properties officeooo:rsid="01bfbf87" officeooo:paragraph-rsid="02969e4e" style:language-asian="ja" style:country-asian="JP"/>
    </style:style>
    <style:style style:name="P424" style:family="paragraph" style:parent-style-name="Text_20_body" style:list-style-name="L24">
      <style:text-properties officeooo:rsid="01bfbf87" officeooo:paragraph-rsid="02983886" style:language-asian="ja" style:country-asian="JP"/>
    </style:style>
    <style:style style:name="P425" style:family="paragraph" style:parent-style-name="Text_20_body" style:list-style-name="L30">
      <style:text-properties officeooo:rsid="02b28f01" officeooo:paragraph-rsid="040a9cfc" style:language-asian="ja" style:country-asian="JP"/>
    </style:style>
    <style:style style:name="P426" style:family="paragraph" style:parent-style-name="Text_20_body" style:list-style-name="L31">
      <style:text-properties officeooo:paragraph-rsid="02aa892c" style:language-asian="ja" style:country-asian="JP"/>
    </style:style>
    <style:style style:name="P427" style:family="paragraph" style:parent-style-name="Text_20_body" style:list-style-name="L35">
      <style:text-properties officeooo:rsid="040eb912" officeooo:paragraph-rsid="040eb912" style:language-asian="ja" style:country-asian="JP"/>
    </style:style>
    <style:style style:name="P428" style:family="paragraph" style:parent-style-name="Text_20_body" style:list-style-name="L27">
      <style:text-properties officeooo:rsid="02b798d5" officeooo:paragraph-rsid="02b798d5" style:language-asian="ja" style:country-asian="JP"/>
    </style:style>
    <style:style style:name="P429" style:family="paragraph" style:parent-style-name="Text_20_body" style:list-style-name="L27">
      <style:text-properties officeooo:rsid="02b959c5" officeooo:paragraph-rsid="02b959c5" style:language-asian="ja" style:country-asian="JP"/>
    </style:style>
    <style:style style:name="P430" style:family="paragraph" style:parent-style-name="Text_20_body" style:list-style-name="L27">
      <style:text-properties officeooo:rsid="02b73c68" officeooo:paragraph-rsid="02b959c5" style:language-asian="ja" style:country-asian="JP"/>
    </style:style>
    <style:style style:name="P431" style:family="paragraph" style:parent-style-name="Text_20_body" style:list-style-name="L46">
      <style:text-properties officeooo:rsid="03d59720" officeooo:paragraph-rsid="03d59720" style:language-asian="ja" style:country-asian="JP"/>
    </style:style>
    <style:style style:name="P432" style:family="paragraph" style:parent-style-name="Text_20_body" style:list-style-name="L48">
      <style:text-properties officeooo:rsid="03d59720" officeooo:paragraph-rsid="03d59720" style:language-asian="ja" style:country-asian="JP"/>
    </style:style>
    <style:style style:name="P433" style:family="paragraph" style:parent-style-name="Text_20_body" style:list-style-name="L51">
      <style:text-properties officeooo:rsid="02d92bec" officeooo:paragraph-rsid="02d92bec" style:language-asian="ja" style:country-asian="JP"/>
    </style:style>
    <style:style style:name="P434" style:family="paragraph" style:parent-style-name="Text_20_body" style:list-style-name="L51">
      <style:text-properties officeooo:rsid="02da9ad5" officeooo:paragraph-rsid="02da9ad5" style:language-asian="ja" style:country-asian="JP"/>
    </style:style>
    <style:style style:name="P435" style:family="paragraph" style:parent-style-name="Text_20_body" style:list-style-name="L51">
      <style:text-properties officeooo:rsid="02e43feb" officeooo:paragraph-rsid="02e43feb" style:language-asian="ja" style:country-asian="JP"/>
    </style:style>
    <style:style style:name="P436" style:family="paragraph" style:parent-style-name="Text_20_body" style:list-style-name="L51">
      <style:text-properties officeooo:rsid="02c0d7de" officeooo:paragraph-rsid="02c0d7de" style:language-asian="ja" style:country-asian="JP"/>
    </style:style>
    <style:style style:name="P437" style:family="paragraph" style:parent-style-name="Text_20_body" style:list-style-name="L55">
      <style:text-properties officeooo:paragraph-rsid="03c365d3" style:language-asian="ja" style:country-asian="JP"/>
    </style:style>
    <style:style style:name="P438" style:family="paragraph" style:parent-style-name="Text_20_body" style:list-style-name="L55">
      <style:text-properties officeooo:rsid="001a76c8" officeooo:paragraph-rsid="0326645b" style:language-asian="ja" style:country-asian="JP"/>
    </style:style>
    <style:style style:name="P439"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40" style:family="paragraph" style:parent-style-name="Text_20_body" style:list-style-name="L59">
      <style:text-properties officeooo:rsid="0164dde6" officeooo:paragraph-rsid="032a4f24" style:language-asian="ja" style:country-asian="JP"/>
    </style:style>
    <style:style style:name="P441" style:family="paragraph" style:parent-style-name="Text_20_body" style:list-style-name="L61">
      <style:text-properties officeooo:paragraph-rsid="032cf72e" style:language-asian="ja" style:country-asian="JP"/>
    </style:style>
    <style:style style:name="P442" style:family="paragraph" style:parent-style-name="Text_20_body" style:list-style-name="L61">
      <style:text-properties officeooo:paragraph-rsid="032a4f24" style:language-asian="ja" style:country-asian="JP"/>
    </style:style>
    <style:style style:name="P443" style:family="paragraph" style:parent-style-name="Text_20_body" style:list-style-name="L62">
      <style:text-properties officeooo:rsid="032a4f24" officeooo:paragraph-rsid="032cf72e" style:language-asian="ja" style:country-asian="JP"/>
    </style:style>
    <style:style style:name="P444" style:family="paragraph" style:parent-style-name="Text_20_body" style:list-style-name="L64">
      <style:text-properties officeooo:paragraph-rsid="03c365d3" style:language-asian="ja" style:country-asian="JP"/>
    </style:style>
    <style:style style:name="P445" style:family="paragraph" style:parent-style-name="Text_20_body" style:list-style-name="L64">
      <style:text-properties officeooo:paragraph-rsid="02de6799" style:language-asian="ja" style:country-asian="JP"/>
    </style:style>
    <style:style style:name="P446" style:family="paragraph" style:parent-style-name="Text_20_body" style:list-style-name="L66">
      <style:text-properties officeooo:paragraph-rsid="03e5f556" style:language-asian="ja" style:country-asian="JP"/>
    </style:style>
    <style:style style:name="P447" style:family="paragraph" style:parent-style-name="Text_20_body" style:list-style-name="L67">
      <style:text-properties officeooo:paragraph-rsid="03e5f556" style:language-asian="ja" style:country-asian="JP"/>
    </style:style>
    <style:style style:name="P448" style:family="paragraph" style:parent-style-name="Text_20_body" style:list-style-name="L72">
      <style:text-properties officeooo:paragraph-rsid="03c365d3" style:language-asian="ja" style:country-asian="JP"/>
    </style:style>
    <style:style style:name="P449" style:family="paragraph" style:parent-style-name="Text_20_body" style:list-style-name="L72">
      <style:text-properties officeooo:paragraph-rsid="0416105d" style:language-asian="ja" style:country-asian="JP"/>
    </style:style>
    <style:style style:name="P450" style:family="paragraph" style:parent-style-name="Text_20_body" style:list-style-name="L75">
      <style:text-properties officeooo:rsid="01c319f1" officeooo:paragraph-rsid="0325fc15" style:language-asian="ja" style:country-asian="JP"/>
    </style:style>
    <style:style style:name="P451" style:family="paragraph" style:parent-style-name="Text_20_body" style:list-style-name="L75">
      <style:text-properties officeooo:rsid="01c6cdd7" officeooo:paragraph-rsid="0325fc15" style:language-asian="ja" style:country-asian="JP"/>
    </style:style>
    <style:style style:name="P452" style:family="paragraph" style:parent-style-name="Text_20_body" style:list-style-name="L75">
      <style:text-properties officeooo:rsid="01c6cdd7" officeooo:paragraph-rsid="0326239f" style:language-asian="ja" style:country-asian="JP"/>
    </style:style>
    <style:style style:name="P453" style:family="paragraph" style:parent-style-name="Text_20_body" style:list-style-name="L78">
      <style:text-properties officeooo:rsid="01f869e1" officeooo:paragraph-rsid="03340d25" style:language-asian="ja" style:country-asian="JP"/>
    </style:style>
    <style:style style:name="P454" style:family="paragraph" style:parent-style-name="Text_20_body" style:list-style-name="L82">
      <style:text-properties officeooo:paragraph-rsid="03c365d3" style:language-asian="ja" style:country-asian="JP"/>
    </style:style>
    <style:style style:name="P455" style:family="paragraph" style:parent-style-name="Text_20_body" style:list-style-name="L82">
      <style:text-properties officeooo:paragraph-rsid="0307aee2" style:language-asian="ja" style:country-asian="JP"/>
    </style:style>
    <style:style style:name="P456" style:family="paragraph" style:parent-style-name="Text_20_body" style:list-style-name="L82">
      <style:text-properties officeooo:paragraph-rsid="030aa022" style:language-asian="ja" style:country-asian="JP"/>
    </style:style>
    <style:style style:name="P457" style:family="paragraph" style:parent-style-name="Text_20_body" style:list-style-name="L84">
      <style:text-properties officeooo:paragraph-rsid="03c365d3" style:language-asian="ja" style:country-asian="JP"/>
    </style:style>
    <style:style style:name="P458" style:family="paragraph" style:parent-style-name="Text_20_body" style:list-style-name="L51">
      <style:text-properties officeooo:rsid="030bc9ea" officeooo:paragraph-rsid="030bc9ea" style:language-asian="ja" style:country-asian="JP"/>
    </style:style>
    <style:style style:name="P459" style:family="paragraph" style:parent-style-name="Text_20_body" style:list-style-name="L86">
      <style:text-properties officeooo:paragraph-rsid="03c365d3" style:language-asian="ja" style:country-asian="JP"/>
    </style:style>
    <style:style style:name="P460" style:family="paragraph" style:parent-style-name="Text_20_body" style:list-style-name="L51">
      <style:text-properties officeooo:rsid="031e7132" officeooo:paragraph-rsid="031e7132" style:language-asian="ja" style:country-asian="JP"/>
    </style:style>
    <style:style style:name="P461" style:family="paragraph" style:parent-style-name="Text_20_body" style:list-style-name="L88">
      <style:text-properties officeooo:paragraph-rsid="03c365d3" style:language-asian="ja" style:country-asian="JP"/>
    </style:style>
    <style:style style:name="P462" style:family="paragraph" style:parent-style-name="Text_20_body" style:list-style-name="L89">
      <style:text-properties officeooo:rsid="017d9cef" officeooo:paragraph-rsid="0347646e" style:language-asian="ja" style:country-asian="JP"/>
    </style:style>
    <style:style style:name="P463" style:family="paragraph" style:parent-style-name="Text_20_body" style:list-style-name="L89">
      <style:text-properties officeooo:rsid="017d9cef" officeooo:paragraph-rsid="034b3cec" style:language-asian="ja" style:country-asian="JP"/>
    </style:style>
    <style:style style:name="P464" style:family="paragraph" style:parent-style-name="Text_20_body" style:list-style-name="L91">
      <style:text-properties officeooo:paragraph-rsid="03c365d3" style:language-asian="ja" style:country-asian="JP"/>
    </style:style>
    <style:style style:name="P465" style:family="paragraph" style:parent-style-name="Text_20_body" style:list-style-name="L94">
      <style:text-properties officeooo:paragraph-rsid="03c365d3" style:language-asian="ja" style:country-asian="JP"/>
    </style:style>
    <style:style style:name="P466" style:family="paragraph" style:parent-style-name="Text_20_body" style:list-style-name="L94">
      <style:text-properties officeooo:paragraph-rsid="034b3cec" style:language-asian="ja" style:country-asian="JP"/>
    </style:style>
    <style:style style:name="P467" style:family="paragraph" style:parent-style-name="Text_20_body" style:list-style-name="L73">
      <style:text-properties officeooo:rsid="021c5549" officeooo:paragraph-rsid="036a6f3e" style:language-asian="ja" style:country-asian="JP"/>
    </style:style>
    <style:style style:name="P468" style:family="paragraph" style:parent-style-name="Text_20_body" style:list-style-name="L73">
      <style:text-properties officeooo:rsid="021c5549" officeooo:paragraph-rsid="03614bfe" style:language-asian="ja" style:country-asian="JP"/>
    </style:style>
    <style:style style:name="P469" style:family="paragraph" style:parent-style-name="Text_20_body" style:list-style-name="L73">
      <style:text-properties officeooo:rsid="021c5549" officeooo:paragraph-rsid="033f8e17" style:language-asian="ja" style:country-asian="JP"/>
    </style:style>
    <style:style style:name="P470" style:family="paragraph" style:parent-style-name="Text_20_body" style:list-style-name="L73">
      <style:text-properties officeooo:rsid="021c5549" officeooo:paragraph-rsid="033a1581" style:language-asian="ja" style:country-asian="JP"/>
    </style:style>
    <style:style style:name="P471" style:family="paragraph" style:parent-style-name="Text_20_body" style:list-style-name="L73">
      <style:text-properties officeooo:rsid="021c5549" officeooo:paragraph-rsid="036bb3f3" style:language-asian="ja" style:country-asian="JP"/>
    </style:style>
    <style:style style:name="P472" style:family="paragraph" style:parent-style-name="Text_20_body" style:list-style-name="L73">
      <style:text-properties officeooo:rsid="021c5549" officeooo:paragraph-rsid="035d00ff" style:language-asian="ja" style:country-asian="JP"/>
    </style:style>
    <style:style style:name="P473" style:family="paragraph" style:parent-style-name="Text_20_body" style:list-style-name="L73">
      <style:text-properties officeooo:rsid="021c5549" officeooo:paragraph-rsid="0386f761" style:language-asian="ja" style:country-asian="JP"/>
    </style:style>
    <style:style style:name="P474" style:family="paragraph" style:parent-style-name="Text_20_body" style:list-style-name="L73">
      <style:text-properties officeooo:rsid="021c5549" officeooo:paragraph-rsid="038aa0da" style:language-asian="ja" style:country-asian="JP"/>
    </style:style>
    <style:style style:name="P475" style:family="paragraph" style:parent-style-name="Text_20_body" style:list-style-name="L73">
      <style:text-properties officeooo:rsid="021c5549" officeooo:paragraph-rsid="039de62a" style:language-asian="ja" style:country-asian="JP"/>
    </style:style>
    <style:style style:name="P476" style:family="paragraph" style:parent-style-name="Text_20_body" style:list-style-name="L107">
      <style:text-properties officeooo:rsid="021c5549" officeooo:paragraph-rsid="0396c50c" style:language-asian="ja" style:country-asian="JP"/>
    </style:style>
    <style:style style:name="P477" style:family="paragraph" style:parent-style-name="Text_20_body" style:list-style-name="L98">
      <style:text-properties officeooo:rsid="03614bfe" officeooo:paragraph-rsid="03614bfe" style:language-asian="ja" style:country-asian="JP"/>
    </style:style>
    <style:style style:name="P478" style:family="paragraph" style:parent-style-name="Text_20_body" style:list-style-name="L100">
      <style:text-properties officeooo:rsid="03614bfe" officeooo:paragraph-rsid="03614bfe" style:language-asian="ja" style:country-asian="JP"/>
    </style:style>
    <style:style style:name="P479" style:family="paragraph" style:parent-style-name="Text_20_body" style:list-style-name="L101">
      <style:text-properties officeooo:rsid="033f8e17" officeooo:paragraph-rsid="033f8e17" style:language-asian="ja" style:country-asian="JP"/>
    </style:style>
    <style:style style:name="P480" style:family="paragraph" style:parent-style-name="Text_20_body" style:list-style-name="L103">
      <style:text-properties officeooo:rsid="033f8e17" officeooo:paragraph-rsid="033f8e17" style:language-asian="ja" style:country-asian="JP"/>
    </style:style>
    <style:style style:name="P481" style:family="paragraph" style:parent-style-name="Text_20_body" style:list-style-name="L73">
      <style:text-properties officeooo:rsid="03438f47" officeooo:paragraph-rsid="03438f47" style:language-asian="ja" style:country-asian="JP"/>
    </style:style>
    <style:style style:name="P482" style:family="paragraph" style:parent-style-name="Text_20_body" style:list-style-name="L107">
      <style:text-properties officeooo:paragraph-rsid="03443709" style:language-asian="ja" style:country-asian="JP"/>
    </style:style>
    <style:style style:name="P483" style:family="paragraph" style:parent-style-name="Text_20_body" style:list-style-name="L107">
      <style:text-properties officeooo:rsid="03460b6c" officeooo:paragraph-rsid="03460b6c" style:language-asian="ja" style:country-asian="JP"/>
    </style:style>
    <style:style style:name="P484" style:family="paragraph" style:parent-style-name="Text_20_body" style:list-style-name="L107">
      <style:text-properties officeooo:rsid="03469056" officeooo:paragraph-rsid="03469056" style:language-asian="ja" style:country-asian="JP"/>
    </style:style>
    <style:style style:name="P485" style:family="paragraph" style:parent-style-name="Text_20_body" style:list-style-name="L111">
      <style:text-properties officeooo:rsid="01e3ac72" officeooo:paragraph-rsid="036ffe6b" style:language-asian="ja" style:country-asian="JP"/>
    </style:style>
    <style:style style:name="P486" style:family="paragraph" style:parent-style-name="Text_20_body" style:list-style-name="L111">
      <style:text-properties officeooo:rsid="01e3ac72" officeooo:paragraph-rsid="03723c43" style:language-asian="ja" style:country-asian="JP"/>
    </style:style>
    <style:style style:name="P487" style:family="paragraph" style:parent-style-name="Text_20_body" style:list-style-name="L140">
      <style:text-properties officeooo:rsid="03bb26eb" officeooo:paragraph-rsid="03bb26eb" style:language-asian="ja" style:country-asian="JP"/>
    </style:style>
    <style:style style:name="P488" style:family="paragraph" style:parent-style-name="Text_20_body" style:list-style-name="L144">
      <style:text-properties officeooo:rsid="03bb26eb" officeooo:paragraph-rsid="03bb26eb" style:language-asian="ja" style:country-asian="JP"/>
    </style:style>
    <style:style style:name="P489" style:family="paragraph" style:parent-style-name="Text_20_body" style:list-style-name="L73">
      <style:text-properties officeooo:rsid="03aac491" officeooo:paragraph-rsid="03aac491" style:language-asian="ja" style:country-asian="JP"/>
    </style:style>
    <style:style style:name="P490" style:family="paragraph" style:parent-style-name="Text_20_body" style:list-style-name="L73">
      <style:text-properties officeooo:rsid="03aac491" officeooo:paragraph-rsid="03b62b24" style:language-asian="ja" style:country-asian="JP"/>
    </style:style>
    <style:style style:name="P491" style:family="paragraph" style:parent-style-name="Text_20_body" style:list-style-name="L73">
      <style:text-properties officeooo:rsid="03950d9f" officeooo:paragraph-rsid="03aac491" style:language-asian="ja" style:country-asian="JP"/>
    </style:style>
    <style:style style:name="P492" style:family="paragraph" style:parent-style-name="Text_20_body" style:list-style-name="L147">
      <style:text-properties officeooo:rsid="03fd9e67" officeooo:paragraph-rsid="0414522e" style:language-asian="ja" style:country-asian="JP"/>
    </style:style>
    <style:style style:name="P493" style:family="paragraph" style:parent-style-name="Text_20_body" style:list-style-name="L4">
      <style:text-properties officeooo:paragraph-rsid="027b26c9"/>
    </style:style>
    <style:style style:name="P494" style:family="paragraph" style:parent-style-name="Text_20_body" style:list-style-name="L4">
      <style:text-properties officeooo:paragraph-rsid="0406c9a4"/>
    </style:style>
    <style:style style:name="P495" style:family="paragraph" style:parent-style-name="Text_20_body" style:list-style-name="L7">
      <style:text-properties officeooo:paragraph-rsid="0288da91"/>
    </style:style>
    <style:style style:name="P496" style:family="paragraph" style:parent-style-name="Text_20_body" style:list-style-name="L12">
      <style:text-properties officeooo:paragraph-rsid="02ff4414"/>
    </style:style>
    <style:style style:name="P497" style:family="paragraph" style:parent-style-name="Text_20_body" style:list-style-name="L12">
      <style:text-properties officeooo:paragraph-rsid="03ea31f2"/>
    </style:style>
    <style:style style:name="P498" style:family="paragraph" style:parent-style-name="Text_20_body" style:list-style-name="L12">
      <style:text-properties officeooo:paragraph-rsid="03041876"/>
    </style:style>
    <style:style style:name="P499" style:family="paragraph" style:parent-style-name="Text_20_body" style:list-style-name="L12">
      <style:paragraph-properties fo:text-align="start" style:justify-single-word="false"/>
      <style:text-properties officeooo:paragraph-rsid="03364d91"/>
    </style:style>
    <style:style style:name="P500" style:family="paragraph" style:parent-style-name="Text_20_body" style:list-style-name="L12">
      <style:paragraph-properties fo:text-align="start" style:justify-single-word="false"/>
      <style:text-properties officeooo:paragraph-rsid="0337469b"/>
    </style:style>
    <style:style style:name="P501" style:family="paragraph" style:parent-style-name="Text_20_body" style:list-style-name="L12">
      <style:paragraph-properties fo:text-align="start" style:justify-single-word="false"/>
      <style:text-properties officeooo:paragraph-rsid="0338e8ca"/>
    </style:style>
    <style:style style:name="P502" style:family="paragraph" style:parent-style-name="Text_20_body" style:list-style-name="L12">
      <style:paragraph-properties fo:text-align="start" style:justify-single-word="false"/>
      <style:text-properties officeooo:paragraph-rsid="03041876"/>
    </style:style>
    <style:style style:name="P503" style:family="paragraph" style:parent-style-name="Text_20_body" style:list-style-name="L15">
      <style:paragraph-properties fo:text-align="start" style:justify-single-word="false"/>
      <style:text-properties officeooo:paragraph-rsid="03c63dfd"/>
    </style:style>
    <style:style style:name="P504" style:family="paragraph" style:parent-style-name="Text_20_body" style:list-style-name="L19">
      <style:paragraph-properties fo:text-align="start" style:justify-single-word="false"/>
      <style:text-properties officeooo:paragraph-rsid="0303af00"/>
    </style:style>
    <style:style style:name="P505" style:family="paragraph" style:parent-style-name="Text_20_body" style:list-style-name="L30">
      <style:paragraph-properties fo:text-align="start" style:justify-single-word="false"/>
      <style:text-properties officeooo:paragraph-rsid="040a8838"/>
    </style:style>
    <style:style style:name="P506" style:family="paragraph" style:parent-style-name="Text_20_body" style:list-style-name="L30">
      <style:paragraph-properties fo:text-align="start" style:justify-single-word="false"/>
      <style:text-properties officeooo:paragraph-rsid="040a9cfc"/>
    </style:style>
    <style:style style:name="P507" style:family="paragraph" style:parent-style-name="Text_20_body" style:list-style-name="L33">
      <style:paragraph-properties fo:text-align="start" style:justify-single-word="false"/>
      <style:text-properties officeooo:paragraph-rsid="02aa892c"/>
    </style:style>
    <style:style style:name="P508" style:family="paragraph" style:parent-style-name="Text_20_body" style:list-style-name="L41">
      <style:paragraph-properties fo:text-align="start" style:justify-single-word="false"/>
      <style:text-properties officeooo:paragraph-rsid="02b11818"/>
    </style:style>
    <style:style style:name="P509" style:family="paragraph" style:parent-style-name="Text_20_body" style:list-style-name="L43">
      <style:paragraph-properties fo:text-align="start" style:justify-single-word="false"/>
      <style:text-properties officeooo:paragraph-rsid="02b28f01"/>
    </style:style>
    <style:style style:name="P510" style:family="paragraph" style:parent-style-name="Text_20_body" style:list-style-name="L45">
      <style:paragraph-properties fo:text-align="start" style:justify-single-word="false"/>
      <style:text-properties officeooo:paragraph-rsid="02b5d485"/>
    </style:style>
    <style:style style:name="P511" style:family="paragraph" style:parent-style-name="Text_20_body" style:list-style-name="L47">
      <style:paragraph-properties fo:text-align="start" style:justify-single-word="false"/>
      <style:text-properties officeooo:paragraph-rsid="02f25075"/>
    </style:style>
    <style:style style:name="P512" style:family="paragraph" style:parent-style-name="Text_20_body" style:list-style-name="L56">
      <style:paragraph-properties fo:text-align="start" style:justify-single-word="false"/>
      <style:text-properties officeooo:paragraph-rsid="02e5e7c6"/>
    </style:style>
    <style:style style:name="P513" style:family="paragraph" style:parent-style-name="Text_20_body" style:list-style-name="L56">
      <style:paragraph-properties fo:text-align="start" style:justify-single-word="false"/>
      <style:text-properties officeooo:paragraph-rsid="036839e5"/>
    </style:style>
    <style:style style:name="P514" style:family="paragraph" style:parent-style-name="Text_20_body" style:list-style-name="L56">
      <style:paragraph-properties fo:text-align="start" style:justify-single-word="false"/>
      <style:text-properties officeooo:paragraph-rsid="02f31166"/>
    </style:style>
    <style:style style:name="P515" style:family="paragraph" style:parent-style-name="Text_20_body" style:list-style-name="L55">
      <style:paragraph-properties fo:text-align="start" style:justify-single-word="false"/>
      <style:text-properties officeooo:paragraph-rsid="02e5e7c6"/>
    </style:style>
    <style:style style:name="P516" style:family="paragraph" style:parent-style-name="Text_20_body" style:list-style-name="L55">
      <style:paragraph-properties fo:text-align="start" style:justify-single-word="false"/>
      <style:text-properties officeooo:paragraph-rsid="02e655ab"/>
    </style:style>
    <style:style style:name="P517" style:family="paragraph" style:parent-style-name="Text_20_body" style:list-style-name="L91">
      <style:paragraph-properties fo:text-align="start" style:justify-single-word="false"/>
      <style:text-properties officeooo:paragraph-rsid="034aa6e4"/>
    </style:style>
    <style:style style:name="P518" style:family="paragraph" style:parent-style-name="Text_20_body" style:list-style-name="L94">
      <style:paragraph-properties fo:text-align="start" style:justify-single-word="false"/>
      <style:text-properties officeooo:paragraph-rsid="034e731d"/>
    </style:style>
    <style:style style:name="P519" style:family="paragraph" style:parent-style-name="Text_20_body" style:list-style-name="L96">
      <style:paragraph-properties fo:text-align="start" style:justify-single-word="false"/>
      <style:text-properties officeooo:paragraph-rsid="036a6f3e"/>
    </style:style>
    <style:style style:name="P520" style:family="paragraph" style:parent-style-name="Text_20_body" style:list-style-name="L99">
      <style:paragraph-properties fo:text-align="start" style:justify-single-word="false"/>
      <style:text-properties officeooo:paragraph-rsid="03614d38"/>
    </style:style>
    <style:style style:name="P521" style:family="paragraph" style:parent-style-name="Text_20_body" style:list-style-name="L105">
      <style:paragraph-properties fo:text-align="start" style:justify-single-word="false"/>
      <style:text-properties officeooo:paragraph-rsid="0341b019"/>
    </style:style>
    <style:style style:name="P522" style:family="paragraph" style:parent-style-name="Text_20_body" style:list-style-name="L105">
      <style:paragraph-properties fo:text-align="start" style:justify-single-word="false"/>
      <style:text-properties officeooo:paragraph-rsid="037bbb14"/>
    </style:style>
    <style:style style:name="P523" style:family="paragraph" style:parent-style-name="Text_20_body" style:list-style-name="L105">
      <style:paragraph-properties fo:text-align="start" style:justify-single-word="false"/>
      <style:text-properties officeooo:paragraph-rsid="03438f47"/>
    </style:style>
    <style:style style:name="P524" style:family="paragraph" style:parent-style-name="Text_20_body" style:list-style-name="L109">
      <style:paragraph-properties fo:text-align="start" style:justify-single-word="false"/>
      <style:text-properties officeooo:paragraph-rsid="0345ba56"/>
    </style:style>
    <style:style style:name="P525" style:family="paragraph" style:parent-style-name="Text_20_body" style:list-style-name="L109">
      <style:paragraph-properties fo:text-align="start" style:justify-single-word="false"/>
      <style:text-properties officeooo:paragraph-rsid="040cf8ff"/>
    </style:style>
    <style:style style:name="P526" style:family="paragraph" style:parent-style-name="Text_20_body" style:list-style-name="L109">
      <style:paragraph-properties fo:text-align="start" style:justify-single-word="false"/>
      <style:text-properties officeooo:paragraph-rsid="03469056"/>
    </style:style>
    <style:style style:name="P527" style:family="paragraph" style:parent-style-name="Text_20_body" style:list-style-name="L112">
      <style:paragraph-properties fo:text-align="start" style:justify-single-word="false"/>
      <style:text-properties officeooo:paragraph-rsid="0378fe2b"/>
    </style:style>
    <style:style style:name="P528" style:family="paragraph" style:parent-style-name="Text_20_body" style:list-style-name="L112">
      <style:paragraph-properties fo:text-align="start" style:justify-single-word="false"/>
      <style:text-properties officeooo:paragraph-rsid="0379ddbe"/>
    </style:style>
    <style:style style:name="P529" style:family="paragraph" style:parent-style-name="Text_20_body" style:list-style-name="L112">
      <style:paragraph-properties fo:text-align="start" style:justify-single-word="false"/>
      <style:text-properties officeooo:paragraph-rsid="035b83dc"/>
    </style:style>
    <style:style style:name="P530" style:family="paragraph" style:parent-style-name="Text_20_body" style:list-style-name="L115">
      <style:paragraph-properties fo:text-align="start" style:justify-single-word="false"/>
      <style:text-properties officeooo:paragraph-rsid="03f8208d"/>
    </style:style>
    <style:style style:name="P531" style:family="paragraph" style:parent-style-name="Text_20_body" style:list-style-name="L115">
      <style:paragraph-properties fo:text-align="start" style:justify-single-word="false"/>
      <style:text-properties officeooo:paragraph-rsid="036031b9"/>
    </style:style>
    <style:style style:name="P532" style:family="paragraph" style:parent-style-name="Text_20_body" style:list-style-name="L117">
      <style:paragraph-properties fo:text-align="start" style:justify-single-word="false"/>
      <style:text-properties officeooo:paragraph-rsid="03811c9c"/>
    </style:style>
    <style:style style:name="P533" style:family="paragraph" style:parent-style-name="Text_20_body" style:list-style-name="L117">
      <style:paragraph-properties fo:text-align="start" style:justify-single-word="false"/>
      <style:text-properties officeooo:paragraph-rsid="0383147b"/>
    </style:style>
    <style:style style:name="P534" style:family="paragraph" style:parent-style-name="Text_20_body" style:list-style-name="L117">
      <style:paragraph-properties fo:text-align="start" style:justify-single-word="false"/>
      <style:text-properties officeooo:paragraph-rsid="03837771"/>
    </style:style>
    <style:style style:name="P535" style:family="paragraph" style:parent-style-name="Text_20_body" style:list-style-name="L117">
      <style:paragraph-properties fo:text-align="start" style:justify-single-word="false"/>
      <style:text-properties officeooo:paragraph-rsid="0389ef4e"/>
    </style:style>
    <style:style style:name="P536" style:family="paragraph" style:parent-style-name="Text_20_body" style:list-style-name="L118">
      <style:paragraph-properties fo:text-align="start" style:justify-single-word="false"/>
      <style:text-properties officeooo:paragraph-rsid="03897915"/>
    </style:style>
    <style:style style:name="P537" style:family="paragraph" style:parent-style-name="Text_20_body" style:list-style-name="L120">
      <style:paragraph-properties fo:text-align="start" style:justify-single-word="false"/>
      <style:text-properties officeooo:paragraph-rsid="038aa0da"/>
    </style:style>
    <style:style style:name="P538" style:family="paragraph" style:parent-style-name="Text_20_body" style:list-style-name="L120">
      <style:paragraph-properties fo:text-align="start" style:justify-single-word="false"/>
      <style:text-properties officeooo:paragraph-rsid="038d1fac"/>
    </style:style>
    <style:style style:name="P539" style:family="paragraph" style:parent-style-name="Text_20_body" style:list-style-name="L120">
      <style:paragraph-properties fo:text-align="start" style:justify-single-word="false"/>
      <style:text-properties officeooo:paragraph-rsid="03fa0e4c"/>
    </style:style>
    <style:style style:name="P540" style:family="paragraph" style:parent-style-name="Text_20_body" style:list-style-name="L120">
      <style:paragraph-properties fo:text-align="start" style:justify-single-word="false"/>
      <style:text-properties officeooo:paragraph-rsid="038fafab"/>
    </style:style>
    <style:style style:name="P541" style:family="paragraph" style:parent-style-name="Text_20_body" style:list-style-name="L120">
      <style:paragraph-properties fo:text-align="start" style:justify-single-word="false"/>
      <style:text-properties officeooo:paragraph-rsid="03930206"/>
    </style:style>
    <style:style style:name="P542" style:family="paragraph" style:parent-style-name="Text_20_body" style:list-style-name="L121">
      <style:paragraph-properties fo:text-align="start" style:justify-single-word="false"/>
      <style:text-properties officeooo:paragraph-rsid="038fbee9"/>
    </style:style>
    <style:style style:name="P543" style:family="paragraph" style:parent-style-name="Text_20_body" style:list-style-name="L122">
      <style:paragraph-properties fo:text-align="start" style:justify-single-word="false"/>
      <style:text-properties officeooo:paragraph-rsid="03930206"/>
    </style:style>
    <style:style style:name="P544" style:family="paragraph" style:parent-style-name="Text_20_body" style:list-style-name="L123">
      <style:paragraph-properties fo:text-align="start" style:justify-single-word="false"/>
      <style:text-properties officeooo:paragraph-rsid="03930206"/>
    </style:style>
    <style:style style:name="P545" style:family="paragraph" style:parent-style-name="Text_20_body" style:list-style-name="L126">
      <style:paragraph-properties fo:text-align="start" style:justify-single-word="false"/>
      <style:text-properties officeooo:paragraph-rsid="0395abc7"/>
    </style:style>
    <style:style style:name="P546" style:family="paragraph" style:parent-style-name="Text_20_body" style:list-style-name="L127">
      <style:paragraph-properties fo:text-align="start" style:justify-single-word="false"/>
      <style:text-properties officeooo:paragraph-rsid="0395abc7"/>
    </style:style>
    <style:style style:name="P547" style:family="paragraph" style:parent-style-name="Text_20_body" style:list-style-name="L129">
      <style:paragraph-properties fo:text-align="start" style:justify-single-word="false"/>
      <style:text-properties officeooo:paragraph-rsid="0396c50c"/>
    </style:style>
    <style:style style:name="P548" style:family="paragraph" style:parent-style-name="Text_20_body" style:list-style-name="L133">
      <style:paragraph-properties fo:text-align="start" style:justify-single-word="false"/>
      <style:text-properties officeooo:paragraph-rsid="039761a3"/>
    </style:style>
    <style:style style:name="P549" style:family="paragraph" style:parent-style-name="Text_20_body" style:list-style-name="L134">
      <style:paragraph-properties fo:text-align="start" style:justify-single-word="false"/>
      <style:text-properties officeooo:paragraph-rsid="039933d3"/>
    </style:style>
    <style:style style:name="P550" style:family="paragraph" style:parent-style-name="Text_20_body" style:list-style-name="L134">
      <style:paragraph-properties fo:text-align="start" style:justify-single-word="false"/>
      <style:text-properties officeooo:paragraph-rsid="039aa233"/>
    </style:style>
    <style:style style:name="P551" style:family="paragraph" style:parent-style-name="Text_20_body" style:list-style-name="L134">
      <style:paragraph-properties fo:text-align="start" style:justify-single-word="false"/>
      <style:text-properties officeooo:paragraph-rsid="039be9d4"/>
    </style:style>
    <style:style style:name="P552" style:family="paragraph" style:parent-style-name="Text_20_body" style:list-style-name="L135">
      <style:paragraph-properties fo:text-align="start" style:justify-single-word="false"/>
      <style:text-properties officeooo:paragraph-rsid="039be9d4"/>
    </style:style>
    <style:style style:name="P553" style:family="paragraph" style:parent-style-name="Text_20_body" style:list-style-name="L137">
      <style:paragraph-properties fo:text-align="start" style:justify-single-word="false"/>
      <style:text-properties officeooo:paragraph-rsid="03a33efa"/>
    </style:style>
    <style:style style:name="P554" style:family="paragraph" style:parent-style-name="Text_20_body" style:list-style-name="L137">
      <style:paragraph-properties fo:text-align="start" style:justify-single-word="false"/>
      <style:text-properties officeooo:paragraph-rsid="03a5b92d"/>
    </style:style>
    <style:style style:name="P555" style:family="paragraph" style:parent-style-name="Text_20_body" style:list-style-name="L137">
      <style:paragraph-properties fo:text-align="start" style:justify-single-word="false"/>
      <style:text-properties officeooo:paragraph-rsid="03a06143"/>
    </style:style>
    <style:style style:name="P556" style:family="paragraph" style:parent-style-name="Text_20_body" style:list-style-name="L138">
      <style:paragraph-properties fo:text-align="start" style:justify-single-word="false"/>
      <style:text-properties officeooo:paragraph-rsid="039fce63"/>
    </style:style>
    <style:style style:name="P557" style:family="paragraph" style:parent-style-name="Text_20_body" style:list-style-name="L138">
      <style:paragraph-properties fo:text-align="start" style:justify-single-word="false"/>
      <style:text-properties officeooo:paragraph-rsid="03a3bcb4"/>
    </style:style>
    <style:style style:name="P558" style:family="paragraph" style:parent-style-name="Text_20_body" style:list-style-name="L139">
      <style:paragraph-properties fo:text-align="start" style:justify-single-word="false"/>
      <style:text-properties officeooo:paragraph-rsid="039de62a"/>
    </style:style>
    <style:style style:name="P559" style:family="paragraph" style:parent-style-name="Text_20_body" style:list-style-name="L139">
      <style:paragraph-properties fo:text-align="start" style:justify-single-word="false"/>
      <style:text-properties officeooo:paragraph-rsid="03a06143"/>
    </style:style>
    <style:style style:name="P560" style:family="paragraph" style:parent-style-name="Text_20_body" style:list-style-name="L142">
      <style:paragraph-properties fo:text-align="start" style:justify-single-word="false"/>
      <style:text-properties officeooo:paragraph-rsid="03a81025"/>
    </style:style>
    <style:style style:name="P561" style:family="paragraph" style:parent-style-name="Text_20_body" style:list-style-name="L143">
      <style:paragraph-properties fo:text-align="start" style:justify-single-word="false"/>
      <style:text-properties officeooo:paragraph-rsid="03a82e80"/>
    </style:style>
    <style:style style:name="P562" style:family="paragraph" style:parent-style-name="Text_20_body" style:list-style-name="L146">
      <style:paragraph-properties fo:text-align="start" style:justify-single-word="false"/>
      <style:text-properties officeooo:paragraph-rsid="03ad8a40"/>
    </style:style>
    <style:style style:name="P563" style:family="paragraph" style:parent-style-name="Text_20_body" style:list-style-name="L146">
      <style:paragraph-properties fo:text-align="start" style:justify-single-word="false"/>
      <style:text-properties officeooo:paragraph-rsid="03b92cf3"/>
    </style:style>
    <style:style style:name="P564" style:family="paragraph" style:parent-style-name="Text_20_body" style:list-style-name="L149">
      <style:paragraph-properties fo:text-align="start" style:justify-single-word="false"/>
      <style:text-properties officeooo:paragraph-rsid="03aff493"/>
    </style:style>
    <style:style style:name="P565" style:family="paragraph" style:parent-style-name="Text_20_body" style:list-style-name="L148">
      <style:paragraph-properties fo:text-align="start" style:justify-single-word="false"/>
      <style:text-properties officeooo:paragraph-rsid="03aff493"/>
    </style:style>
    <style:style style:name="P566" style:family="paragraph" style:parent-style-name="Text_20_body" style:list-style-name="L148">
      <style:paragraph-properties fo:text-align="start" style:justify-single-word="false"/>
      <style:text-properties officeooo:paragraph-rsid="03b30dcf"/>
    </style:style>
    <style:style style:name="P567" style:family="paragraph" style:parent-style-name="Text_20_body" style:list-style-name="L152">
      <style:paragraph-properties fo:text-align="start" style:justify-single-word="false"/>
      <style:text-properties officeooo:paragraph-rsid="03b62b24"/>
    </style:style>
    <style:style style:name="P568" style:family="paragraph" style:parent-style-name="Text_20_body" style:list-style-name="L152">
      <style:paragraph-properties fo:text-align="start" style:justify-single-word="false"/>
      <style:text-properties officeooo:paragraph-rsid="03b80a0b"/>
    </style:style>
    <style:style style:name="P569" style:family="paragraph" style:parent-style-name="Text_20_body" style:list-style-name="L20">
      <style:text-properties officeooo:paragraph-rsid="029487cc"/>
    </style:style>
    <style:style style:name="P570" style:family="paragraph" style:parent-style-name="Text_20_body" style:list-style-name="L23">
      <style:text-properties officeooo:paragraph-rsid="029545b1"/>
    </style:style>
    <style:style style:name="P571" style:family="paragraph" style:parent-style-name="Text_20_body" style:list-style-name="L27">
      <style:text-properties officeooo:rsid="015ed176" officeooo:paragraph-rsid="02a3d415"/>
    </style:style>
    <style:style style:name="P572" style:family="paragraph" style:parent-style-name="Text_20_body" style:list-style-name="L27">
      <style:text-properties officeooo:rsid="015ed176" officeooo:paragraph-rsid="02ba077a"/>
    </style:style>
    <style:style style:name="P573" style:family="paragraph" style:parent-style-name="Text_20_body" style:list-style-name="L27">
      <style:text-properties officeooo:rsid="015ed176" officeooo:paragraph-rsid="02b28f01"/>
    </style:style>
    <style:style style:name="P574" style:family="paragraph" style:parent-style-name="Text_20_body" style:list-style-name="L27">
      <style:text-properties officeooo:rsid="015ed176" officeooo:paragraph-rsid="02b959c5"/>
    </style:style>
    <style:style style:name="P575" style:family="paragraph" style:parent-style-name="Text_20_body" style:list-style-name="L27">
      <style:text-properties officeooo:rsid="015ed176" officeooo:paragraph-rsid="02bc95ae"/>
    </style:style>
    <style:style style:name="P576" style:family="paragraph" style:parent-style-name="Text_20_body" style:list-style-name="L30">
      <style:text-properties officeooo:rsid="015ed176" officeooo:paragraph-rsid="0409fe12"/>
    </style:style>
    <style:style style:name="P577" style:family="paragraph" style:parent-style-name="Text_20_body" style:list-style-name="L51">
      <style:text-properties officeooo:rsid="015ed176" officeooo:paragraph-rsid="02bf41e5"/>
    </style:style>
    <style:style style:name="P578" style:family="paragraph" style:parent-style-name="Text_20_body" style:list-style-name="L51">
      <style:text-properties officeooo:rsid="015ed176" officeooo:paragraph-rsid="02c0d7de"/>
    </style:style>
    <style:style style:name="P579" style:family="paragraph" style:parent-style-name="Text_20_body" style:list-style-name="L29">
      <style:text-properties officeooo:paragraph-rsid="02a3d415"/>
    </style:style>
    <style:style style:name="P580" style:family="paragraph" style:parent-style-name="Text_20_body" style:list-style-name="L29">
      <style:text-properties officeooo:paragraph-rsid="02a9ede8"/>
    </style:style>
    <style:style style:name="P581" style:family="paragraph" style:parent-style-name="Text_20_body" style:list-style-name="L29">
      <style:text-properties officeooo:paragraph-rsid="04035dce"/>
    </style:style>
    <style:style style:name="P582" style:family="paragraph" style:parent-style-name="Text_20_body" style:list-style-name="L33">
      <style:text-properties officeooo:paragraph-rsid="02aa892c"/>
    </style:style>
    <style:style style:name="P583" style:family="paragraph" style:parent-style-name="Text_20_body" style:list-style-name="L38">
      <style:text-properties officeooo:paragraph-rsid="02ba077a"/>
    </style:style>
    <style:style style:name="P584" style:family="paragraph" style:parent-style-name="Text_20_body" style:list-style-name="L41">
      <style:text-properties officeooo:paragraph-rsid="02b1fe3d"/>
    </style:style>
    <style:style style:name="P585" style:family="paragraph" style:parent-style-name="Text_20_body" style:list-style-name="L50">
      <style:text-properties officeooo:paragraph-rsid="02bdb762"/>
    </style:style>
    <style:style style:name="P586" style:family="paragraph" style:parent-style-name="Text_20_body" style:list-style-name="L53">
      <style:text-properties officeooo:paragraph-rsid="02bf41e5"/>
    </style:style>
    <style:style style:name="P587" style:family="paragraph" style:parent-style-name="Text_20_body" style:list-style-name="L51">
      <style:text-properties officeooo:rsid="02d19bde" officeooo:paragraph-rsid="02d19bde"/>
    </style:style>
    <style:style style:name="P588" style:family="paragraph" style:parent-style-name="Text_20_body" style:list-style-name="L51">
      <style:text-properties officeooo:rsid="02d748c0" officeooo:paragraph-rsid="02d748c0"/>
    </style:style>
    <style:style style:name="P589" style:family="paragraph" style:parent-style-name="Text_20_body" style:list-style-name="L51">
      <style:text-properties officeooo:rsid="02f31166" officeooo:paragraph-rsid="02f31166"/>
    </style:style>
    <style:style style:name="P590" style:family="paragraph" style:parent-style-name="Text_20_body" style:list-style-name="L55">
      <style:text-properties officeooo:paragraph-rsid="02c496a2"/>
    </style:style>
    <style:style style:name="P591" style:family="paragraph" style:parent-style-name="Text_20_body" style:list-style-name="L55">
      <style:text-properties officeooo:paragraph-rsid="02e74b23"/>
    </style:style>
    <style:style style:name="P592" style:family="paragraph" style:parent-style-name="Text_20_body" style:list-style-name="L55">
      <style:text-properties officeooo:paragraph-rsid="02e83425"/>
    </style:style>
    <style:style style:name="P593" style:family="paragraph" style:parent-style-name="Text_20_body" style:list-style-name="L55">
      <style:text-properties officeooo:paragraph-rsid="02e5e7c6"/>
    </style:style>
    <style:style style:name="P594" style:family="paragraph" style:parent-style-name="Text_20_body" style:list-style-name="L58">
      <style:text-properties officeooo:paragraph-rsid="032a4f24"/>
    </style:style>
    <style:style style:name="P595" style:family="paragraph" style:parent-style-name="Text_20_body" style:list-style-name="L61">
      <style:text-properties officeooo:paragraph-rsid="032a4f24"/>
    </style:style>
    <style:style style:name="P596" style:family="paragraph" style:parent-style-name="Text_20_body" style:list-style-name="L62">
      <style:text-properties officeooo:paragraph-rsid="032a4f24"/>
    </style:style>
    <style:style style:name="P597" style:family="paragraph" style:parent-style-name="Text_20_body" style:list-style-name="L69">
      <style:text-properties officeooo:paragraph-rsid="03c365d3"/>
    </style:style>
    <style:style style:name="P598" style:family="paragraph" style:parent-style-name="Text_20_body" style:list-style-name="L70">
      <style:text-properties officeooo:paragraph-rsid="03e5f556"/>
    </style:style>
    <style:style style:name="P599" style:family="paragraph" style:parent-style-name="Text_20_body" style:list-style-name="L73">
      <style:text-properties officeooo:rsid="01c0f199" officeooo:paragraph-rsid="0325fc15"/>
    </style:style>
    <style:style style:name="P600" style:family="paragraph" style:parent-style-name="Text_20_body" style:list-style-name="L75">
      <style:text-properties officeooo:paragraph-rsid="0326239f"/>
    </style:style>
    <style:style style:name="P601" style:family="paragraph" style:parent-style-name="Text_20_body" style:list-style-name="L77">
      <style:text-properties officeooo:paragraph-rsid="03340d25"/>
    </style:style>
    <style:style style:name="P602" style:family="paragraph" style:parent-style-name="Text_20_body" style:list-style-name="L84">
      <style:text-properties officeooo:paragraph-rsid="030aa0a0"/>
    </style:style>
    <style:style style:name="P603" style:family="paragraph" style:parent-style-name="Text_20_body" style:list-style-name="L51">
      <style:text-properties officeooo:rsid="030bc9ea" officeooo:paragraph-rsid="030bc9ea"/>
    </style:style>
    <style:style style:name="P604" style:family="paragraph" style:parent-style-name="Text_20_body" style:list-style-name="L51">
      <style:text-properties officeooo:rsid="030bc9ea" officeooo:paragraph-rsid="0314d1a9"/>
    </style:style>
    <style:style style:name="P605" style:family="paragraph" style:parent-style-name="Text_20_body" style:list-style-name="L86">
      <style:text-properties officeooo:paragraph-rsid="03132f3a"/>
    </style:style>
    <style:style style:name="P606" style:family="paragraph" style:parent-style-name="Text_20_body" style:list-style-name="L88">
      <style:text-properties officeooo:paragraph-rsid="0314d1a9"/>
    </style:style>
    <style:style style:name="P607" style:family="paragraph" style:parent-style-name="Text_20_body" style:list-style-name="L73">
      <style:text-properties officeooo:rsid="037e19dc" officeooo:paragraph-rsid="037e19dc"/>
    </style:style>
    <style:style style:name="P608" style:family="paragraph" style:parent-style-name="Text_20_body" style:list-style-name="L73">
      <style:text-properties officeooo:rsid="03438f47" officeooo:paragraph-rsid="03438f47"/>
    </style:style>
    <style:style style:name="P609" style:family="paragraph" style:parent-style-name="Text_20_body" style:list-style-name="L73">
      <style:text-properties officeooo:rsid="03438f47" officeooo:paragraph-rsid="0386f761"/>
    </style:style>
    <style:style style:name="P610" style:family="paragraph" style:parent-style-name="Text_20_body" style:list-style-name="L73">
      <style:text-properties officeooo:rsid="03438f47" officeooo:paragraph-rsid="038dfedf"/>
    </style:style>
    <style:style style:name="P611" style:family="paragraph" style:parent-style-name="Text_20_body" style:list-style-name="L73">
      <style:text-properties officeooo:rsid="03438f47" officeooo:paragraph-rsid="039373c2"/>
    </style:style>
    <style:style style:name="P612" style:family="paragraph" style:parent-style-name="Text_20_body" style:list-style-name="L73">
      <style:text-properties officeooo:rsid="03438f47" officeooo:paragraph-rsid="039761a3"/>
    </style:style>
    <style:style style:name="P613" style:family="paragraph" style:parent-style-name="Text_20_body" style:list-style-name="L73">
      <style:text-properties officeooo:rsid="03438f47" officeooo:paragraph-rsid="039de62a"/>
    </style:style>
    <style:style style:name="P614" style:family="paragraph" style:parent-style-name="Text_20_body" style:list-style-name="L73">
      <style:text-properties officeooo:rsid="03438f47" officeooo:paragraph-rsid="03a81025"/>
    </style:style>
    <style:style style:name="P615" style:family="paragraph" style:parent-style-name="Text_20_body" style:list-style-name="L73">
      <style:text-properties officeooo:rsid="03438f47" officeooo:paragraph-rsid="03aff493"/>
    </style:style>
    <style:style style:name="P616" style:family="paragraph" style:parent-style-name="Text_20_body" style:list-style-name="L73">
      <style:text-properties officeooo:rsid="03555a00" officeooo:paragraph-rsid="036bb3f3"/>
    </style:style>
    <style:style style:name="P617" style:family="paragraph" style:parent-style-name="Text_20_body" style:list-style-name="L73">
      <style:text-properties officeooo:rsid="03555a00" officeooo:paragraph-rsid="03555a00"/>
    </style:style>
    <style:style style:name="P618" style:family="paragraph" style:parent-style-name="Text_20_body" style:list-style-name="L73">
      <style:text-properties officeooo:rsid="03897915" officeooo:paragraph-rsid="03897915"/>
    </style:style>
    <style:style style:name="P619" style:family="paragraph" style:parent-style-name="Text_20_body" style:list-style-name="L117">
      <style:text-properties officeooo:paragraph-rsid="03872441"/>
    </style:style>
    <style:style style:name="P620" style:family="paragraph" style:parent-style-name="Text_20_body" style:list-style-name="L120">
      <style:text-properties officeooo:paragraph-rsid="038bcb6a"/>
    </style:style>
    <style:style style:name="P621" style:family="paragraph" style:parent-style-name="Text_20_body" style:list-style-name="L122">
      <style:text-properties officeooo:paragraph-rsid="03930206"/>
    </style:style>
    <style:style style:name="P622" style:family="paragraph" style:parent-style-name="Text_20_body" style:list-style-name="L125">
      <style:text-properties officeooo:paragraph-rsid="03c365d3"/>
    </style:style>
    <style:style style:name="P623" style:family="paragraph" style:parent-style-name="Text_20_body" style:list-style-name="L129">
      <style:text-properties officeooo:paragraph-rsid="0396c50c"/>
    </style:style>
    <style:style style:name="P624" style:family="paragraph" style:parent-style-name="Text_20_body" style:list-style-name="L132">
      <style:text-properties officeooo:paragraph-rsid="03c365d3"/>
    </style:style>
    <style:style style:name="P625" style:family="paragraph" style:parent-style-name="Text_20_body" style:list-style-name="L137">
      <style:text-properties officeooo:paragraph-rsid="03c365d3"/>
    </style:style>
    <style:style style:name="P626" style:family="paragraph" style:parent-style-name="Text_20_body" style:list-style-name="L137">
      <style:text-properties officeooo:paragraph-rsid="03a33efa"/>
    </style:style>
    <style:style style:name="P627" style:family="paragraph" style:parent-style-name="Text_20_body" style:list-style-name="L141">
      <style:text-properties officeooo:paragraph-rsid="03c365d3"/>
    </style:style>
    <style:style style:name="P628" style:family="paragraph" style:parent-style-name="Text_20_body" style:list-style-name="L146">
      <style:text-properties officeooo:paragraph-rsid="03c365d3"/>
    </style:style>
    <style:style style:name="P629" style:family="paragraph" style:parent-style-name="Text_20_body" style:list-style-name="L148">
      <style:text-properties officeooo:paragraph-rsid="03c365d3"/>
    </style:style>
    <style:style style:name="P630" style:family="paragraph" style:parent-style-name="Text_20_body" style:list-style-name="L152">
      <style:text-properties officeooo:paragraph-rsid="03c365d3"/>
    </style:style>
    <style:style style:name="P631" style:family="paragraph" style:parent-style-name="Text_20_body" style:list-style-name="L152">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2"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0" style:family="paragraph" style:parent-style-name="Heading_20_1">
      <style:text-properties officeooo:paragraph-rsid="02fea7c3" style:language-asian="ja" style:country-asian="JP"/>
    </style:style>
    <style:style style:name="P641" style:family="paragraph" style:parent-style-name="Heading_20_1">
      <style:paragraph-properties fo:break-before="page"/>
    </style:style>
    <style:style style:name="P64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3" style:family="paragraph" style:parent-style-name="Heading_20_1">
      <style:paragraph-properties fo:break-before="page"/>
      <style:text-properties style:language-asian="ja" style:country-asian="JP"/>
    </style:style>
    <style:style style:name="P644" style:family="paragraph" style:parent-style-name="Heading_20_1">
      <style:paragraph-properties fo:break-before="page"/>
      <style:text-properties officeooo:paragraph-rsid="00b30ad4" style:language-asian="ja" style:country-asian="JP"/>
    </style:style>
    <style:style style:name="P645" style:family="paragraph" style:parent-style-name="Heading_20_1">
      <style:paragraph-properties fo:break-before="page"/>
      <style:text-properties officeooo:rsid="0305a808" officeooo:paragraph-rsid="0305a808"/>
    </style:style>
    <style:style style:name="P646" style:family="paragraph" style:parent-style-name="Heading_20_2">
      <style:text-properties style:language-asian="ja" style:country-asian="JP"/>
    </style:style>
    <style:style style:name="P647" style:family="paragraph" style:parent-style-name="Heading_20_2">
      <style:text-properties officeooo:paragraph-rsid="0288da91" style:language-asian="ja" style:country-asian="JP"/>
    </style:style>
    <style:style style:name="P648" style:family="paragraph" style:parent-style-name="Heading_20_2">
      <style:text-properties officeooo:paragraph-rsid="00b30ad4" style:language-asian="ja" style:country-asian="JP"/>
    </style:style>
    <style:style style:name="P649" style:family="paragraph" style:parent-style-name="Heading_20_2">
      <style:text-properties officeooo:paragraph-rsid="03c63dfd" style:language-asian="ja" style:country-asian="JP"/>
    </style:style>
    <style:style style:name="P650" style:family="paragraph" style:parent-style-name="Heading_20_2">
      <style:text-properties officeooo:paragraph-rsid="0303af00" style:language-asian="ja" style:country-asian="JP"/>
    </style:style>
    <style:style style:name="P651" style:family="paragraph" style:parent-style-name="Heading_20_2">
      <style:text-properties officeooo:paragraph-rsid="01f20b3c" style:language-asian="ja" style:country-asian="JP"/>
    </style:style>
    <style:style style:name="P652" style:family="paragraph" style:parent-style-name="Heading_20_2">
      <style:text-properties officeooo:rsid="001a76c8" officeooo:paragraph-rsid="02aa892c" style:language-asian="ja" style:country-asian="JP"/>
    </style:style>
    <style:style style:name="P653" style:family="paragraph" style:parent-style-name="Heading_20_2">
      <style:text-properties officeooo:rsid="025707fa" officeooo:paragraph-rsid="02a3d415" style:language-asian="ja" style:country-asian="JP"/>
    </style:style>
    <style:style style:name="P654" style:family="paragraph" style:parent-style-name="Heading_20_2">
      <style:text-properties officeooo:rsid="025707fa" officeooo:paragraph-rsid="02b28f01" style:language-asian="ja" style:country-asian="JP"/>
    </style:style>
    <style:style style:name="P655" style:family="paragraph" style:parent-style-name="Heading_20_2">
      <style:text-properties officeooo:rsid="025707fa" officeooo:paragraph-rsid="02b43e6b" style:language-asian="ja" style:country-asian="JP"/>
    </style:style>
    <style:style style:name="P656" style:family="paragraph" style:parent-style-name="Heading_20_2">
      <style:text-properties officeooo:rsid="025707fa" officeooo:paragraph-rsid="02b73c68" style:language-asian="ja" style:country-asian="JP"/>
    </style:style>
    <style:style style:name="P657" style:family="paragraph" style:parent-style-name="Heading_20_2">
      <style:text-properties officeooo:rsid="025707fa" officeooo:paragraph-rsid="02bc95ae" style:language-asian="ja" style:country-asian="JP"/>
    </style:style>
    <style:style style:name="P658" style:family="paragraph" style:parent-style-name="Heading_20_2">
      <style:text-properties officeooo:paragraph-rsid="02ba077a" style:language-asian="ja" style:country-asian="JP"/>
    </style:style>
    <style:style style:name="P659" style:family="paragraph" style:parent-style-name="Heading_20_2">
      <style:text-properties officeooo:rsid="02bf41e5" officeooo:paragraph-rsid="02bf41e5" style:language-asian="ja" style:country-asian="JP"/>
    </style:style>
    <style:style style:name="P660" style:family="paragraph" style:parent-style-name="Heading_20_2">
      <style:text-properties officeooo:rsid="02bf41e5" officeooo:paragraph-rsid="02c0d7de" style:language-asian="ja" style:country-asian="JP"/>
    </style:style>
    <style:style style:name="P661" style:family="paragraph" style:parent-style-name="Heading_20_2">
      <style:text-properties officeooo:rsid="02bf41e5" officeooo:paragraph-rsid="02de6799" style:language-asian="ja" style:country-asian="JP"/>
    </style:style>
    <style:style style:name="P662" style:family="paragraph" style:parent-style-name="Heading_20_2">
      <style:text-properties officeooo:rsid="02bf41e5" officeooo:paragraph-rsid="03e5f556" style:language-asian="ja" style:country-asian="JP"/>
    </style:style>
    <style:style style:name="P663" style:family="paragraph" style:parent-style-name="Heading_20_2">
      <style:text-properties officeooo:rsid="02bf41e5" officeooo:paragraph-rsid="02e9a488" style:language-asian="ja" style:country-asian="JP"/>
    </style:style>
    <style:style style:name="P664" style:family="paragraph" style:parent-style-name="Heading_20_2">
      <style:text-properties officeooo:rsid="02bf41e5" officeooo:paragraph-rsid="02ee8f8a" style:language-asian="ja" style:country-asian="JP"/>
    </style:style>
    <style:style style:name="P665" style:family="paragraph" style:parent-style-name="Heading_20_2">
      <style:text-properties officeooo:rsid="020fc457" officeooo:paragraph-rsid="032a4f24" style:language-asian="ja" style:country-asian="JP"/>
    </style:style>
    <style:style style:name="P666" style:family="paragraph" style:parent-style-name="Heading_20_2">
      <style:text-properties officeooo:paragraph-rsid="0325fc15" style:language-asian="ja" style:country-asian="JP"/>
    </style:style>
    <style:style style:name="P667" style:family="paragraph" style:parent-style-name="Heading_20_2">
      <style:text-properties officeooo:paragraph-rsid="03340d25" style:language-asian="ja" style:country-asian="JP"/>
    </style:style>
    <style:style style:name="P668" style:family="paragraph" style:parent-style-name="Heading_20_2">
      <style:text-properties officeooo:rsid="017d9cef" officeooo:paragraph-rsid="0347646e" style:language-asian="ja" style:country-asian="JP"/>
    </style:style>
    <style:style style:name="P669" style:family="paragraph" style:parent-style-name="Heading_20_2">
      <style:text-properties officeooo:rsid="017d9cef" officeooo:paragraph-rsid="04137dc2" style:language-asian="ja" style:country-asian="JP"/>
    </style:style>
    <style:style style:name="P670" style:family="paragraph" style:parent-style-name="Heading_20_2">
      <style:text-properties officeooo:rsid="01521b2b" officeooo:paragraph-rsid="03443709" style:language-asian="ja" style:country-asian="JP"/>
    </style:style>
    <style:style style:name="P671" style:family="paragraph" style:parent-style-name="Heading_20_2">
      <style:text-properties officeooo:paragraph-rsid="02969e4e"/>
    </style:style>
    <style:style style:name="P672" style:family="paragraph" style:parent-style-name="Heading_20_2">
      <style:text-properties officeooo:paragraph-rsid="02a3d415"/>
    </style:style>
    <style:style style:name="P673" style:family="paragraph" style:parent-style-name="Heading_20_2">
      <style:text-properties officeooo:paragraph-rsid="02b11818"/>
    </style:style>
    <style:style style:name="P674" style:family="paragraph" style:parent-style-name="Heading_20_2">
      <style:text-properties officeooo:paragraph-rsid="030aa0a0"/>
    </style:style>
    <style:style style:name="P675" style:family="paragraph" style:parent-style-name="Heading_20_2">
      <style:text-properties officeooo:paragraph-rsid="030bc9ea"/>
    </style:style>
    <style:style style:name="P676" style:family="paragraph" style:parent-style-name="Heading_20_2">
      <style:text-properties officeooo:paragraph-rsid="0314d1a9"/>
    </style:style>
    <style:style style:name="P677" style:family="paragraph" style:parent-style-name="Heading_20_2">
      <style:text-properties officeooo:paragraph-rsid="03502236"/>
    </style:style>
    <style:style style:name="P678" style:family="paragraph" style:parent-style-name="Heading_20_2">
      <style:text-properties officeooo:paragraph-rsid="03614bfe"/>
    </style:style>
    <style:style style:name="P679" style:family="paragraph" style:parent-style-name="Heading_20_2">
      <style:text-properties officeooo:paragraph-rsid="033f8e17"/>
    </style:style>
    <style:style style:name="P680" style:family="paragraph" style:parent-style-name="Heading_20_2">
      <style:text-properties officeooo:paragraph-rsid="033a1581"/>
    </style:style>
    <style:style style:name="P681" style:family="paragraph" style:parent-style-name="Heading_20_2">
      <style:text-properties officeooo:paragraph-rsid="0353382f"/>
    </style:style>
    <style:style style:name="P682" style:family="paragraph" style:parent-style-name="Heading_20_2">
      <style:text-properties officeooo:paragraph-rsid="035d00ff"/>
    </style:style>
    <style:style style:name="P683" style:family="paragraph" style:parent-style-name="Heading_20_2">
      <style:text-properties officeooo:paragraph-rsid="038aa0da"/>
    </style:style>
    <style:style style:name="P684" style:family="paragraph" style:parent-style-name="Heading_20_2">
      <style:text-properties officeooo:paragraph-rsid="039373c2"/>
    </style:style>
    <style:style style:name="P685" style:family="paragraph" style:parent-style-name="Heading_20_2">
      <style:text-properties officeooo:paragraph-rsid="0396c50c"/>
    </style:style>
    <style:style style:name="P686" style:family="paragraph" style:parent-style-name="Heading_20_2">
      <style:text-properties officeooo:paragraph-rsid="039761a3"/>
    </style:style>
    <style:style style:name="P687" style:family="paragraph" style:parent-style-name="Heading_20_2">
      <style:text-properties officeooo:paragraph-rsid="039de62a"/>
    </style:style>
    <style:style style:name="P688" style:family="paragraph" style:parent-style-name="Heading_20_2">
      <style:text-properties officeooo:paragraph-rsid="03a81025"/>
    </style:style>
    <style:style style:name="P689" style:family="paragraph" style:parent-style-name="Heading_20_2">
      <style:text-properties officeooo:paragraph-rsid="03aac491"/>
    </style:style>
    <style:style style:name="P690" style:family="paragraph" style:parent-style-name="Heading_20_2">
      <style:text-properties officeooo:paragraph-rsid="03aff493"/>
    </style:style>
    <style:style style:name="P691" style:family="paragraph" style:parent-style-name="Heading_20_2">
      <style:text-properties officeooo:paragraph-rsid="03b62b24"/>
    </style:style>
    <style:style style:name="P692" style:family="paragraph" style:parent-style-name="Heading_20_3">
      <style:text-properties style:language-asian="ja" style:country-asian="JP"/>
    </style:style>
    <style:style style:name="P693" style:family="paragraph" style:parent-style-name="Heading_20_3">
      <style:text-properties officeooo:rsid="015e9b90" officeooo:paragraph-rsid="015e9b90" style:language-asian="ja" style:country-asian="JP"/>
    </style:style>
    <style:style style:name="P694" style:family="paragraph" style:parent-style-name="Heading_20_3">
      <style:text-properties officeooo:rsid="015e9b90" officeooo:paragraph-rsid="023dffaf" style:language-asian="ja" style:country-asian="JP"/>
    </style:style>
    <style:style style:name="P695" style:family="paragraph" style:parent-style-name="Heading_20_3">
      <style:text-properties officeooo:paragraph-rsid="023dffaf" style:language-asian="ja" style:country-asian="JP"/>
    </style:style>
    <style:style style:name="P696" style:family="paragraph" style:parent-style-name="Heading_20_3">
      <style:text-properties officeooo:paragraph-rsid="02f9e6ae" style:language-asian="ja" style:country-asian="JP"/>
    </style:style>
    <style:style style:name="P697" style:family="paragraph" style:parent-style-name="Heading_20_3">
      <style:text-properties officeooo:paragraph-rsid="03c63dfd" style:language-asian="ja" style:country-asian="JP"/>
    </style:style>
    <style:style style:name="P698" style:family="paragraph" style:parent-style-name="Heading_20_3">
      <style:text-properties officeooo:paragraph-rsid="0303af00" style:language-asian="ja" style:country-asian="JP"/>
    </style:style>
    <style:style style:name="P699" style:family="paragraph" style:parent-style-name="Heading_20_3">
      <style:text-properties officeooo:paragraph-rsid="01f20b3c" style:language-asian="ja" style:country-asian="JP"/>
    </style:style>
    <style:style style:name="P700" style:family="paragraph" style:parent-style-name="Heading_20_3">
      <style:text-properties officeooo:paragraph-rsid="02969e4e" style:language-asian="ja" style:country-asian="JP"/>
    </style:style>
    <style:style style:name="P701" style:family="paragraph" style:parent-style-name="Heading_20_3">
      <style:text-properties officeooo:rsid="01145f7c" officeooo:paragraph-rsid="02969e4e" style:language-asian="ja" style:country-asian="JP"/>
    </style:style>
    <style:style style:name="P702" style:family="paragraph" style:parent-style-name="Heading_20_3">
      <style:text-properties officeooo:rsid="015ed176" officeooo:paragraph-rsid="02a3d415" style:language-asian="ja" style:country-asian="JP"/>
    </style:style>
    <style:style style:name="P703" style:family="paragraph" style:parent-style-name="Heading_20_3">
      <style:text-properties officeooo:rsid="015ed176" officeooo:paragraph-rsid="015ed176" style:language-asian="ja" style:country-asian="JP"/>
    </style:style>
    <style:style style:name="P704" style:family="paragraph" style:parent-style-name="Heading_20_3">
      <style:text-properties officeooo:rsid="015ed176" officeooo:paragraph-rsid="02ba077a" style:language-asian="ja" style:country-asian="JP"/>
    </style:style>
    <style:style style:name="P705" style:family="paragraph" style:parent-style-name="Heading_20_3">
      <style:text-properties officeooo:rsid="015ed176" officeooo:paragraph-rsid="02b11818" style:language-asian="ja" style:country-asian="JP"/>
    </style:style>
    <style:style style:name="P706" style:family="paragraph" style:parent-style-name="Heading_20_3">
      <style:text-properties officeooo:rsid="015ed176" officeooo:paragraph-rsid="02b28f01" style:language-asian="ja" style:country-asian="JP"/>
    </style:style>
    <style:style style:name="P707" style:family="paragraph" style:parent-style-name="Heading_20_3">
      <style:text-properties officeooo:rsid="015ed176" officeooo:paragraph-rsid="02b43e6b" style:language-asian="ja" style:country-asian="JP"/>
    </style:style>
    <style:style style:name="P708" style:family="paragraph" style:parent-style-name="Heading_20_3">
      <style:text-properties officeooo:rsid="015ed176" officeooo:paragraph-rsid="02b73c68" style:language-asian="ja" style:country-asian="JP"/>
    </style:style>
    <style:style style:name="P709" style:family="paragraph" style:parent-style-name="Heading_20_3">
      <style:text-properties officeooo:rsid="015ed176" officeooo:paragraph-rsid="02bc95ae" style:language-asian="ja" style:country-asian="JP"/>
    </style:style>
    <style:style style:name="P710" style:family="paragraph" style:parent-style-name="Heading_20_3">
      <style:text-properties officeooo:rsid="015ed176" officeooo:paragraph-rsid="02bf41e5" style:language-asian="ja" style:country-asian="JP"/>
    </style:style>
    <style:style style:name="P711" style:family="paragraph" style:parent-style-name="Heading_20_3">
      <style:text-properties officeooo:rsid="015ed176" officeooo:paragraph-rsid="02c0d7de" style:language-asian="ja" style:country-asian="JP"/>
    </style:style>
    <style:style style:name="P712" style:family="paragraph" style:parent-style-name="Heading_20_3">
      <style:text-properties officeooo:rsid="015ed176" officeooo:paragraph-rsid="02de6799" style:language-asian="ja" style:country-asian="JP"/>
    </style:style>
    <style:style style:name="P713" style:family="paragraph" style:parent-style-name="Heading_20_3">
      <style:text-properties officeooo:rsid="015ed176" officeooo:paragraph-rsid="03e5f556" style:language-asian="ja" style:country-asian="JP"/>
    </style:style>
    <style:style style:name="P714" style:family="paragraph" style:parent-style-name="Heading_20_3">
      <style:text-properties officeooo:rsid="015ed176" officeooo:paragraph-rsid="02e9a488" style:language-asian="ja" style:country-asian="JP"/>
    </style:style>
    <style:style style:name="P715" style:family="paragraph" style:parent-style-name="Heading_20_3">
      <style:text-properties officeooo:rsid="015ed176" officeooo:paragraph-rsid="02ee8f8a" style:language-asian="ja" style:country-asian="JP"/>
    </style:style>
    <style:style style:name="P716" style:family="paragraph" style:parent-style-name="Heading_20_3">
      <style:text-properties officeooo:rsid="015ed176" officeooo:paragraph-rsid="0307aee2" style:language-asian="ja" style:country-asian="JP"/>
    </style:style>
    <style:style style:name="P717" style:family="paragraph" style:parent-style-name="Heading_20_3">
      <style:text-properties officeooo:rsid="015ed176" officeooo:paragraph-rsid="030aa0a0" style:language-asian="ja" style:country-asian="JP"/>
    </style:style>
    <style:style style:name="P718" style:family="paragraph" style:parent-style-name="Heading_20_3">
      <style:text-properties officeooo:rsid="015ed176" officeooo:paragraph-rsid="030bc9ea" style:language-asian="ja" style:country-asian="JP"/>
    </style:style>
    <style:style style:name="P719" style:family="paragraph" style:parent-style-name="Heading_20_3">
      <style:text-properties officeooo:rsid="015ed176" officeooo:paragraph-rsid="0314d1a9" style:language-asian="ja" style:country-asian="JP"/>
    </style:style>
    <style:style style:name="P720" style:family="paragraph" style:parent-style-name="Heading_20_3">
      <style:text-properties officeooo:paragraph-rsid="02a3d415" style:language-asian="ja" style:country-asian="JP"/>
    </style:style>
    <style:style style:name="P721" style:family="paragraph" style:parent-style-name="Heading_20_3">
      <style:text-properties officeooo:paragraph-rsid="02a9ede8" style:language-asian="ja" style:country-asian="JP"/>
    </style:style>
    <style:style style:name="P722" style:family="paragraph" style:parent-style-name="Heading_20_3">
      <style:text-properties officeooo:rsid="0164dde6" officeooo:paragraph-rsid="02aa892c" style:language-asian="ja" style:country-asian="JP"/>
    </style:style>
    <style:style style:name="P723" style:family="paragraph" style:parent-style-name="Heading_20_3">
      <style:text-properties officeooo:rsid="0164dde6" officeooo:paragraph-rsid="03443709" style:language-asian="ja" style:country-asian="JP"/>
    </style:style>
    <style:style style:name="P724" style:family="paragraph" style:parent-style-name="Heading_20_3">
      <style:text-properties officeooo:rsid="0164dde6" officeooo:paragraph-rsid="0396c50c" style:language-asian="ja" style:country-asian="JP"/>
    </style:style>
    <style:style style:name="P725" style:family="paragraph" style:parent-style-name="Heading_20_3">
      <style:text-properties officeooo:rsid="01fcc004" officeooo:paragraph-rsid="01fcc004" style:language-asian="ja" style:country-asian="JP"/>
    </style:style>
    <style:style style:name="P726" style:family="paragraph" style:parent-style-name="Heading_20_3">
      <style:text-properties officeooo:paragraph-rsid="02ba077a" style:language-asian="ja" style:country-asian="JP"/>
    </style:style>
    <style:style style:name="P727" style:family="paragraph" style:parent-style-name="Heading_20_3">
      <style:text-properties officeooo:paragraph-rsid="02b11818" style:language-asian="ja" style:country-asian="JP"/>
    </style:style>
    <style:style style:name="P728" style:family="paragraph" style:parent-style-name="Heading_20_3">
      <style:text-properties officeooo:paragraph-rsid="02b28f01" style:language-asian="ja" style:country-asian="JP"/>
    </style:style>
    <style:style style:name="P729" style:family="paragraph" style:parent-style-name="Heading_20_3">
      <style:text-properties officeooo:paragraph-rsid="02b43e6b" style:language-asian="ja" style:country-asian="JP"/>
    </style:style>
    <style:style style:name="P730" style:family="paragraph" style:parent-style-name="Heading_20_3">
      <style:text-properties officeooo:paragraph-rsid="02b73c68" style:language-asian="ja" style:country-asian="JP"/>
    </style:style>
    <style:style style:name="P731" style:family="paragraph" style:parent-style-name="Heading_20_3">
      <style:text-properties officeooo:paragraph-rsid="02bc95ae" style:language-asian="ja" style:country-asian="JP"/>
    </style:style>
    <style:style style:name="P732" style:family="paragraph" style:parent-style-name="Heading_20_3">
      <style:text-properties officeooo:paragraph-rsid="03d840db" style:language-asian="ja" style:country-asian="JP"/>
    </style:style>
    <style:style style:name="P733" style:family="paragraph" style:parent-style-name="Heading_20_3">
      <style:text-properties officeooo:paragraph-rsid="02bf41e5" style:language-asian="ja" style:country-asian="JP"/>
    </style:style>
    <style:style style:name="P734" style:family="paragraph" style:parent-style-name="Heading_20_3">
      <style:text-properties officeooo:paragraph-rsid="02c0d7de" style:language-asian="ja" style:country-asian="JP"/>
    </style:style>
    <style:style style:name="P735" style:family="paragraph" style:parent-style-name="Heading_20_3">
      <style:text-properties officeooo:paragraph-rsid="02c30d73" style:language-asian="ja" style:country-asian="JP"/>
    </style:style>
    <style:style style:name="P736" style:family="paragraph" style:parent-style-name="Heading_20_3">
      <style:text-properties officeooo:paragraph-rsid="032a4f24" style:language-asian="ja" style:country-asian="JP"/>
    </style:style>
    <style:style style:name="P737" style:family="paragraph" style:parent-style-name="Heading_20_3">
      <style:text-properties officeooo:paragraph-rsid="02de6799" style:language-asian="ja" style:country-asian="JP"/>
    </style:style>
    <style:style style:name="P738" style:family="paragraph" style:parent-style-name="Heading_20_3">
      <style:text-properties officeooo:paragraph-rsid="03e5f556" style:language-asian="ja" style:country-asian="JP"/>
    </style:style>
    <style:style style:name="P739" style:family="paragraph" style:parent-style-name="Heading_20_3">
      <style:text-properties officeooo:paragraph-rsid="02e9a488" style:language-asian="ja" style:country-asian="JP"/>
    </style:style>
    <style:style style:name="P740" style:family="paragraph" style:parent-style-name="Heading_20_3">
      <style:text-properties officeooo:paragraph-rsid="02ee8f8a" style:language-asian="ja" style:country-asian="JP"/>
    </style:style>
    <style:style style:name="P741" style:family="paragraph" style:parent-style-name="Heading_20_3">
      <style:text-properties officeooo:rsid="001a76c8" officeooo:paragraph-rsid="0325fc15" style:language-asian="ja" style:country-asian="JP"/>
    </style:style>
    <style:style style:name="P742" style:family="paragraph" style:parent-style-name="Heading_20_3">
      <style:text-properties officeooo:rsid="001a76c8" officeooo:paragraph-rsid="04137dc2" style:language-asian="ja" style:country-asian="JP"/>
    </style:style>
    <style:style style:name="P743" style:family="paragraph" style:parent-style-name="Heading_20_3">
      <style:text-properties officeooo:rsid="001a76c8" officeooo:paragraph-rsid="03502236" style:language-asian="ja" style:country-asian="JP"/>
    </style:style>
    <style:style style:name="P744" style:family="paragraph" style:parent-style-name="Heading_20_3">
      <style:text-properties officeooo:rsid="001a76c8" officeooo:paragraph-rsid="033f8e17" style:language-asian="ja" style:country-asian="JP"/>
    </style:style>
    <style:style style:name="P745" style:family="paragraph" style:parent-style-name="Heading_20_3">
      <style:text-properties officeooo:rsid="001a76c8" officeooo:paragraph-rsid="033a1581" style:language-asian="ja" style:country-asian="JP"/>
    </style:style>
    <style:style style:name="P746" style:family="paragraph" style:parent-style-name="Heading_20_3">
      <style:text-properties officeooo:rsid="001a76c8" officeooo:paragraph-rsid="03443709" style:language-asian="ja" style:country-asian="JP"/>
    </style:style>
    <style:style style:name="P747" style:family="paragraph" style:parent-style-name="Heading_20_3">
      <style:text-properties officeooo:rsid="001a76c8" officeooo:paragraph-rsid="0353382f" style:language-asian="ja" style:country-asian="JP"/>
    </style:style>
    <style:style style:name="P748" style:family="paragraph" style:parent-style-name="Heading_20_3">
      <style:text-properties officeooo:rsid="001a76c8" officeooo:paragraph-rsid="0396c50c" style:language-asian="ja" style:country-asian="JP"/>
    </style:style>
    <style:style style:name="P749" style:family="paragraph" style:parent-style-name="Heading_20_3">
      <style:text-properties officeooo:rsid="001a76c8" officeooo:paragraph-rsid="03bb26eb" style:language-asian="ja" style:country-asian="JP"/>
    </style:style>
    <style:style style:name="P750" style:family="paragraph" style:parent-style-name="Heading_20_3">
      <style:text-properties officeooo:rsid="001a76c8" officeooo:paragraph-rsid="03aff493" style:language-asian="ja" style:country-asian="JP"/>
    </style:style>
    <style:style style:name="P751" style:family="paragraph" style:parent-style-name="Heading_20_3">
      <style:text-properties officeooo:paragraph-rsid="03340d25" style:language-asian="ja" style:country-asian="JP"/>
    </style:style>
    <style:style style:name="P752" style:family="paragraph" style:parent-style-name="Heading_20_3">
      <style:text-properties officeooo:paragraph-rsid="0307aee2" style:language-asian="ja" style:country-asian="JP"/>
    </style:style>
    <style:style style:name="P753" style:family="paragraph" style:parent-style-name="Heading_20_3">
      <style:text-properties officeooo:paragraph-rsid="030aa0a0" style:language-asian="ja" style:country-asian="JP"/>
    </style:style>
    <style:style style:name="P754" style:family="paragraph" style:parent-style-name="Heading_20_3">
      <style:text-properties officeooo:paragraph-rsid="030bc9ea" style:language-asian="ja" style:country-asian="JP"/>
    </style:style>
    <style:style style:name="P755" style:family="paragraph" style:parent-style-name="Heading_20_3">
      <style:text-properties officeooo:paragraph-rsid="0314d1a9" style:language-asian="ja" style:country-asian="JP"/>
    </style:style>
    <style:style style:name="P756" style:family="paragraph" style:parent-style-name="Heading_20_3">
      <style:text-properties officeooo:rsid="017d9cef" officeooo:paragraph-rsid="0347646e" style:language-asian="ja" style:country-asian="JP"/>
    </style:style>
    <style:style style:name="P757" style:family="paragraph" style:parent-style-name="Heading_20_3">
      <style:text-properties officeooo:rsid="017d9cef" officeooo:paragraph-rsid="034b3cec" style:language-asian="ja" style:country-asian="JP"/>
    </style:style>
    <style:style style:name="P758" style:family="paragraph" style:parent-style-name="Heading_20_3">
      <style:text-properties officeooo:paragraph-rsid="0347646e" style:language-asian="ja" style:country-asian="JP"/>
    </style:style>
    <style:style style:name="P759" style:family="paragraph" style:parent-style-name="Heading_20_3">
      <style:text-properties officeooo:paragraph-rsid="034b3cec" style:language-asian="ja" style:country-asian="JP"/>
    </style:style>
    <style:style style:name="P760" style:family="paragraph" style:parent-style-name="Heading_20_3">
      <style:text-properties officeooo:paragraph-rsid="02a3d415"/>
    </style:style>
    <style:style style:name="P761" style:family="paragraph" style:parent-style-name="Heading_20_3">
      <style:text-properties officeooo:paragraph-rsid="02aa892c"/>
    </style:style>
    <style:style style:name="P762" style:family="paragraph" style:parent-style-name="Heading_20_3">
      <style:text-properties officeooo:paragraph-rsid="02ba077a"/>
    </style:style>
    <style:style style:name="P763" style:family="paragraph" style:parent-style-name="Heading_20_3">
      <style:text-properties officeooo:paragraph-rsid="02b11818"/>
    </style:style>
    <style:style style:name="P764" style:family="paragraph" style:parent-style-name="Heading_20_3">
      <style:text-properties officeooo:paragraph-rsid="02b28f01"/>
    </style:style>
    <style:style style:name="P765" style:family="paragraph" style:parent-style-name="Heading_20_3">
      <style:text-properties officeooo:paragraph-rsid="02b43e6b"/>
    </style:style>
    <style:style style:name="P766" style:family="paragraph" style:parent-style-name="Heading_20_3">
      <style:text-properties officeooo:paragraph-rsid="02b73c68"/>
    </style:style>
    <style:style style:name="P767" style:family="paragraph" style:parent-style-name="Heading_20_3">
      <style:text-properties officeooo:paragraph-rsid="02bc95ae"/>
    </style:style>
    <style:style style:name="P768" style:family="paragraph" style:parent-style-name="Heading_20_3">
      <style:text-properties officeooo:paragraph-rsid="02bf41e5"/>
    </style:style>
    <style:style style:name="P769" style:family="paragraph" style:parent-style-name="Heading_20_3">
      <style:text-properties officeooo:paragraph-rsid="02c0d7de"/>
    </style:style>
    <style:style style:name="P770" style:family="paragraph" style:parent-style-name="Heading_20_3">
      <style:text-properties officeooo:paragraph-rsid="032a4f24"/>
    </style:style>
    <style:style style:name="P771" style:family="paragraph" style:parent-style-name="Heading_20_3">
      <style:text-properties officeooo:paragraph-rsid="02de6799"/>
    </style:style>
    <style:style style:name="P772" style:family="paragraph" style:parent-style-name="Heading_20_3">
      <style:text-properties officeooo:paragraph-rsid="03e5f556"/>
    </style:style>
    <style:style style:name="P773" style:family="paragraph" style:parent-style-name="Heading_20_3">
      <style:text-properties officeooo:paragraph-rsid="02e9a488"/>
    </style:style>
    <style:style style:name="P774" style:family="paragraph" style:parent-style-name="Heading_20_3">
      <style:text-properties officeooo:paragraph-rsid="02ee8f8a"/>
    </style:style>
    <style:style style:name="P775" style:family="paragraph" style:parent-style-name="Heading_20_3">
      <style:text-properties officeooo:paragraph-rsid="0325fc15"/>
    </style:style>
    <style:style style:name="P776" style:family="paragraph" style:parent-style-name="Heading_20_3">
      <style:text-properties officeooo:paragraph-rsid="0307aee2"/>
    </style:style>
    <style:style style:name="P777" style:family="paragraph" style:parent-style-name="Heading_20_3">
      <style:text-properties officeooo:paragraph-rsid="030aa0a0"/>
    </style:style>
    <style:style style:name="P778" style:family="paragraph" style:parent-style-name="Heading_20_3">
      <style:text-properties officeooo:paragraph-rsid="030bc9ea"/>
    </style:style>
    <style:style style:name="P779" style:family="paragraph" style:parent-style-name="Heading_20_3">
      <style:text-properties officeooo:paragraph-rsid="0314d1a9"/>
    </style:style>
    <style:style style:name="P780" style:family="paragraph" style:parent-style-name="Heading_20_3">
      <style:text-properties officeooo:rsid="017d9cef" officeooo:paragraph-rsid="0347646e"/>
    </style:style>
    <style:style style:name="P781" style:family="paragraph" style:parent-style-name="Heading_20_3">
      <style:text-properties officeooo:rsid="017d9cef" officeooo:paragraph-rsid="034b3cec"/>
    </style:style>
    <style:style style:name="P782" style:family="paragraph" style:parent-style-name="Heading_20_3">
      <style:text-properties officeooo:paragraph-rsid="03502236"/>
    </style:style>
    <style:style style:name="P783" style:family="paragraph" style:parent-style-name="Heading_20_3">
      <style:text-properties officeooo:paragraph-rsid="03614bfe"/>
    </style:style>
    <style:style style:name="P784" style:family="paragraph" style:parent-style-name="Heading_20_3">
      <style:text-properties officeooo:paragraph-rsid="033f8e17"/>
    </style:style>
    <style:style style:name="P785" style:family="paragraph" style:parent-style-name="Heading_20_3">
      <style:text-properties officeooo:paragraph-rsid="033a1581"/>
    </style:style>
    <style:style style:name="P786" style:family="paragraph" style:parent-style-name="Heading_20_3">
      <style:text-properties officeooo:rsid="0152448a" officeooo:paragraph-rsid="03443709"/>
    </style:style>
    <style:style style:name="P787" style:family="paragraph" style:parent-style-name="Heading_20_3">
      <style:text-properties officeooo:rsid="0152448a" officeooo:paragraph-rsid="0396c50c"/>
    </style:style>
    <style:style style:name="P788" style:family="paragraph" style:parent-style-name="Heading_20_3">
      <style:text-properties officeooo:paragraph-rsid="0353382f"/>
    </style:style>
    <style:style style:name="P789" style:family="paragraph" style:parent-style-name="Heading_20_3">
      <style:text-properties officeooo:paragraph-rsid="035d00ff"/>
    </style:style>
    <style:style style:name="P790" style:family="paragraph" style:parent-style-name="Heading_20_3">
      <style:text-properties officeooo:paragraph-rsid="037ff0d1"/>
    </style:style>
    <style:style style:name="P791" style:family="paragraph" style:parent-style-name="Heading_20_3">
      <style:text-properties officeooo:paragraph-rsid="038aa0da"/>
    </style:style>
    <style:style style:name="P792" style:family="paragraph" style:parent-style-name="Heading_20_3">
      <style:text-properties officeooo:paragraph-rsid="039373c2"/>
    </style:style>
    <style:style style:name="P793" style:family="paragraph" style:parent-style-name="Heading_20_3">
      <style:text-properties officeooo:paragraph-rsid="039761a3"/>
    </style:style>
    <style:style style:name="P794" style:family="paragraph" style:parent-style-name="Heading_20_3">
      <style:text-properties officeooo:paragraph-rsid="039de62a"/>
    </style:style>
    <style:style style:name="P795" style:family="paragraph" style:parent-style-name="Heading_20_3">
      <style:text-properties officeooo:paragraph-rsid="03a81025"/>
    </style:style>
    <style:style style:name="P796" style:family="paragraph" style:parent-style-name="Heading_20_3">
      <style:text-properties officeooo:paragraph-rsid="03aac491"/>
    </style:style>
    <style:style style:name="P797" style:family="paragraph" style:parent-style-name="Heading_20_3">
      <style:text-properties officeooo:paragraph-rsid="03aff493"/>
    </style:style>
    <style:style style:name="P79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T161" style:family="text">
      <style:text-properties officeooo:rsid="0414522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4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0" text:outline-level="1"><text:bookmark-start text:name="__RefHeading__1770_1954687515"/>新規インストールに関するカスタマイズ<text:bookmark-end text:name="__RefHeading__1770_1954687515"/></text:h>
      <text:h text:style-name="P646" text:outline-level="2"><text:bookmark-start text:name="__RefHeading__1981_1620138923"/>メタインストーラを使用した、新規インストールの手順<text:bookmark-end text:name="__RefHeading__1981_1620138923"/></text:h>
      <text:list xml:id="list3167724799128691161"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93" text:outline-level="3"><text:bookmark-start text:name="__RefHeading__4601_1126139090"/>確認する項目<text:bookmark-end text:name="__RefHeading__4601_1126139090"/></text:h>
      <text:list xml:id="list1568969054541254585"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32">-*</text:span></text:p>
        </text:list-item>
        <text:list-item>
          <text:p text:style-name="P50">Install-7-*</text:p>
        </text:list-item>
        <text:list-item>
          <text:p text:style-name="P50">Install-8-*</text:p>
        </text:list-item>
        <text:list-item>
          <text:p text:style-name="P50">Install-<text:span text:style-name="T123">9</text:span>-2</text:p>
        </text:list-item>
        <text:list-item>
          <text:p text:style-name="P53">Application-1<text:span text:style-name="T132">-*</text:span></text:p>
        </text:list-item>
        <text:list-item>
          <text:p text:style-name="P53">Application-2<text:span text:style-name="T132">-*</text:span></text:p>
        </text:list-item>
        <text:list-item>
          <text:p text:style-name="P53">Application-3<text:span text:style-name="T132">-*</text:span></text:p>
        </text:list-item>
        <text:list-item>
          <text:p text:style-name="P54">Admin-1<text:span text:style-name="T132">-*</text:span></text:p>
        </text:list-item>
        <text:list-item>
          <text:p text:style-name="P55">Update-4<text:span text:style-name="T132">-*</text:span></text:p>
        </text:list-item>
      </text:list>
      <text:h text:style-name="P692" text:outline-level="3"><text:bookmark-start text:name="__RefHeading__1774_1954687515"/>準備：<text:bookmark-end text:name="__RefHeading__1774_1954687515"/></text:h>
      <text:list xml:id="list6125575563414681725" text:style-name="L3">
        <text:list-item>
          <text:p text:style-name="P56">コントロールパネル→プログラムと機能 で以下がインストールされているならばアンインストールする。 </text:p>
          <text:list>
            <text:list-item>
              <text:p text:style-name="P267"><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16">C</text:span>:\Program Files (x86)\ClearCode Inc </text:p>
            </text:list-item>
            <text:list-item>
              <text:p text:style-name="P56">%AppData%\Mozilla </text:p>
            </text:list-item>
            <text:list-item>
              <text:p text:style-name="P56">%LocalAppData%\Mozilla </text:p>
            </text:list-item>
          </text:list>
        </text:list-item>
      </text:list>
      <text:h text:style-name="P692" text:outline-level="3"><text:bookmark-start text:name="__RefHeading__1776_1954687515"/><text:s/>検証：<text:bookmark-end text:name="__RefHeading__1776_1954687515"/></text:h>
      <text:list xml:id="list4056492274454054436" text:style-name="L4">
        <text:list-item>
          <text:p text:style-name="P57">メタインストーラ作成キット一式を用意する。 </text:p>
          <text:list>
            <text:list-item>
              <text:p text:style-name="P57">確認項目</text:p>
              <text:list>
                <text:list-item>
                  <text:p text:style-name="P58">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59">不要なファイルを削除する。 </text:p>
        </text:list-item>
      </text:list>
      <text:list xml:id="list4355601965737343563" text:style-name="L5">
        <text:list-item>
          <text:list>
            <text:list-item>
              <text:p text:style-name="P66"><text:variable-get text:name="MetaInstallerFile">FxMetaInstaller</text:variable-get>*.exe <text:s/></text:p>
            </text:list-item>
          </text:list>
        </text:list-item>
      </text:list>
      <text:list xml:id="list125309037196177" text:continue-list="list4056492274454054436" text:style-name="L4">
        <text:list-item>
          <text:p text:style-name="P59">fainstall.iniを開き、検証環境に合わせて内容を修正する。</text:p>
        </text:list-item>
      </text:list>
      <text:list xml:id="list7526658934672868677" text:style-name="L6">
        <text:list-item>
          <text:list>
            <text:list-item>
              <text:p text:style-name="P26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5309182614442" text:continue-list="list125309037196177" text:style-name="L4">
        <text:list-item>
          <text:p text:style-name="P60"><text:variable-get text:name="MetaInstallerFile">FxMetaInstaller</text:variable-get>.batを実行する。 </text:p>
          <text:list>
            <text:list-item>
              <text:p text:style-name="P57">確認項目 </text:p>
              <text:list>
                <text:list-item>
                  <text:p text:style-name="P67"><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61">作成された<text:variable-get text:name="MetaInstallerFile">FxMetaInstaller</text:variable-get>*.exeを実行する。 </text:p>
          <text:list>
            <text:list-item>
              <text:p text:style-name="P57">確認項目 </text:p>
              <text:list>
                <text:list-item>
                  <text:p text:style-name="P67">メタインストーラの圧縮ファイルを展開する様子を示すダイアログが表示される。</text:p>
                </text:list-item>
                <text:list-item>
                  <text:p text:style-name="P68">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6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7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57">インストールされた環境が想定通りか確認する。 </text:p>
          <text:list>
            <text:list-item>
              <text:p text:style-name="P57">確認項目 </text:p>
              <text:list>
                <text:list-item>
                  <text:p text:style-name="P57">以下のファイル、フォルダが存在する。 </text:p>
                  <text:list>
                    <text:list-item>
                      <text:p text:style-name="P62"><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58"><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493"><text:variable-get text:name="DesktopShortcutPath">C:\Users\Public\Desktop\Mozilla Firefox.lnk</text:variable-get> <text:span text:style-name="検証項目番号"><text:span text:style-name="T131">(Application-1-1/3)</text:span></text:span></text:p>
                    </text:list-item>
                    <text:list-item>
                      <text:p text:style-name="P269"><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63">以下のファイル、フォルダが存在しない。 </text:p>
                  <text:list>
                    <text:list-item>
                      <text:p text:style-name="P494"><text:variable-get text:name="DesktopShortcutPath">C:\Users\Public\Desktop\Mozilla Firefox.lnk</text:variable-get> <text:span text:style-name="検証項目番号"><text:span text:style-name="T131">(Application-1-2)</text:span></text:span></text:p>
                    </text:list-item>
                    <text:list-item>
                      <text:p text:style-name="P63"><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63">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64">コントロールパネル→プログラムと機能で、以下の通りとなっている。</text:p>
                  <text:list>
                    <text:list-item>
                      <text:p text:style-name="P65">「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270"><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270"><text:span text:style-name="T75">「</text:span><text:span text:style-name="T75"><text:variable-get text:name="MetaInstallerName">Fx Meta Installer</text:variable-get></text:span>」のバージョンが「<text:variable-get text:name="MetaInstallerVersion">45.0</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271"><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647" text:outline-level="2"><text:bookmark-start text:name="__RefHeading__4721_665747503"/>専用ユーザープロファイルの作成と使用<text:bookmark-end text:name="__RefHeading__4721_665747503"/></text:h>
      <text:list xml:id="list4932756254504472729" text:style-name="L7">
        <text:list-item>
          <text:p text:style-name="P495"><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5"><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94" text:outline-level="3"><text:bookmark-start text:name="__RefHeading__4601_11261390901"/>確認する項目<text:bookmark-end text:name="__RefHeading__4601_11261390901"/></text:h>
      <text:list xml:id="list125309991296438" text:continue-list="list1568969054541254585" text:style-name="L2">
        <text:list-item>
          <text:p text:style-name="P51"><text:span text:style-name="T123">Application-1</text:span>-3</text:p>
        </text:list-item>
        <text:list-item>
          <text:p text:style-name="P51"><text:span text:style-name="T123">Application-2</text:span>-3</text:p>
        </text:list-item>
        <text:list-item>
          <text:p text:style-name="P51"><text:span text:style-name="T123">Application-6</text:span>-2</text:p>
        </text:list-item>
      </text:list>
      <text:h text:style-name="P695" text:outline-level="3"><text:bookmark-start text:name="__RefHeading__1774_19546875151"/>準備：<text:bookmark-end text:name="__RefHeading__1774_19546875151"/></text:h>
      <text:list xml:id="list9005032825528816784" text:style-name="L8">
        <text:list-item>
          <text:p text:style-name="P111">前項に引き続き検証するか、または以下の状態を整えておく。</text:p>
          <text:list>
            <text:list-item>
              <text:p text:style-name="P111">カスタマイズ済みFirefoxのインストールが完了した状態にする。</text:p>
            </text:list-item>
          </text:list>
        </text:list-item>
      </text:list>
      <text:h text:style-name="P695" text:outline-level="3"><text:bookmark-start text:name="__RefHeading__1776_19546875151"/><text:s/>検証：<text:bookmark-end text:name="__RefHeading__1776_19546875151"/></text:h>
      <text:list xml:id="list5901335452632219507" text:style-name="L9">
        <text:list-item>
          <text:p text:style-name="P112">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12">確認項目 </text:p>
              <text:list>
                <text:list-item>
                  <text:p text:style-name="P272">「<text:variable-get text:name="SpecialProfileName">Special</text:variable-get>」フォルダが存在する。<text:span text:style-name="検証項目番号"><text:span text:style-name="T131">(Application-6-2)</text:span></text:span></text:p>
                </text:list-item>
                <text:list-item>
                  <text:p text:style-name="P272">フォルダの内容は空である。<text:span text:style-name="検証項目番号"><text:span text:style-name="T131">(Application-6-2)</text:span></text:span></text:p>
                </text:list-item>
              </text:list>
            </text:list-item>
          </text:list>
        </text:list-item>
        <text:list-item>
          <text:p text:style-name="P112"><text:variable-get text:name="DesktopShortcutPath">C:\Users\Public\Desktop\Mozilla Firefox.lnk</text:variable-get>のプロパティを開く。</text:p>
          <text:list>
            <text:list-item>
              <text:p text:style-name="P112">確認項目</text:p>
              <text:list>
                <text:list-item>
                  <text:p text:style-name="P113">作業フォルダが「"（Firefoxの実行ファイルがあるフォルダパス）" 」である。<text:span text:style-name="検証項目番号"><text:span text:style-name="T131">(Application-1-3)</text:span></text:span></text:p>
                </text:list-item>
                <text:list-item>
                  <text:p text:style-name="P27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12"><text:variable-get text:name="StartMenuShortcutPath">C:\Program Data\Microsoft\Windows\Start Menu\Programs\Mozilla Firefox.lnk</text:variable-get>のプロパティを開く。</text:p>
          <text:list>
            <text:list-item>
              <text:p text:style-name="P112">確認項目</text:p>
              <text:list>
                <text:list-item>
                  <text:p text:style-name="P113">作業フォルダが「"（Firefoxの実行ファイルがあるフォルダパス）" 」である。<text:span text:style-name="検証項目番号"><text:span text:style-name="T131">(Application-2-3)</text:span></text:span></text:p>
                </text:list-item>
                <text:list-item>
                  <text:p text:style-name="P27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12">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275"><text:span text:style-name="T75"><text:variable-get text:name="DesktopShortcutPath">C:\Users\Public\Desktop\Mozilla Firefox.lnk</text:variable-get></text:span>をダブルクリックし、Firefoxを起動する。</text:p>
          <text:list>
            <text:list-item>
              <text:p text:style-name="P274">確認項目</text:p>
              <text:list>
                <text:list-item>
                  <text:p text:style-name="P274">Firefoxの起動後、4で開いたフォルダに「prefs.js」などのファイルが作成される。</text:p>
                </text:list-item>
              </text:list>
            </text:list-item>
          </text:list>
        </text:list-item>
      </text:list>
      <text:p text:style-name="P7"/>
      <text:h text:style-name="P644" text:outline-level="1"><text:bookmark-start text:name="__RefHeading__2225_1596304251"/><text:s/>起動時の状態に関するカスタマイズ<text:bookmark-end text:name="__RefHeading__2225_1596304251"/></text:h>
      <text:h text:style-name="P648" text:outline-level="2"><text:bookmark-start text:name="__RefHeading__1983_1620138923"/>起動時の状態の制御<text:bookmark-end text:name="__RefHeading__1983_1620138923"/></text:h>
      <text:h text:style-name="P692" text:outline-level="3"><text:bookmark-start text:name="__RefHeading__4603_1126139090"/>確認する項目<text:bookmark-end text:name="__RefHeading__4603_1126139090"/></text:h>
      <text:list xml:id="list3870482734033061892" text:style-name="L10">
        <text:list-item>
          <text:p text:style-name="P632">Admin-2-*</text:p>
        </text:list-item>
        <text:list-item>
          <text:p text:style-name="P634">Admin-3-*</text:p>
        </text:list-item>
        <text:list-item>
          <text:p text:style-name="P635">Startup-1<text:span text:style-name="T132">-*</text:span></text:p>
        </text:list-item>
        <text:list-item>
          <text:p text:style-name="P636">Startup-2-*</text:p>
        </text:list-item>
        <text:list-item>
          <text:p text:style-name="P636">Startup-3-*</text:p>
        </text:list-item>
        <text:list-item>
          <text:p text:style-name="P636">Startup-4-2</text:p>
        </text:list-item>
        <text:list-item>
          <text:p text:style-name="P637">Startup-5-2</text:p>
        </text:list-item>
        <text:list-item>
          <text:p text:style-name="P638">Startup-6-*</text:p>
        </text:list-item>
        <text:list-item>
          <text:p text:style-name="P638">Startup-7-*</text:p>
        </text:list-item>
        <text:list-item>
          <text:p text:style-name="P638">Startup-8-*</text:p>
        </text:list-item>
        <text:list-item>
          <text:p text:style-name="P639">Startup-9-2</text:p>
        </text:list-item>
      </text:list>
      <text:h text:style-name="P692" text:outline-level="3"><text:bookmark-start text:name="__RefHeading__1788_1954687515"/>準備：<text:bookmark-end text:name="__RefHeading__1788_1954687515"/></text:h>
      <text:list xml:id="list5594604962633082796" text:style-name="L11">
        <text:list-item>
          <text:p text:style-name="P114">前項に引き続き検証するか、または以下の状態を整えておく。</text:p>
          <text:list>
            <text:list-item>
              <text:p text:style-name="P114">カスタマイズ済みFirefoxのインストールが完了した状態にする。</text:p>
            </text:list-item>
          </text:list>
        </text:list-item>
        <text:list-item>
          <text:p text:style-name="P115"><text:variable-get text:name="SpecialProfilePath">%AppData%\Mozilla\Firefox\Profiles</text:variable-get>を削除する。</text:p>
        </text:list-item>
        <text:list-item>
          <text:p text:style-name="P276">以下のアドオンを無効化する。</text:p>
          <text:list>
            <text:list-item>
              <text:p text:style-name="P277">Disable about:config</text:p>
            </text:list-item>
            <text:list-item>
              <text:p text:style-name="P277">globalChrone.css</text:p>
            </text:list-item>
          </text:list>
        </text:list-item>
      </text:list>
      <text:h text:style-name="P692" text:outline-level="3"><text:bookmark-start text:name="__RefHeading__1790_1954687515"/>検証：<text:bookmark-end text:name="__RefHeading__1790_1954687515"/></text:h>
      <text:list xml:id="list9037151089590454495" text:style-name="L12">
        <text:list-item>
          <text:p text:style-name="P116"><text:variable-get text:name="DesktopShortcutPath">C:\Users\Public\Desktop\Mozilla Firefox.lnk</text:variable-get>がある場合はそれを、なければfirefox.exeをダブルクリックしてFirefoxを起動する。</text:p>
          <text:list>
            <text:list-item>
              <text:p text:style-name="P117">確認項目 </text:p>
              <text:list>
                <text:list-item>
                  <text:p text:style-name="P71">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72">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72">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18">確認項目 </text:p>
              <text:list>
                <text:list-item>
                  <text:p text:style-name="P73">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19">ロケーションバーに「about:config」と入力し、詳細設定一覧を開いて、各設定値を確認する。</text:p>
          <text:list>
            <text:list-item>
              <text:p text:style-name="P324">確認項目</text:p>
              <text:list>
                <text:list-item>
                  <text:p text:style-name="P499"><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500"><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500"><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501"><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501"><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120">メニューバーの「ブックマーク」を開く。</text:p>
          <text:list>
            <text:list-item>
              <text:p text:style-name="P325">確認項目</text:p>
              <text:list>
                <text:list-item>
                  <text:p text:style-name="P496"><text:span text:style-name="T30">既定の項目が作成されていない。</text:span><text:span text:style-name="検証項目番号"><text:span text:style-name="T131">(Startup-5-2)</text:span></text:span></text:p>
                </text:list-item>
              </text:list>
            </text:list-item>
          </text:list>
        </text:list-item>
        <text:list-item>
          <text:p text:style-name="P326">Firefoxのウィンドウのツールバー上で右クリックし、「ブックマークツールバー」を選択する。</text:p>
          <text:list>
            <text:list-item>
              <text:p text:style-name="P368">確認項目</text:p>
              <text:list>
                <text:list-item>
                  <text:p text:style-name="P497"><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498"><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498">確認方法</text:p>
              <text:list>
                <text:list-item>
                  <text:p text:style-name="P502"><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7">パネルメニューを開き、パネルメニュー内の「オプション」をクリックする。 </text:p>
        </text:list-item>
        <text:list-item>
          <text:p text:style-name="P369">オプション画面の「一般」を開く。</text:p>
          <text:list>
            <text:list-item>
              <text:p text:style-name="P370">確認項目</text:p>
              <text:list>
                <text:list-item>
                  <text:p text:style-name="P371"><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96" text:outline-level="3"><text:bookmark-start text:name="__RefHeading__59273_2045235309"/>後始末：<text:bookmark-end text:name="__RefHeading__59273_2045235309"/></text:h>
      <text:list xml:id="list6039095569798589578" text:style-name="L13">
        <text:list-item>
          <text:p text:style-name="P278">以下のアドオンを有効化する。</text:p>
          <text:list>
            <text:list-item>
              <text:p text:style-name="P278">Disable about:config</text:p>
            </text:list-item>
            <text:list-item>
              <text:p text:style-name="P278">globalChrone.css</text:p>
            </text:list-item>
          </text:list>
        </text:list-item>
      </text:list>
      <text:h text:style-name="P649" text:outline-level="2"><text:bookmark-start text:name="__RefHeading___Toc12041_954817753"/>アドオンの署名確認の無効化<text:bookmark-end text:name="__RefHeading___Toc12041_954817753"/></text:h>
      <text:h text:style-name="P697" text:outline-level="3"><text:bookmark-start text:name="__RefHeading__4603_1126139090212"/>確認する項目<text:bookmark-end text:name="__RefHeading__4603_1126139090212"/></text:h>
      <text:list xml:id="list125309883392063" text:continue-list="list3870482734033061892" text:style-name="L10">
        <text:list-item>
          <text:p text:style-name="P633">Admin-4-1</text:p>
        </text:list-item>
      </text:list>
      <text:h text:style-name="P697" text:outline-level="3"><text:bookmark-start text:name="__RefHeading__1788_1954687515213"/>準備：<text:bookmark-end text:name="__RefHeading__1788_1954687515213"/></text:h>
      <text:list xml:id="list6742707529429478682" text:style-name="L14">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item>
          <text:p text:style-name="P279">アドオンの未署名のインストールパッケージとして、テストケースの<text:span text:style-name="T155">unsigned-sample-addon@clear-code.com.xpi</text:span>を用意する。</text:p>
        </text:list-item>
      </text:list>
      <text:h text:style-name="P697" text:outline-level="3"><text:bookmark-start text:name="__RefHeading__1790_1954687515214"/>検証：<text:bookmark-end text:name="__RefHeading__1790_1954687515214"/></text:h>
      <text:list xml:id="list4527698740229457947" text:style-name="L15">
        <text:list-item>
          <text:p text:style-name="P122">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22"><text:variable-get text:name="DesktopShortcutPath">C:\Users\Public\Desktop\Mozilla Firefox.lnk</text:variable-get>がある場合はそれを、なければfirefox.exeをダブルクリックしてFirefoxを起動する。</text:p>
        </text:list-item>
        <text:list-item>
          <text:p text:style-name="P122">Admin-2-2が選択されている場合、アドオンを有効化しFirefoxを再起動する。</text:p>
          <text:list>
            <text:list-item>
              <text:p text:style-name="P123">確認項目 </text:p>
              <text:list>
                <text:list-item>
                  <text:p text:style-name="P503"><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697" text:outline-level="3"><text:bookmark-start text:name="__RefHeading__59273_2045235309215"/>後始末：<text:bookmark-end text:name="__RefHeading__59273_2045235309215"/></text:h>
      <text:list xml:id="list1533163598498067768" text:style-name="L16">
        <text:list-item>
          <text:p text:style-name="P124"><text:variable-get text:name="InstallPath">C:\Program Files (x86)\Mozilla Firefox</text:variable-get>\browser<text:span text:style-name="T155">\extensions\unsigned-sample-addon@clear-code.com.xpiを削除する。</text:span></text:p>
        </text:list-item>
      </text:list>
      <text:h text:style-name="P650" text:outline-level="2"><text:bookmark-start text:name="__RefHeading__59275_2045235309"/>起動方法の制御<text:bookmark-end text:name="__RefHeading__59275_2045235309"/></text:h>
      <text:h text:style-name="P698" text:outline-level="3"><text:bookmark-start text:name="__RefHeading__4605_11261390901"/>確認する項目<text:bookmark-end text:name="__RefHeading__4605_11261390901"/></text:h>
      <text:list xml:id="list8758515503773691872" text:style-name="L17">
        <text:list-item>
          <text:p text:style-name="P407"><text:span text:style-name="T124">Application-1</text:span>-<text:span text:style-name="T138">1/3</text:span></text:p>
        </text:list-item>
        <text:list-item>
          <text:p text:style-name="P407"><text:span text:style-name="T124">Application-2</text:span>-<text:span text:style-name="T138">1/3</text:span></text:p>
        </text:list-item>
      </text:list>
      <text:h text:style-name="P698" text:outline-level="3"><text:bookmark-start text:name="__RefHeading__4607_11261390901"/>準備：<text:bookmark-end text:name="__RefHeading__4607_11261390901"/></text:h>
      <text:list xml:id="list5547408231829302381" text:style-name="L18">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
      <text:h text:style-name="P698" text:outline-level="3"><text:bookmark-start text:name="__RefHeading__1796_19546875151"/>検証：<text:bookmark-end text:name="__RefHeading__1796_19546875151"/></text:h>
      <text:list xml:id="list4348582341031736048" text:style-name="L19">
        <text:list-item>
          <text:p text:style-name="P126"><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26"><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27">確認項目 <text:s/></text:p>
              <text:list>
                <text:list-item>
                  <text:p text:style-name="P74">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27">Firefoxを終了する。</text:p>
        </text:list-item>
        <text:list-item>
          <text:p text:style-name="P127"><text:variable-get text:name="StartMenuShortcutPath">C:\Program Data\Microsoft\Windows\Start Menu\Programs\Mozilla Firefox.lnk</text:variable-get>をダブルクリックしてFirefoxを起動する。 <text:s/></text:p>
        </text:list-item>
        <text:list-item>
          <text:p text:style-name="P127"><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27">確認項目 <text:s/></text:p>
              <text:list>
                <text:list-item>
                  <text:p text:style-name="P504"><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651" text:outline-level="2"><text:bookmark-start text:name="__RefHeading__11514_1941828368"/><text:soft-page-break/>ウィンドウ名の制御<text:bookmark-end text:name="__RefHeading__11514_1941828368"/></text:h>
      <text:list xml:id="list142731428082614435" text:style-name="L20">
        <text:list-item>
          <text:p text:style-name="P569"><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99" text:outline-level="3"><text:bookmark-start text:name="__RefHeading__4605_1126139090"/>確認する項目<text:bookmark-end text:name="__RefHeading__4605_1126139090"/></text:h>
      <text:list xml:id="list6794506103728578215" text:style-name="L21">
        <text:list-item>
          <text:p text:style-name="P409">Application-4<text:span text:style-name="T132">-*</text:span></text:p>
        </text:list-item>
        <text:list-item>
          <text:p text:style-name="P409">Application-5<text:span text:style-name="T132">-*</text:span></text:p>
        </text:list-item>
      </text:list>
      <text:h text:style-name="P699" text:outline-level="3"><text:bookmark-start text:name="__RefHeading__4607_1126139090"/>準備：<text:bookmark-end text:name="__RefHeading__4607_1126139090"/></text:h>
      <text:list xml:id="list8462697111737293800" text:style-name="L22">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
      <text:h text:style-name="P699" text:outline-level="3"><text:bookmark-start text:name="__RefHeading__1796_1954687515"/>検証：<text:bookmark-end text:name="__RefHeading__1796_1954687515"/></text:h>
      <text:list xml:id="list6109879234056060412" text:style-name="L23">
        <text:list-item>
          <text:p text:style-name="P129"><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30">タスクバー上に表示された項目にポインタを載せ、ジャンプリストを表示させる。 </text:p>
          <text:list>
            <text:list-item>
              <text:p text:style-name="P130">確認項目 <text:s/></text:p>
              <text:list>
                <text:list-item>
                  <text:p text:style-name="P131">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32">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30"><text:span text:style-name="T114">3</text:span>で項目のタイトルを確認できない場合、Ctrl-Shift-ESCを押下し、タスクマネージャを起動して、「アプリケーション」タブを選択する。 </text:p>
          <text:list>
            <text:list-item>
              <text:p text:style-name="P130">確認項目 <text:s/></text:p>
              <text:list>
                <text:list-item>
                  <text:p text:style-name="P570"><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643" text:outline-level="1"><text:bookmark-start text:name="__RefHeading___Toc4504_289862153"/>セキュリティに関わるカスタマイズ<text:bookmark-end text:name="__RefHeading___Toc4504_289862153"/></text:h>
      <text:h text:style-name="P671" text:outline-level="2"><text:bookmark-start text:name="__RefHeading__30315_2045235309"/>証明書の自動インポート<text:bookmark-end text:name="__RefHeading__30315_2045235309"/></text:h>
      <text:h text:style-name="P700" text:outline-level="3"><text:bookmark-start text:name="__RefHeading__4082_2145101730"/>確認する項目<text:bookmark-end text:name="__RefHeading__4082_2145101730"/></text:h>
      <text:list xml:id="list9074312606246696073" text:style-name="L24">
        <text:list-item>
          <text:p text:style-name="P423"><text:span text:style-name="T125">Security-1</text:span>-1</text:p>
        </text:list-item>
        <text:list-item>
          <text:p text:style-name="P424">Security-2<text:span text:style-name="T132">-*</text:span></text:p>
        </text:list-item>
      </text:list>
      <text:h text:style-name="P700" text:outline-level="3"><text:bookmark-start text:name="__RefHeading__1834_1954687515852"/>準備：<text:bookmark-end text:name="__RefHeading__1834_1954687515852"/></text:h>
      <text:list xml:id="list8130599675634070316" text:style-name="L25">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701" text:outline-level="3"><text:bookmark-start text:name="__RefHeading__1836_1954687515862"/>検証：<text:bookmark-end text:name="__RefHeading__1836_1954687515862"/></text:h>
      <text:list xml:id="list559655521636173436" text:style-name="L26">
        <text:list-item>
          <text:p text:style-name="P134"><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5">確認項目 <text:s/></text:p>
              <text:list>
                <text:list-item>
                  <text:p text:style-name="P39"><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6">確認項目 <text:s/></text:p>
              <text:list>
                <text:list-item>
                  <text:p text:style-name="P40"><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72" text:outline-level="2"><text:bookmark-start text:name="__RefHeading__30317_2045235309"/><text:span text:style-name="T1"><text:s/></text:span><text:span text:style-name="T15">アドオンの利用制限</text:span><text:bookmark-end text:name="__RefHeading__30317_2045235309"/></text:h>
      <text:h text:style-name="P702" text:outline-level="3"><text:bookmark-start text:name="__RefHeading__30319_2045235309"/>確認する項目<text:bookmark-end text:name="__RefHeading__30319_2045235309"/></text:h>
      <text:list xml:id="list3737570274264266081" text:style-name="L27">
        <text:list-item>
          <text:p text:style-name="P571"><text:span text:style-name="T12">Security-3</text:span><text:span text:style-name="T1">-3/4</text:span></text:p>
        </text:list-item>
      </text:list>
      <text:h text:style-name="P720" text:outline-level="3"><text:bookmark-start text:name="__RefHeading__1804_1954687515"/>準備：<text:bookmark-end text:name="__RefHeading__1804_1954687515"/></text:h>
      <text:list xml:id="list7875433641422395375" text:style-name="L28">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item>
          <text:p text:style-name="P280">以下のアドオンを無効化する。</text:p>
          <text:list>
            <text:list-item>
              <text:p text:style-name="P280">globalChrome.css</text:p>
            </text:list-item>
          </text:list>
        </text:list-item>
        <text:list-item>
          <text:p text:style-name="P281">Admin-4-1が選択されている場合はテストケースの<text:span text:style-name="T155">unsigned-sample-addon@clear-code.com.xpi</text:span>を、そうでなければ署名済みアドオンのインストールパッケージを用意する。</text:p>
        </text:list-item>
      </text:list>
      <text:h text:style-name="P760" text:outline-level="3"><text:bookmark-start text:name="__RefHeading__1806_1954687515"/><text:span text:style-name="T1"><text:s/></text:span><text:span text:style-name="T2">検証：</text:span><text:bookmark-end text:name="__RefHeading__1806_1954687515"/></text:h>
      <text:list xml:id="list940355992159531293" text:style-name="L29">
        <text:list-item>
          <text:p text:style-name="P13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39">Firefoxのウィンドウにアドオンのインストールパッケージをドラッグ&amp;ドロップする。</text:p>
          <text:list>
            <text:list-item>
              <text:p text:style-name="P75">確認項目</text:p>
              <text:list>
                <text:list-item>
                  <text:p text:style-name="P75">「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76">Security-3-4が選択されている場合、アドオンマネージャを開く。</text:p>
          <text:list>
            <text:list-item>
              <text:p text:style-name="P75">確認項目</text:p>
              <text:list>
                <text:list-item>
                  <text:p text:style-name="P75">「アドオン入手」が表示されない。<text:span text:style-name="検証項目番号"><text:span text:style-name="T131">(Security-3-4)</text:span></text:span></text:p>
                </text:list-item>
                <text:list-item>
                  <text:p text:style-name="P75">歯車アイコンのポップアップメニュー内に「ファイルからアドオンをインストール」が含まれない。<text:span text:style-name="検証項目番号"><text:span text:style-name="T131">(Security-3-4)</text:span></text:span></text:p>
                </text:list-item>
                <text:list-item>
                  <text:p text:style-name="P139">「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40">Security-3-3が選択されている場合、以下の各方法でアドオンマネージャへのアクセスを試みる。</text:p>
          <text:list>
            <text:list-item>
              <text:p text:style-name="P141">確認項目 </text:p>
              <text:list>
                <text:list-item>
                  <text:p text:style-name="P76">パネルメニューに「アドオン」の項目が存在しない。 <text:span text:style-name="検証項目番号"><text:span text:style-name="T131">(Security-3-3)</text:span></text:span></text:p>
                </text:list-item>
                <text:list-item>
                  <text:p text:style-name="P141">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41">Alt-Tを押下して開いた「ツール」メニュー内に「アドオン」の項目が存在しない。 <text:span text:style-name="検証項目番号"><text:span text:style-name="T131">(Security-3-3)</text:span></text:span></text:p>
                </text:list-item>
                <text:list-item>
                  <text:p text:style-name="P141">ロケーションバーに「about:addons」と入力し、Alt-Enterして、タブが開かれない（開かれてもすぐ閉じられる）。 <text:span text:style-name="検証項目番号"><text:span text:style-name="T131">(Security-3-3)</text:span></text:span></text:p>
                </text:list-item>
                <text:list-item>
                  <text:p text:style-name="P141">ロケーションバーに「about:addons」と入力し、Enterして、何も起こらない（ページが読み込まれない）。 <text:s/><text:span text:style-name="検証項目番号"><text:span text:style-name="T131">(Security-3-3)</text:span></text:span></text:p>
                </text:list-item>
                <text:list-item>
                  <text:p text:style-name="P142">ロケーションバーに「about:<text:span text:style-name="T122">about</text:span>」と入力しEnterして「about:」一覧を表示する。</text:p>
                </text:list-item>
                <text:list-item>
                  <text:p text:style-name="P142">「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579"><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579">「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579">確認項目</text:p>
              <text:list>
                <text:list-item>
                  <text:p text:style-name="P580">「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581">「https://<text:span text:style-name="T160">marketplace.firefox.com」を開き、ページのコンテキストメニューから「ページの情報を表示」を選択して、「ページの情報」ダイアログを開く。</text:span></text:p>
          <text:list>
            <text:list-item>
              <text:p text:style-name="P581">確認項目</text:p>
              <text:list>
                <text:list-item>
                  <text:p text:style-name="P58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21" text:outline-level="3"><text:bookmark-start text:name="__RefHeading__30321_2045235309"/>後始末：<text:bookmark-end text:name="__RefHeading__30321_2045235309"/></text:h>
      <text:list xml:id="list2411345636584113144" text:style-name="L30">
        <text:list-item>
          <text:p text:style-name="P282">以下のアドオンを有効化する。</text:p>
          <text:list>
            <text:list-item>
              <text:p text:style-name="P282">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25310774637263" text:continue-list="list2411345636584113144" text:style-name="L30">
        <text:list-item text:start-value="1">
          <text:p text:style-name="P576"><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25309276996881" text:continue-list="list125310774637263" text:style-name="L30">
        <text:list-item text:start-value="1">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25310283299887" text:continue-list="list125309276996881" text:style-name="L30">
        <text:list-item text:start-value="1">
          <text:p text:style-name="P14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3">テストケースの「<text:span text:style-name="T143">popupblock.html」を開く。</text:span></text:p>
          <text:list>
            <text:list-item>
              <text:p text:style-name="P77">確認項目</text:p>
              <text:list>
                <text:list-item>
                  <text:p text:style-name="P505"><text:span text:style-name="T3">ポップアップブロックの通知が表示される。</text:span><text:span text:style-name="検証項目番号"><text:span text:style-name="T131">(Security-4-1/2/4)</text:span></text:span></text:p>
                  <text:p text:style-name="P506"><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425">ポップアップの表示を許可するドメインのページを開く。</text:p>
          <text:list>
            <text:list-item>
              <text:p text:style-name="P78">確認項目</text:p>
              <text:list>
                <text:list-item>
                  <text:p text:style-name="P78">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652" text:outline-level="2"><text:bookmark-start text:name="__RefHeading__30323_2045235309"/>攻撃サイトに対する警告<text:bookmark-end text:name="__RefHeading__30323_2045235309"/></text:h>
      <text:h text:style-name="P722" text:outline-level="3"><text:bookmark-start text:name="__RefHeading__4649_1126139090"/>確認する項目<text:bookmark-end text:name="__RefHeading__4649_1126139090"/></text:h>
      <text:list xml:id="list6826143256942797361" text:style-name="L31">
        <text:list-item>
          <text:p text:style-name="P426"><text:span text:style-name="T126">Security-5</text:span>-*</text:p>
        </text:list-item>
        <text:list-item>
          <text:p text:style-name="P426"><text:span text:style-name="T126">Security-6</text:span>-*</text:p>
        </text:list-item>
      </text:list>
      <text:h text:style-name="P761" text:outline-level="3"><text:bookmark-start text:name="__RefHeading__3276_1620138923"/>準備：<text:bookmark-end text:name="__RefHeading__3276_1620138923"/></text:h>
      <text:list xml:id="list4165997925993761631" text:style-name="L32">
        <text:list-item>
          <text:p text:style-name="P144">前項に引き続き検証するか、または以下の状態を整えておく。</text:p>
          <text:list>
            <text:list-item>
              <text:p text:style-name="P373">カスタマイズ済みFirefoxのインストールが完了した状態にする。</text:p>
            </text:list-item>
          </text:list>
        </text:list-item>
      </text:list>
      <text:h text:style-name="P761" text:outline-level="3"><text:bookmark-start text:name="__RefHeading__1890_19546875151"/>検証：<text:bookmark-end text:name="__RefHeading__1890_19546875151"/></text:h>
      <text:list xml:id="list5797457983028217182" text:style-name="L33">
        <text:list-item text:start-value="1">
          <text:p text:style-name="P145">Firefoxのロケーションバーに「<text:span text:style-name="T141">http://itisatrap.org/firefox/its-a-trap.html</text:span>」と入力し、Enterを押下する。 </text:p>
          <text:list>
            <text:list-item>
              <text:p text:style-name="P582">確認項目</text:p>
              <text:list>
                <text:list-item>
                  <text:p text:style-name="P79">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45">Firefoxのロケーションバーに「<text:span text:style-name="T141">https://itisatrap.org/firefox/its-an-attack.html</text:span>」と入力し、Enterを押下する。 </text:p>
          <text:list>
            <text:list-item>
              <text:p text:style-name="P582">確認項目</text:p>
              <text:list>
                <text:list-item>
                  <text:p text:style-name="P79"><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45">Firefoxのロケーションバーに「<text:span text:style-name="T141">http://itisatrap.org/firefox/unwanted.html</text:span>」と入力し、Enterを押下する。 </text:p>
          <text:list>
            <text:list-item>
              <text:p text:style-name="P582">確認項目</text:p>
              <text:list>
                <text:list-item>
                  <text:p text:style-name="P507"><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653" text:outline-level="2"><text:bookmark-start text:name="__RefHeading__30325_2045235309"/>about:ページの利用制限<text:bookmark-end text:name="__RefHeading__30325_2045235309"/></text:h>
      <text:h text:style-name="P703" text:outline-level="3"><text:bookmark-start text:name="__RefHeading__4609_1126139090"/>確認する項目<text:bookmark-end text:name="__RefHeading__4609_1126139090"/></text:h>
      <text:list xml:id="list2015625850532820510" text:style-name="L34">
        <text:list-item>
          <text:p text:style-name="P408"><text:span text:style-name="T124">Security-8</text:span>-2</text:p>
        </text:list-item>
        <text:list-item>
          <text:p text:style-name="P408"><text:span text:style-name="T124">Security-9</text:span>-<text:span text:style-name="T145">2</text:span></text:p>
        </text:list-item>
      </text:list>
      <text:h text:style-name="P725" text:outline-level="3"><text:bookmark-start text:name="__RefHeading__1800_1954687515157"/><text:soft-page-break/>準備：<text:bookmark-end text:name="__RefHeading__1800_1954687515157"/></text:h>
      <text:list xml:id="list6910017856195469372" text:style-name="L35">
        <text:list-item>
          <text:p text:style-name="P146">前項に引き続き検証するか、または以下の状態を整えておく。</text:p>
          <text:list>
            <text:list-item>
              <text:p text:style-name="P374">カスタマイズ済みFirefoxのインストールが完了した状態にする。</text:p>
            </text:list-item>
          </text:list>
        </text:list-item>
        <text:list-item>
          <text:p text:style-name="P427">Disable About Somethingを用いて<text:span text:style-name="T75"><text:variable-input text:name="DisabledAboutPages" text:description="DisabledAboutPages" office:value-type="string">about:robots</text:variable-input></text:span><text:span text:style-name="T75">の使用を禁止しておく。</text:span></text:p>
        </text:list-item>
      </text:list>
      <text:h text:style-name="P692" text:outline-level="3"><text:bookmark-start text:name="__RefHeading__1800_1954687515"/>検証：<text:bookmark-end text:name="__RefHeading__1800_1954687515"/></text:h>
      <text:list xml:id="list3158277952766420331" text:style-name="L36">
        <text:list-item>
          <text:p text:style-name="P14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8">以下の各方法で<text:span text:style-name="T142">about:configへ</text:span>のアクセスを試みる。<text:span text:style-name="検証項目番号"><text:span text:style-name="T131">(Security-9-2)</text:span></text:span></text:p>
          <text:list>
            <text:list-item>
              <text:p text:style-name="P148">確認項目 </text:p>
              <text:list>
                <text:list-item>
                  <text:p text:style-name="P148">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48">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48">ロケーションバーに「about:about」と入力しEnterして「about:」一覧を表示する。</text:p>
                </text:list-item>
                <text:list-item>
                  <text:p text:style-name="P148">「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49">「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7">以下の各方法で<text:variable-get text:name="DisabledAboutPages">about:robots</text:variable-get><text:span text:style-name="T142">へ</text:span>のアクセスを試みる。<text:span text:style-name="検証項目番号"><text:span text:style-name="T131">(Security-8-2)</text:span></text:span></text:p>
          <text:list>
            <text:list-item>
              <text:p text:style-name="P148">確認項目 </text:p>
              <text:list>
                <text:list-item>
                  <text:p text:style-name="P148">ロケーションバーに「<text:variable-get text:name="DisabledAboutPages">about:robots</text:variable-get>」と入力し、Alt-Enterして、タブが開かれない（開かれてもすぐ閉じられる）。 <text:span text:style-name="検証項目番号"><text:span text:style-name="T131">(Security-8-2)</text:span></text:span></text:p>
                </text:list-item>
                <text:list-item>
                  <text:p text:style-name="P148">ロケーションバーに「<text:variable-get text:name="DisabledAboutPages">about:robots</text:variable-get>」と入力し、Enterして、何も起こらない（ページが読み込まれない）。 <text:s/><text:span text:style-name="検証項目番号"><text:span text:style-name="T131">(Security-8-2)</text:span></text:span></text:p>
                </text:list-item>
                <text:list-item>
                  <text:p text:style-name="P148">ロケーションバーに「about:about」と入力しEnterして「about:」一覧を表示する。</text:p>
                </text:list-item>
                <text:list-item>
                  <text:p text:style-name="P14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31">(Security-8-2)</text:span></text:span></text:p>
                </text:list-item>
              </text:list>
            </text:list-item>
          </text:list>
        </text:list-item>
      </text:list>
      <text:h text:style-name="P658" text:outline-level="2"><text:bookmark-start text:name="__RefHeading__34813_2045235309"/>エラーコンソールの利用制限<text:bookmark-end text:name="__RefHeading__34813_2045235309"/></text:h>
      <text:h text:style-name="P704" text:outline-level="3"><text:bookmark-start text:name="__RefHeading__30319_204523530923"/>確認する項目<text:bookmark-end text:name="__RefHeading__30319_204523530923"/></text:h>
      <text:list xml:id="list125310880680171" text:continue-list="list3737570274264266081" text:style-name="L27">
        <text:list-item>
          <text:p text:style-name="P572"><text:span text:style-name="T12">Security-1</text:span><text:span text:style-name="T26">0</text:span><text:span text:style-name="T12">-2</text:span></text:p>
        </text:list-item>
      </text:list>
      <text:h text:style-name="P726" text:outline-level="3"><text:bookmark-start text:name="__RefHeading__1804_195468751523"/>準備：<text:bookmark-end text:name="__RefHeading__1804_195468751523"/></text:h>
      <text:list xml:id="list621586690802821559" text:style-name="L37">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item>
          <text:p text:style-name="P283">以下のアドオンを無効化する。</text:p>
          <text:list>
            <text:list-item>
              <text:p text:style-name="P283">globalChrome.css</text:p>
            </text:list-item>
            <text:list-item>
              <text:p text:style-name="P283">UI <text:span text:style-name="T156">Text Overrider</text:span></text:p>
            </text:list-item>
          </text:list>
        </text:list-item>
      </text:list>
      <text:h text:style-name="P762" text:outline-level="3"><text:bookmark-start text:name="__RefHeading__1806_195468751523"/><text:span text:style-name="T1"><text:s/></text:span><text:span text:style-name="T2">検証：</text:span><text:bookmark-end text:name="__RefHeading__1806_195468751523"/></text:h>
      <text:list xml:id="list3353419601041095172" text:style-name="L38">
        <text:list-item>
          <text:p text:style-name="P15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2">パネルメニュー内の「開発ツール」を開く。</text:p>
          <text:list>
            <text:list-item>
              <text:p text:style-name="P80">確認項目</text:p>
              <text:list>
                <text:list-item>
                  <text:p text:style-name="P80">「エラーコンソール」が存在しない。<text:span text:style-name="検証項目番号"><text:span text:style-name="T131">(Security-10-2)</text:span></text:span></text:p>
                </text:list-item>
              </text:list>
            </text:list-item>
          </text:list>
        </text:list-item>
        <text:list-item>
          <text:p text:style-name="P152">メニューバーの「ツール」から「Web開発」を開く。</text:p>
          <text:list>
            <text:list-item>
              <text:p text:style-name="P80">確認項目</text:p>
              <text:list>
                <text:list-item>
                  <text:p text:style-name="P583"><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556558825544549228" text:style-name="L39">
        <text:list-item>
          <text:p text:style-name="P284">以下のアドオンを有効化する。</text:p>
          <text:list>
            <text:list-item>
              <text:p text:style-name="P285">globalChrome.css</text:p>
            </text:list-item>
            <text:list-item>
              <text:p text:style-name="P285">UI <text:span text:style-name="T156">Text Overrider</text:span></text:p>
            </text:list-item>
          </text:list>
        </text:list-item>
      </text:list>
      <text:h text:style-name="P673" text:outline-level="2"><text:bookmark-start text:name="__RefHeading__34817_2045235309"/><text:span text:style-name="T1">SNS連携機能とソーシャルAPIの</text:span><text:span text:style-name="T15">利用制限</text:span><text:bookmark-end text:name="__RefHeading__34817_2045235309"/></text:h>
      <text:h text:style-name="P705" text:outline-level="3"><text:bookmark-start text:name="__RefHeading__30319_20452353092"/>確認する項目<text:bookmark-end text:name="__RefHeading__30319_20452353092"/></text:h>
      <text:list xml:id="list125309228136338" text:continue-list="list125310880680171" text:style-name="L27">
        <text:list-item>
          <text:p text:style-name="P410">Security-11-2</text:p>
        </text:list-item>
      </text:list>
      <text:h text:style-name="P727" text:outline-level="3"><text:bookmark-start text:name="__RefHeading__1804_19546875152"/>準備：<text:bookmark-end text:name="__RefHeading__1804_19546875152"/></text:h>
      <text:list xml:id="list6811737677005159067" text:style-name="L40">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763" text:outline-level="3"><text:bookmark-start text:name="__RefHeading__1806_19546875152"/><text:span text:style-name="T1"><text:s/></text:span><text:span text:style-name="T2">検証：</text:span><text:bookmark-end text:name="__RefHeading__1806_19546875152"/></text:h>
      <text:list xml:id="list1970380608385315351" text:style-name="L41">
        <text:list-item>
          <text:p text:style-name="P154"><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5">パネルメニュー内の「カスタマイズ」をクリックしてツールバーのカスタマイズ画面を開く。</text:p>
          <text:list>
            <text:list-item>
              <text:p text:style-name="P81"><text:soft-page-break/>確認項目</text:p>
              <text:list>
                <text:list-item>
                  <text:p text:style-name="P81">「このページを共有」ボタンが存在しない。<text:span text:style-name="検証項目番号"><text:span text:style-name="T131">(Security-11-2)</text:span></text:span></text:p>
                </text:list-item>
              </text:list>
            </text:list-item>
          </text:list>
        </text:list-item>
        <text:list-item>
          <text:p text:style-name="P584"><text:span text:style-name="T3">ロケーションバーに「</text:span><text:span text:style-name="T20">https://activations.cdn.mozilla.net/ja/」と入力し、Enterを押してページを開く。</text:span></text:p>
        </text:list-item>
        <text:list-item>
          <text:p text:style-name="P156">いずれかのサービスの「今すぐ追加」ボタンをクリックする。</text:p>
          <text:list>
            <text:list-item>
              <text:p text:style-name="P81">確認項目</text:p>
              <text:list>
                <text:list-item>
                  <text:p text:style-name="P508"><text:span text:style-name="T3">何も起こらない。</text:span><text:span text:style-name="検証項目番号"><text:span text:style-name="T131">(Security-11-2)</text:span></text:span></text:p>
                </text:list-item>
              </text:list>
            </text:list-item>
          </text:list>
        </text:list-item>
      </text:list>
      <text:h text:style-name="P654" text:outline-level="2"><text:bookmark-start text:name="__RefHeading__34819_2045235309"/>JavaScriptの実行制限<text:bookmark-end text:name="__RefHeading__34819_2045235309"/></text:h>
      <text:h text:style-name="P706" text:outline-level="3"><text:bookmark-start text:name="__RefHeading__30319_204523530922"/>確認する項目<text:bookmark-end text:name="__RefHeading__30319_204523530922"/></text:h>
      <text:list xml:id="list125309123362915" text:continue-list="list125309228136338" text:style-name="L27">
        <text:list-item>
          <text:p text:style-name="P573"><text:span text:style-name="T12">Security-12-2/</text:span><text:span text:style-name="T21">3</text:span></text:p>
        </text:list-item>
      </text:list>
      <text:h text:style-name="P728" text:outline-level="3"><text:bookmark-start text:name="__RefHeading__1804_195468751522"/>準備：<text:bookmark-end text:name="__RefHeading__1804_195468751522"/></text:h>
      <text:list xml:id="list1472309506598741659" text:style-name="L42">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764" text:outline-level="3"><text:bookmark-start text:name="__RefHeading__1806_195468751522"/><text:span text:style-name="T1"><text:s/></text:span><text:span text:style-name="T2">検証：</text:span><text:bookmark-end text:name="__RefHeading__1806_195468751522"/></text:h>
      <text:list xml:id="list121484968952423078" text:style-name="L43">
        <text:list-item>
          <text:p text:style-name="P158"><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9">テストケースの「<text:span text:style-name="T143">popupblock.html」を開く。</text:span></text:p>
          <text:list>
            <text:list-item>
              <text:p text:style-name="P82">確認項目</text:p>
              <text:list>
                <text:list-item>
                  <text:p text:style-name="P509"><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159"><text:span text:style-name="T143">JavaScriptの実行を許可するドメインのページを開く。</text:span><text:span text:style-name="検証項目番号"><text:span text:style-name="T131">(Security-12-2)</text:span></text:span></text:p>
          <text:list>
            <text:list-item>
              <text:p text:style-name="P82">確認項目</text:p>
              <text:list>
                <text:list-item>
                  <text:p text:style-name="P509"><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655" text:outline-level="2"><text:bookmark-start text:name="__RefHeading__34821_2045235309"/>ローカルファイルの読み込みの制限<text:bookmark-end text:name="__RefHeading__34821_2045235309"/></text:h>
      <text:h text:style-name="P707" text:outline-level="3"><text:bookmark-start text:name="__RefHeading__30319_2045235309221"/>確認する項目<text:bookmark-end text:name="__RefHeading__30319_2045235309221"/></text:h>
      <text:list xml:id="list125308936258679" text:continue-list="list125309123362915" text:style-name="L27">
        <text:list-item>
          <text:p text:style-name="P411">Security-14-*</text:p>
        </text:list-item>
      </text:list>
      <text:h text:style-name="P729" text:outline-level="3"><text:bookmark-start text:name="__RefHeading__1804_1954687515221"/>準備：<text:bookmark-end text:name="__RefHeading__1804_1954687515221"/></text:h>
      <text:list xml:id="list7926568159732764094" text:style-name="L44">
        <text:list-item>
          <text:p text:style-name="P160">前項に引き続き検証するか、または以下の状態を整えておく。</text:p>
          <text:list>
            <text:list-item>
              <text:p text:style-name="P160">カスタマイズ済みFirefoxのインストールが完了した状態にする。</text:p>
            </text:list-item>
          </text:list>
        </text:list-item>
      </text:list>
      <text:h text:style-name="P765" text:outline-level="3"><text:bookmark-start text:name="__RefHeading__1806_1954687515221"/><text:span text:style-name="T1"><text:s/></text:span><text:span text:style-name="T2">検証：</text:span><text:bookmark-end text:name="__RefHeading__1806_1954687515221"/></text:h>
      <text:list xml:id="list2137121164029336335" text:style-name="L45">
        <text:list-item>
          <text:p text:style-name="P16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2">テストケースの「<text:span text:style-name="T144">cross-directory.html」を開く。</text:span></text:p>
          <text:list>
            <text:list-item>
              <text:p text:style-name="P83">確認項目</text:p>
              <text:list>
                <text:list-item>
                  <text:p text:style-name="P510"><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656" text:outline-level="2"><text:bookmark-start text:name="__RefHeading__34823_2045235309"/>バックグラウンドで行われる通信の制限<text:bookmark-end text:name="__RefHeading__34823_2045235309"/></text:h>
      <text:h text:style-name="P708" text:outline-level="3"><text:bookmark-start text:name="__RefHeading__30319_20452353092211"/>確認する項目<text:bookmark-end text:name="__RefHeading__30319_20452353092211"/></text:h>
      <text:list xml:id="list125308910760942" text:continue-list="list125308936258679" text:style-name="L27">
        <text:list-item>
          <text:p text:style-name="P412">Security-5-2</text:p>
        </text:list-item>
        <text:list-item>
          <text:p text:style-name="P428">Security-6-2</text:p>
        </text:list-item>
        <text:list-item>
          <text:p text:style-name="P429">Security-11-2</text:p>
        </text:list-item>
        <text:list-item>
          <text:p text:style-name="P574"><text:span text:style-name="T12">Security-1</text:span><text:span text:style-name="T23">5</text:span><text:span text:style-name="T12">-</text:span><text:span text:style-name="T23">2</text:span></text:p>
        </text:list-item>
        <text:list-item>
          <text:p text:style-name="P430">Privacy-33-3</text:p>
        </text:list-item>
      </text:list>
      <text:h text:style-name="P730" text:outline-level="3"><text:bookmark-start text:name="__RefHeading__1804_19546875152211"/>準備：<text:bookmark-end text:name="__RefHeading__1804_19546875152211"/></text:h>
      <text:list xml:id="list3385725751319069097" text:style-name="L46">
        <text:list-item>
          <text:p text:style-name="P163">前項に引き続き検証するか、または以下の状態を整えておく。</text:p>
          <text:list>
            <text:list-item>
              <text:p text:style-name="P164">カスタマイズ済みFirefoxのインストールが完了した状態にする。</text:p>
            </text:list-item>
          </text:list>
        </text:list-item>
        <text:list-item>
          <text:p text:style-name="P164"><text:variable-get text:name="SpecialProfilePath">%AppData%\Mozilla\Firefox\Profiles</text:variable-get>を削除する。</text:p>
        </text:list-item>
        <text:list-item>
          <text:p text:style-name="P287">以下のアドオンを無効化する。</text:p>
          <text:list>
            <text:list-item>
              <text:p text:style-name="P287">globalChrome.css</text:p>
            </text:list-item>
            <text:list-item>
              <text:p text:style-name="P431">UI Text Overrider</text:p>
            </text:list-item>
          </text:list>
        </text:list-item>
      </text:list>
      <text:h text:style-name="P766" text:outline-level="3"><text:bookmark-start text:name="__RefHeading__1806_19546875152211"/><text:span text:style-name="T1"><text:s/></text:span><text:span text:style-name="T2">検証：</text:span><text:bookmark-end text:name="__RefHeading__1806_19546875152211"/></text:h>
      <text:list xml:id="list4567050234713372633" text:style-name="L47">
        <text:list-item>
          <text:p text:style-name="P16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6">ロケーションバーに「about:blank」と入力し、空のページを開く。</text:p>
        </text:list-item>
        <text:list-item>
          <text:p text:style-name="P166">パネルメニューの「開発ツール」→「開発ツールを表示」で開発ツールを表示する。</text:p>
        </text:list-item>
        <text:list-item>
          <text:p text:style-name="P166"><text:soft-page-break/>開発ツール右上の歯車アイコンをクリックする。</text:p>
        </text:list-item>
        <text:list-item>
          <text:p text:style-name="P166">「ブラウザとアドオンのデバッガを有効」と「リモートデバッガを有効」にチェックを入れる。</text:p>
        </text:list-item>
        <text:list-item>
          <text:p text:style-name="P166">パネルメニューの「開発ツール」→「ブラウザツールボックス」でブラウザツールボックスを開く。途中、リモートデバッグの接続許可を求められるので「OK」をクリックする。</text:p>
        </text:list-item>
        <text:list-item>
          <text:p text:style-name="P166">ブラウザツールボックスで「ネットワーク」を選択する。</text:p>
        </text:list-item>
        <text:list-item>
          <text:p text:style-name="P166">ブラウザツールボックス内の「再読み込み」ボタンをクリックする。</text:p>
        </text:list-item>
        <text:list-item>
          <text:p text:style-name="P166">そのまま10分放置する。</text:p>
          <text:list>
            <text:list-item>
              <text:p text:style-name="P84">確認項目</text:p>
              <text:list>
                <text:list-item>
                  <text:p text:style-name="P511"><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30" text:outline-level="3"><text:bookmark-start text:name="__RefHeading__34825_2045235309"/>後始末：<text:bookmark-end text:name="__RefHeading__34825_2045235309"/></text:h>
      <text:list xml:id="list6697177332252698264" text:style-name="L48">
        <text:list-item>
          <text:p text:style-name="P288">以下のアドオンを有効化する。</text:p>
          <text:list>
            <text:list-item>
              <text:p text:style-name="P289">globalChrome.css</text:p>
            </text:list-item>
            <text:list-item>
              <text:p text:style-name="P432">UI Text Overrider</text:p>
            </text:list-item>
          </text:list>
        </text:list-item>
      </text:list>
      <text:h text:style-name="P657" text:outline-level="2"><text:bookmark-start text:name="__RefHeading__34827_2045235309"/>外部リソースへのアクセスの制限<text:bookmark-end text:name="__RefHeading__34827_2045235309"/></text:h>
      <text:h text:style-name="P709" text:outline-level="3"><text:bookmark-start text:name="__RefHeading__30319_204523530922111"/>確認する項目<text:bookmark-end text:name="__RefHeading__30319_204523530922111"/></text:h>
      <text:list xml:id="list125310263381096" text:continue-list="list125308910760942" text:style-name="L27">
        <text:list-item>
          <text:p text:style-name="P575"><text:span text:style-name="T24">Security-</text:span><text:span text:style-name="T27">18-2</text:span></text:p>
        </text:list-item>
        <text:list-item>
          <text:p text:style-name="P575"><text:span text:style-name="T25">Security-1</text:span><text:span text:style-name="T27">9-2</text:span></text:p>
        </text:list-item>
      </text:list>
      <text:h text:style-name="P731" text:outline-level="3"><text:bookmark-start text:name="__RefHeading__1804_195468751522111"/>準備：<text:bookmark-end text:name="__RefHeading__1804_195468751522111"/></text:h>
      <text:list xml:id="list5120136523021652221" text:style-name="L49">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
        </text:list-item>
      </text:list>
      <text:h text:style-name="P767" text:outline-level="3"><text:bookmark-start text:name="__RefHeading__1806_195468751522111"/><text:span text:style-name="T1"><text:s/></text:span><text:span text:style-name="T2">検証：</text:span><text:bookmark-end text:name="__RefHeading__1806_195468751522111"/></text:h>
      <text:list xml:id="list3703916168457078446" text:style-name="L50">
        <text:list-item>
          <text:p text:style-name="P16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70">パネルメニューからツールバーのカスタマイズ画面を開く。</text:p>
          <text:list>
            <text:list-item>
              <text:p text:style-name="P170">確認項目</text:p>
              <text:list>
                <text:list-item>
                  <text:p text:style-name="P170">「テーマ」内の「その他のテーマを入手」をクリックしても何も起こらない。<text:span text:style-name="検証項目番号"><text:span text:style-name="T131">(Security-18-2)</text:span></text:span></text:p>
                </text:list-item>
                <text:list-item>
                  <text:p text:style-name="P585"><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32" text:outline-level="3"><text:bookmark-start text:name="__RefHeading___Toc12043_954817753"/>後始末：<text:bookmark-end text:name="__RefHeading___Toc12043_954817753"/></text:h>
      <text:list xml:id="list125309829661311" text:continue-list="list6697177332252698264" text:style-name="L48">
        <text:list-item>
          <text:p text:style-name="P290">以下のアドオンを有効化する。</text:p>
          <text:list>
            <text:list-item>
              <text:p text:style-name="P290">globalChrome.css</text:p>
            </text:list-item>
          </text:list>
        </text:list-item>
      </text:list>
      <text:h text:style-name="P659" text:outline-level="2"><text:bookmark-start text:name="__RefHeading__34831_2045235309"/>パーミッション設定の制限<text:bookmark-end text:name="__RefHeading__34831_2045235309"/></text:h>
      <text:h text:style-name="P710" text:outline-level="3"><text:bookmark-start text:name="__RefHeading__30319_2045235309221112"/>確認する項目<text:bookmark-end text:name="__RefHeading__30319_2045235309221112"/></text:h>
      <text:list xml:id="list4824243475461589811" text:style-name="L51">
        <text:list-item>
          <text:p text:style-name="P577"><text:span text:style-name="T12">Security-20</text:span><text:span text:style-name="T27">-2</text:span></text:p>
        </text:list-item>
      </text:list>
      <text:h text:style-name="P733" text:outline-level="3"><text:bookmark-start text:name="__RefHeading__1804_1954687515221112"/>準備：<text:bookmark-end text:name="__RefHeading__1804_1954687515221112"/></text:h>
      <text:list xml:id="list7006289658614497623" text:style-name="L52">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68" text:outline-level="3"><text:bookmark-start text:name="__RefHeading__1806_1954687515221112"/><text:span text:style-name="T1"><text:s/></text:span><text:span text:style-name="T2">検証：</text:span><text:bookmark-end text:name="__RefHeading__1806_1954687515221112"/></text:h>
      <text:list xml:id="list1627788624252933004" text:style-name="L53">
        <text:list-item>
          <text:p text:style-name="P17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586"><text:span text:style-name="T3">ロケーションバーに「</text:span><text:span text:style-name="T28">https://addons.mozilla.org/</text:span><text:span text:style-name="T3">」と入力し、ページを開く。</text:span></text:p>
        </text:list-item>
        <text:list-item>
          <text:p text:style-name="P173">ページの読み込みが完了したら、ロケーションバー上の鍵アイコンの箇所をクリックする。</text:p>
          <text:list>
            <text:list-item>
              <text:p text:style-name="P173">確認項目</text:p>
              <text:list>
                <text:list-item>
                  <text:p text:style-name="P173">パネル上に「サイト別設定」が表示されない。<text:span text:style-name="検証項目番号"><text:span text:style-name="T131">(Security-20-2)</text:span></text:span></text:p>
                </text:list-item>
                <text:list-item>
                  <text:p text:style-name="P173">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173">ページ上のコンテキストメニューから「ページの情報を表示」を選択する。</text:p>
          <text:list>
            <text:list-item>
              <text:p text:style-name="P173">確認項目</text:p>
              <text:list>
                <text:list-item>
                  <text:p text:style-name="P586"><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641" text:outline-level="1"><text:bookmark-start text:name="__RefHeading__34833_2045235309"/>プライバシー情報に関わるカスタマイズ<text:bookmark-end text:name="__RefHeading__34833_2045235309"/></text:h>
      <text:h text:style-name="P660" text:outline-level="2"><text:bookmark-start text:name="__RefHeading__51515_2045235309"/>プライバシー情報の利用制限<text:bookmark-end text:name="__RefHeading__51515_2045235309"/></text:h>
      <text:h text:style-name="P711" text:outline-level="3"><text:bookmark-start text:name="__RefHeading__30319_20452353092211121"/>確認する項目<text:bookmark-end text:name="__RefHeading__30319_20452353092211121"/></text:h>
      <text:list xml:id="list125309298563692" text:continue-list="list4824243475461589811" text:style-name="L51">
        <text:list-item>
          <text:p text:style-name="P413">Privacy-1-2/3</text:p>
        </text:list-item>
        <text:list-item>
          <text:p text:style-name="P414">Privacy-2-2</text:p>
        </text:list-item>
        <text:list-item>
          <text:p text:style-name="P414">Privacy-3-*</text:p>
        </text:list-item>
        <text:list-item>
          <text:p text:style-name="P587"><text:span text:style-name="T12">P</text:span><text:span text:style-name="T1">rivacy-4-2</text:span></text:p>
        </text:list-item>
        <text:list-item>
          <text:p text:style-name="P414">Privacy-5-2</text:p>
        </text:list-item>
        <text:list-item>
          <text:p text:style-name="P414">Privacy-6-3</text:p>
        </text:list-item>
        <text:list-item>
          <text:p text:style-name="P588"><text:span text:style-name="T12">P</text:span><text:span text:style-name="T1">rivacy-7-*</text:span></text:p>
        </text:list-item>
        <text:list-item>
          <text:p text:style-name="P433">Privacy-8-2</text:p>
        </text:list-item>
        <text:list-item>
          <text:p text:style-name="P434">Privacy-10-2</text:p>
        </text:list-item>
        <text:list-item>
          <text:p text:style-name="P434">Privacy-12-*</text:p>
        </text:list-item>
        <text:list-item>
          <text:p text:style-name="P434">Privacy-15-2</text:p>
        </text:list-item>
        <text:list-item>
          <text:p text:style-name="P435">Privacy-16-*</text:p>
        </text:list-item>
        <text:list-item>
          <text:p text:style-name="P435">Privacy-17-*</text:p>
        </text:list-item>
        <text:list-item>
          <text:p text:style-name="P435">Privacy-18-2</text:p>
        </text:list-item>
        <text:list-item>
          <text:p text:style-name="P578"><text:span text:style-name="T12">Privacy-20-</text:span><text:span text:style-name="T29">3/4</text:span></text:p>
        </text:list-item>
        <text:list-item>
          <text:p text:style-name="P436">Privacy-21-2</text:p>
        </text:list-item>
        <text:list-item>
          <text:p text:style-name="P436">Privacy-31-2</text:p>
        </text:list-item>
        <text:list-item>
          <text:p text:style-name="P589"><text:span text:style-name="T29">P</text:span><text:span text:style-name="T1">rivacy-33-2/3</text:span></text:p>
        </text:list-item>
      </text:list>
      <text:h text:style-name="P734" text:outline-level="3"><text:bookmark-start text:name="__RefHeading__1804_19546875152211121"/>準備：<text:bookmark-end text:name="__RefHeading__1804_19546875152211121"/></text:h>
      <text:list xml:id="list7760487667164549753" text:style-name="L54">
        <text:list-item>
          <text:p text:style-name="P174">前項に引き続き検証するか、または以下の状態を整えておく。</text:p>
          <text:list>
            <text:list-item>
              <text:p text:style-name="P175">カスタマイズ済みFirefoxのインストールが完了した状態にする。</text:p>
            </text:list-item>
          </text:list>
        </text:list-item>
        <text:list-item>
          <text:p text:style-name="P292">以下のアドオンを無効化する。</text:p>
          <text:list>
            <text:list-item>
              <text:p text:style-name="P293">Disable about:config</text:p>
            </text:list-item>
            <text:list-item>
              <text:p text:style-name="P293">globalChrome.css</text:p>
            </text:list-item>
          </text:list>
        </text:list-item>
      </text:list>
      <text:h text:style-name="P769" text:outline-level="3"><text:bookmark-start text:name="__RefHeading__1806_19546875152211121"/><text:span text:style-name="T1"><text:s/></text:span><text:span text:style-name="T2">検証：</text:span><text:bookmark-end text:name="__RefHeading__1806_19546875152211121"/></text:h>
      <text:list xml:id="list1519118506270607825" text:style-name="L55">
        <text:list-item>
          <text:p text:style-name="P43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76">パネルメニューを開き、パネルメニュー内の「オプション」をクリックする。 </text:p>
        </text:list-item>
        <text:list-item>
          <text:p text:style-name="P176">オプション画面の「プライバシー」を開く。 </text:p>
          <text:list>
            <text:list-item>
              <text:p text:style-name="P176">確認項目 </text:p>
              <text:list>
                <text:list-item>
                  <text:p text:style-name="P176">「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85">「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176">オプション画面の「詳細<text:span text:style-name="T73">」→「ネットワーク」を開く。</text:span></text:p>
          <text:list>
            <text:list-item>
              <text:p text:style-name="P327">確認項目</text:p>
              <text:list>
                <text:list-item>
                  <text:p text:style-name="P590"><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177">オプション画面の「詳細<text:span text:style-name="T73">」の「データの選択」を開く。</text:span></text:p>
          <text:list>
            <text:list-item>
              <text:p text:style-name="P328">確認項目</text:p>
              <text:list>
                <text:list-item>
                  <text:p text:style-name="P591"><text:span text:style-name="T30">「Firefoxヘルスレポートを有効にする」のチェックが外れている。</text:span><text:span text:style-name="検証項目番号"><text:span text:style-name="T131">(Privacy-18-2)</text:span></text:span></text:p>
                </text:list-item>
                <text:list-item>
                  <text:p text:style-name="P592"><text:span text:style-name="T30">「追加データを共有する（パフォーマンス情報など）」のチェックが外れている。</text:span><text:span text:style-name="検証項目番号"><text:span text:style-name="T131">(Privacy-18-2)</text:span></text:span></text:p>
                </text:list-item>
                <text:list-item>
                  <text:p text:style-name="P592"><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178">テストケースの「<text:span text:style-name="T146">password.html」を開く。</text:span></text:p>
        </text:list-item>
        <text:list-item>
          <text:p text:style-name="P178">ユーザID、パスワードを入力して送信する。</text:p>
          <text:list>
            <text:list-item>
              <text:p text:style-name="P329">確認項目</text:p>
              <text:list>
                <text:list-item>
                  <text:p text:style-name="P330">パスワードの保存を尋ねられない。<text:span text:style-name="検証項目番号"><text:span text:style-name="T131">(Privacy-5-2)</text:span></text:span></text:p>
                </text:list-item>
                <text:list-item>
                  <text:p text:style-name="P330">ファイルを再読み込みしてもパスワードが自動入力されない。<text:span text:style-name="検証項目番号"><text:span text:style-name="T131">(Privacy-5-2)</text:span></text:span></text:p>
                </text:list-item>
                <text:list-item>
                  <text:p text:style-name="P331">ユーザID入力欄をダブルクリックしても入力履歴が表示されない。<text:span text:style-name="検証項目番号"><text:span text:style-name="T131">(Privacy-2-2)</text:span></text:span></text:p>
                </text:list-item>
              </text:list>
            </text:list-item>
          </text:list>
        </text:list-item>
        <text:list-item>
          <text:p text:style-name="P179">ファイルに名前を付けて保存し、Firefoxを再起動する。<text:span text:style-name="検証項目番号"><text:span text:style-name="T131">(Privacy-3-2)</text:span></text:span></text:p>
          <text:list>
            <text:list-item>
              <text:p text:style-name="P331">確認項目</text:p>
              <text:list>
                <text:list-item>
                  <text:p text:style-name="P335">「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180">ロケーションバーに「<text:span text:style-name="T147">password」と入力する。</text:span><text:span text:style-name="検証項目番号"><text:span text:style-name="T131">(Privacy-4-2)</text:span></text:span></text:p>
          <text:list>
            <text:list-item>
              <text:p text:style-name="P332">確認項目</text:p>
              <text:list>
                <text:list-item>
                  <text:p text:style-name="P332">ロケーションバーのオートコンプリートの項目が表示されない。<text:span text:style-name="検証項目番号"><text:span text:style-name="T131">(Privacy-4-2)</text:span></text:span></text:p>
                </text:list-item>
              </text:list>
            </text:list-item>
          </text:list>
        </text:list-item>
        <text:list-item>
          <text:p text:style-name="P181"><text:soft-page-break/>ロケーションバーに「about:config」と入力し、詳細設定一覧を開いて、各設定値を確認する。</text:p>
        </text:list-item>
      </text:list>
      <text:list xml:id="list7350536049223714242" text:style-name="L56">
        <text:list-item>
          <text:list>
            <text:list-item>
              <text:p text:style-name="P336">確認項目</text:p>
              <text:list>
                <text:list-item>
                  <text:p text:style-name="P512"><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12"><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12"><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13"><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86">「<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14"><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14"><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14"><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25309805600774" text:continue-list="list1519118506270607825" text:style-name="L55">
        <text:list-item>
          <text:p text:style-name="P182">ロケーションバーに「about:」と入力し、Alt-Enterでタブとして開く。</text:p>
        </text:list-item>
        <text:list-item>
          <text:p text:style-name="P182">開かれたタブを閉じる。</text:p>
        </text:list-item>
        <text:list-item>
          <text:p text:style-name="P182">ロケーションバーに「about:」と入力し、Alt-Enterでタブとして開く。</text:p>
        </text:list-item>
        <text:list-item>
          <text:p text:style-name="P182">開かれたタブをドラッグしてウィンドウ外にドロップし、ウィンドウとして開く。</text:p>
        </text:list-item>
        <text:list-item>
          <text:p text:style-name="P182">開かれたウィンドウを閉じる。</text:p>
        </text:list-item>
        <text:list-item>
          <text:p text:style-name="P182">「履歴」メニューを開く。</text:p>
          <text:list>
            <text:list-item>
              <text:p text:style-name="P333">確認項目</text:p>
              <text:list>
                <text:list-item>
                  <text:p text:style-name="P515"><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593"><text:span text:style-name="T3">「最近閉じたウィンドウ」が表示されない。</text:span><text:span text:style-name="検証項目番号"><text:span text:style-name="T131">(Privacy-10-2)</text:span></text:span></text:p>
                </text:list-item>
              </text:list>
            </text:list-item>
          </text:list>
        </text:list-item>
        <text:list-item>
          <text:p text:style-name="P183">ツールバー上の検索窓にフォーカスし「a」と入力する。</text:p>
          <text:list>
            <text:list-item>
              <text:p text:style-name="P334">確認項目</text:p>
              <text:list>
                <text:list-item>
                  <text:p text:style-name="P516"><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38">ツールバー上の<text:span text:style-name="T75">検索窓の</text:span>虫眼鏡のアイコンをクリックし、ポップアップ表示されたパネルの最下部の「検索設定を変更」をクリックする。</text:p>
        </text:list-item>
        <text:list-item>
          <text:p text:style-name="P438">開かれた設定画面の「既定の検索エンジン」欄を見る。</text:p>
          <text:list>
            <text:list-item>
              <text:p text:style-name="P438">確認項目</text:p>
              <text:list>
                <text:list-item>
                  <text:p text:style-name="P439"><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35" text:outline-level="3"><text:bookmark-start text:name="__RefHeading__51517_2045235309"/>後始末：<text:bookmark-end text:name="__RefHeading__51517_2045235309"/></text:h>
      <text:list xml:id="list4556902725274607926" text:style-name="L57">
        <text:list-item>
          <text:p text:style-name="P294">以下のアドオンを有効化する。</text:p>
          <text:list>
            <text:list-item>
              <text:p text:style-name="P294">Disable about:config</text:p>
            </text:list-item>
            <text:list-item>
              <text:p text:style-name="P294">globalChrome.css</text:p>
            </text:list-item>
          </text:list>
        </text:list-item>
      </text:list>
      <text:h text:style-name="P665" text:outline-level="2"><text:bookmark-start text:name="__RefHeading__29670_312387327"/>履歴の保存日数の制御<text:bookmark-end text:name="__RefHeading__29670_312387327"/></text:h>
      <text:list xml:id="list5846046436975761048" text:style-name="L58">
        <text:list-item>
          <text:p text:style-name="P594"><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36" text:outline-level="3"><text:bookmark-start text:name="__RefHeading__4657_1126139090162166168"/>確認する項目<text:bookmark-end text:name="__RefHeading__4657_1126139090162166168"/></text:h>
      <text:list xml:id="list6743301529543438159" text:style-name="L59">
        <text:list-item>
          <text:p text:style-name="P440"><text:span text:style-name="T126">Privacy-9</text:span>-1</text:p>
        </text:list-item>
      </text:list>
      <text:h text:style-name="P770" text:outline-level="3"><text:bookmark-start text:name="__RefHeading__2227_1596304251163167169"/>準備：<text:bookmark-end text:name="__RefHeading__2227_1596304251163167169"/></text:h>
      <text:list xml:id="list1075968116446091579" text:style-name="L60">
        <text:list-item>
          <text:p text:style-name="P184">前項に引き続き検証するか、または以下の状態を整えておく。</text:p>
          <text:list>
            <text:list-item>
              <text:p text:style-name="P375">カスタマイズ済みFirefoxのインストールが完了した状態にする。</text:p>
            </text:list-item>
          </text:list>
        </text:list-item>
        <text:list-item>
          <text:p text:style-name="P295">以下のアドオンを無効化する。</text:p>
          <text:list>
            <text:list-item>
              <text:p text:style-name="P375">Disable Addons</text:p>
            </text:list-item>
            <text:list-item>
              <text:p text:style-name="P296">Disable about:config</text:p>
            </text:list-item>
          </text:list>
        </text:list-item>
        <text:list-item>
          <text:p text:style-name="P375">十分な日数分の履歴項目を以下の手順で用意する。</text:p>
          <text:list>
            <text:list-item>
              <text:p text:style-name="P37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76">Windowsのタスクバーの時計を右クリックし、「日付と時刻の調整」を選択する。</text:p>
            </text:list-item>
            <text:list-item>
              <text:p text:style-name="P377">「日付と時刻」ダイアログが開かれるので、「インターネット時刻」タブで「設定の変更」ボタンをクリックし、「インターネット時刻サーバーと同期する」のチェックを外す。（※要：管理者権限）</text:p>
            </text:list-item>
            <text:list-item>
              <text:p text:style-name="P375">「日付と時刻」タブで「日付と時刻の変更」ボタンをクリックする。（※要：管理者権限）</text:p>
            </text:list-item>
            <text:list-item>
              <text:p text:style-name="P375">「日付と時刻の設定」ダイアログが開かれるので、カレンダー上で日付を<text:variable-get text:name="ExpireDays">5</text:variable-get>＋2日以上前の日付に変更し、「OK」をクリックしてダイアログを閉じる。</text:p>
            </text:list-item>
            <text:list-item>
              <text:p text:style-name="P375">Firefox上で何らかのWebページを開き、リンクを辿ってページを遷移する。</text:p>
            </text:list-item>
            <text:list-item>
              <text:p text:style-name="P375">2〜4の操作を、設定する日付を1日ずつ進めながら繰り返す。</text:p>
            </text:list-item>
          </text:list>
        </text:list-item>
      </text:list>
      <text:h text:style-name="P736" text:outline-level="3"><text:bookmark-start text:name="__RefHeading__2229_1596304251164168170"/>検証：<text:bookmark-end text:name="__RefHeading__2229_1596304251164168170"/></text:h>
      <text:list xml:id="list6027441471393021766" text:style-name="L61">
        <text:list-item>
          <text:p text:style-name="P185"><text:variable-get text:name="DesktopShortcutPath">C:\Users\Public\Desktop\Mozilla Firefox.lnk</text:variable-get> がある場合はそれを、なければfirefox.exeをダブルクリックしてFirefoxを起動する。 </text:p>
        </text:list-item>
        <text:list-item>
          <text:p text:style-name="P186">パネルメニューを開き、「アドオン」をクリックする。 </text:p>
        </text:list-item>
        <text:list-item>
          <text:p text:style-name="P186">アドオンマネージャ内の「拡張機能」をクリックする。</text:p>
          <text:list>
            <text:list-item>
              <text:p text:style-name="P186"><text:soft-page-break/>確認項目 </text:p>
              <text:list>
                <text:list-item>
                  <text:p text:style-name="P187">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595"><text:span text:style-name="T10"><text:variable-get text:name="ExpireHistoryByDaysVersion">Flexible Expire History by Days</text:variable-get></text:span><text:span text:style-name="T10">の設定画面を開く。</text:span></text:p>
          <text:list>
            <text:list-item>
              <text:p text:style-name="P186">確認項目</text:p>
              <text:list>
                <text:list-item>
                  <text:p text:style-name="P441">「Expire visits older than these days」の値が「<text:variable-get text:name="ExpireDays">5</text:variable-get>」である。<text:span text:style-name="検証項目番号"><text:span text:style-name="T131">(Privacy-9-1)</text:span></text:span></text:p>
                </text:list-item>
                <text:list-item>
                  <text:p text:style-name="P441">「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186">Firefoxのロケーションバーに「about:config」と入力し、ページを開く。</text:p>
        </text:list-item>
        <text:list-item>
          <text:p text:style-name="P595"><text:span text:style-name="T3"><text:s/>「検索」欄に「</text:span><text:span text:style-name="T14">idle.lastDailyNotification</text:span><text:span text:style-name="T3">」と入力し、Enterを押下する。 </text:span></text:p>
        </text:list-item>
        <text:list-item>
          <text:p text:style-name="P186">項目が見つかった場合、項目を右クリックしてメニューから「リセット」を選択する。</text:p>
        </text:list-item>
        <text:list-item>
          <text:p text:style-name="P186">Firefoxを終了する。</text:p>
        </text:list-item>
        <text:list-item>
          <text:p text:style-name="P185"><text:variable-get text:name="DesktopShortcutPath">C:\Users\Public\Desktop\Mozilla Firefox.lnk</text:variable-get> がある場合はそれを、なければfirefox.exeをダブルクリックしてFirefoxを起動する。 </text:p>
        </text:list-item>
        <text:list-item>
          <text:p text:style-name="P378">メニューバーの「履歴」から「すべての履歴」を選択し、「履歴とブックマークの管理」ウィンドウを開く（すべての履歴項目を表示した状態にする）。</text:p>
        </text:list-item>
        <text:list-item>
          <text:p text:style-name="P378">「履歴」配下の「7日以内」、「（前月）月」、または指定の履歴保存期間のしきい値となる日付が含まれる期間を選択する。</text:p>
        </text:list-item>
        <text:list-item>
          <text:p text:style-name="P378">履歴一覧のカラム列を右クリックし、「最近表示した日時」にチェックを入れる。</text:p>
          <text:list>
            <text:list-item>
              <text:p text:style-name="P595">確認項目</text:p>
              <text:list>
                <text:list-item>
                  <text:p text:style-name="P378">当日までの日付の履歴項目が並んでいる。</text:p>
                </text:list-item>
              </text:list>
            </text:list-item>
          </text:list>
        </text:list-item>
        <text:list-item>
          <text:p text:style-name="P442">マウスとキーボードから手を離し、4分以上、何も操作せずに放置する。</text:p>
          <text:list>
            <text:list-item>
              <text:p text:style-name="P442">確認項目</text:p>
              <text:list>
                <text:list-item>
                  <text:p text:style-name="P379">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36" text:outline-level="3"><text:bookmark-start text:name="__RefHeading__29672_312387327"/>後始末：<text:bookmark-end text:name="__RefHeading__29672_312387327"/></text:h>
      <text:list xml:id="list2534198813784435207" text:style-name="L62">
        <text:list-item>
          <text:p text:style-name="P38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80">Windowsのタスクバーの時計を右クリックし、「日付と時刻の調整」を選択する。</text:p>
        </text:list-item>
        <text:list-item>
          <text:p text:style-name="P38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7">以下のアドオンを有効化する。</text:p>
          <text:list>
            <text:list-item>
              <text:p text:style-name="P596"><text:span text:style-name="T19">Disable </text:span><text:span text:style-name="T37">Addons</text:span></text:p>
            </text:list-item>
            <text:list-item>
              <text:p text:style-name="P443">Disable about:config</text:p>
            </text:list-item>
          </text:list>
        </text:list-item>
      </text:list>
      <text:h text:style-name="P661" text:outline-level="2"><text:bookmark-start text:name="__RefHeading__51519_2045235309"/>位置情報の利用制限<text:bookmark-end text:name="__RefHeading__51519_2045235309"/></text:h>
      <text:h text:style-name="P712" text:outline-level="3"><text:bookmark-start text:name="__RefHeading__30319_204523530922111211"/>確認する項目<text:bookmark-end text:name="__RefHeading__30319_204523530922111211"/></text:h>
      <text:list xml:id="list125308914662580" text:continue-list="list125309298563692" text:style-name="L51">
        <text:list-item>
          <text:p text:style-name="P415">Privacy-14-3</text:p>
        </text:list-item>
      </text:list>
      <text:h text:style-name="P737" text:outline-level="3"><text:bookmark-start text:name="__RefHeading__1804_195468751522111211"/>準備：<text:bookmark-end text:name="__RefHeading__1804_195468751522111211"/></text:h>
      <text:list xml:id="list7490108923637607026" text:style-name="L63">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71" text:outline-level="3"><text:bookmark-start text:name="__RefHeading__1806_195468751522111211"/><text:span text:style-name="T1"><text:s/></text:span><text:span text:style-name="T2">検証：</text:span><text:bookmark-end text:name="__RefHeading__1806_195468751522111211"/></text:h>
      <text:list xml:id="list4134715271451812123" text:style-name="L64">
        <text:list-item>
          <text:p text:style-name="P44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9">ロケーションバーに「https://developer.mozilla.org/ja/docs/WebAPI/Using_geolocation」と入力し、ページを開く。</text:p>
        </text:list-item>
        <text:list-item>
          <text:p text:style-name="P445">「Geolocationのライブサンプル」欄の「Show my location」ボタンをクリックする。</text:p>
          <text:list>
            <text:list-item>
              <text:p text:style-name="P445">確認項目</text:p>
              <text:list>
                <text:list-item>
                  <text:p text:style-name="P38"><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662" text:outline-level="2"><text:bookmark-start text:name="__RefHeading___Toc12045_954817753"/>Firefox Syncの利用制限<text:bookmark-end text:name="__RefHeading___Toc12045_954817753"/></text:h>
      <text:h text:style-name="P713" text:outline-level="3"><text:bookmark-start text:name="__RefHeading__30319_2045235309221112111215"/>確認する項目<text:bookmark-end text:name="__RefHeading__30319_2045235309221112111215"/></text:h>
      <text:list xml:id="list125310026089898" text:continue-list="list125308914662580" text:style-name="L51">
        <text:list-item>
          <text:p text:style-name="P416">Privacy-22-2</text:p>
        </text:list-item>
      </text:list>
      <text:h text:style-name="P738" text:outline-level="3"><text:bookmark-start text:name="__RefHeading__1804_1954687515221112111216"/>準備：<text:bookmark-end text:name="__RefHeading__1804_1954687515221112111216"/></text:h>
      <text:list xml:id="list928646543111226985" text:style-name="L65">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72" text:outline-level="3"><text:bookmark-start text:name="__RefHeading__1806_1954687515221112111217"/><text:span text:style-name="T1"><text:s/></text:span><text:span text:style-name="T2">検証：</text:span><text:bookmark-end text:name="__RefHeading__1806_1954687515221112111217"/></text:h>
      <text:list xml:id="list7441909410194046139" text:style-name="L66">
        <text:list-item>
          <text:p text:style-name="P44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1">パネルメニューを開き、パネルメニュー内の「オプション」をクリックする。 </text:p>
          <text:list>
            <text:list-item>
              <text:p text:style-name="P191">確認項目</text:p>
              <text:list>
                <text:list-item>
                  <text:p text:style-name="P446"><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191"><text:soft-page-break/>「ツール」メニューを開く。</text:p>
        </text:list-item>
      </text:list>
      <text:list xml:id="list2250888850020150078" text:style-name="L67">
        <text:list-item>
          <text:list>
            <text:list-item>
              <text:p text:style-name="P447">確認項目</text:p>
              <text:list>
                <text:list-item>
                  <text:p text:style-name="P447"><text:span text:style-name="T79">「Syncにログイン」が存在しない。</text:span><text:span text:style-name="検証項目番号"><text:span text:style-name="T84">(Privacy-22-2)</text:span></text:span></text:p>
                </text:list-item>
              </text:list>
            </text:list-item>
          </text:list>
        </text:list-item>
      </text:list>
      <text:list xml:id="list125310755653749" text:continue-list="list7441909410194046139" text:style-name="L66">
        <text:list-item>
          <text:p text:style-name="P191">パネルメニュー内の「カスタマイズ」をクリックしてツールバーのカスタマイズ画面を開く。</text:p>
          <text:list>
            <text:list-item>
              <text:p text:style-name="P87">確認項目</text:p>
              <text:list>
                <text:list-item>
                  <text:p text:style-name="P29"><text:span text:style-name="T78">「Sync」が存在しない。</text:span><text:span text:style-name="検証項目番号"><text:span text:style-name="T84">(Privacy-22-2)</text:span></text:span></text:p>
                </text:list-item>
                <text:list-item>
                  <text:p text:style-name="P41"><text:span text:style-name="T82">「Syncにサインイン」が存在しない。</text:span><text:span text:style-name="検証項目番号"><text:span text:style-name="T84">(Privacy-22-2)</text:span></text:span></text:p>
                </text:list-item>
              </text:list>
            </text:list-item>
          </text:list>
        </text:list-item>
        <text:list-item>
          <text:p text:style-name="P191">以下の各方法で<text:span text:style-name="T142">about:accountsへ</text:span>のアクセスを試みる。</text:p>
          <text:list>
            <text:list-item>
              <text:p text:style-name="P191">確認項目 </text:p>
              <text:list>
                <text:list-item>
                  <text:p text:style-name="P191">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91">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91">ロケーションバーに「about:about」と入力しEnterして「about:」一覧を表示する。</text:p>
                </text:list-item>
                <text:list-item>
                  <text:p text:style-name="P191">「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87"><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63" text:outline-level="2"><text:bookmark-start text:name="__RefHeading__51521_2045235309"/>Firefox Account<text:span text:style-name="T157">s</text:span>の利用制限<text:bookmark-end text:name="__RefHeading__51521_2045235309"/></text:h>
      <text:h text:style-name="P714" text:outline-level="3"><text:bookmark-start text:name="__RefHeading__30319_2045235309221112111"/>確認する項目<text:bookmark-end text:name="__RefHeading__30319_2045235309221112111"/></text:h>
      <text:list xml:id="list125310387832732" text:continue-list="list125310026089898" text:style-name="L51">
        <text:list-item>
          <text:p text:style-name="P417">Privacy-2<text:span text:style-name="T157">4</text:span>-2</text:p>
        </text:list-item>
      </text:list>
      <text:h text:style-name="P739" text:outline-level="3"><text:bookmark-start text:name="__RefHeading__1804_1954687515221112111"/>準備：<text:bookmark-end text:name="__RefHeading__1804_1954687515221112111"/></text:h>
      <text:list xml:id="list3769717805900713998" text:style-name="L68">
        <text:list-item>
          <text:p text:style-name="P192">前項に引き続き検証するか、または以下の状態を整えておく。</text:p>
          <text:list>
            <text:list-item>
              <text:p text:style-name="P193">カスタマイズ済みFirefoxのインストールが完了した状態にする。</text:p>
            </text:list-item>
          </text:list>
        </text:list-item>
        <text:list-item>
          <text:p text:style-name="P298">以下のアドオンを無効化する。</text:p>
          <text:list>
            <text:list-item>
              <text:p text:style-name="P298">Disable Sync</text:p>
            </text:list-item>
          </text:list>
        </text:list-item>
      </text:list>
      <text:h text:style-name="P773" text:outline-level="3"><text:bookmark-start text:name="__RefHeading__1806_1954687515221112111"/><text:span text:style-name="T1"><text:s/></text:span><text:span text:style-name="T2">検証：</text:span><text:bookmark-end text:name="__RefHeading__1806_1954687515221112111"/></text:h>
      <text:list xml:id="list9136332823772489222" text:style-name="L69">
        <text:list-item>
          <text:p text:style-name="P59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4">ロケーションバーに「about:accounts」と入力し、ページを開く。</text:p>
        </text:list-item>
        <text:list-item>
          <text:p text:style-name="P195">「始める」をクリックする。</text:p>
          <text:list>
            <text:list-item>
              <text:p text:style-name="P194">確認項目 </text:p>
              <text:list>
                <text:list-item>
                  <text:p text:style-name="P196">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38" text:outline-level="3"><text:bookmark-start text:name="__RefHeading___Toc12047_954817753"/>後始末：<text:bookmark-end text:name="__RefHeading___Toc12047_954817753"/></text:h>
      <text:list xml:id="list4368843652956135823" text:style-name="L70">
        <text:list-item>
          <text:p text:style-name="P299">以下のアドオンを有効化する。</text:p>
          <text:list>
            <text:list-item>
              <text:p text:style-name="P598"><text:span text:style-name="T19">Disable </text:span><text:span text:style-name="T68">Sync</text:span></text:p>
            </text:list-item>
          </text:list>
        </text:list-item>
      </text:list>
      <text:h text:style-name="P664" text:outline-level="2"><text:bookmark-start text:name="__RefHeading__51523_2045235309"/>プライバシーに関わる機能の利用制限<text:bookmark-end text:name="__RefHeading__51523_2045235309"/></text:h>
      <text:h text:style-name="P715" text:outline-level="3"><text:bookmark-start text:name="__RefHeading__30319_20452353092211121111"/>確認する項目<text:bookmark-end text:name="__RefHeading__30319_20452353092211121111"/></text:h>
      <text:list xml:id="list125309853118091" text:continue-list="list125310387832732" text:style-name="L51">
        <text:list-item>
          <text:p text:style-name="P418">Privacy-25-2</text:p>
        </text:list-item>
        <text:list-item>
          <text:p text:style-name="P418">Privacy-26-2</text:p>
        </text:list-item>
        <text:list-item>
          <text:p text:style-name="P418">Privacy-27-2</text:p>
        </text:list-item>
      </text:list>
      <text:h text:style-name="P740" text:outline-level="3"><text:bookmark-start text:name="__RefHeading__1804_19546875152211121111"/>準備：<text:bookmark-end text:name="__RefHeading__1804_19546875152211121111"/></text:h>
      <text:list xml:id="list4520024852776718153" text:style-name="L71">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
      <text:h text:style-name="P774" text:outline-level="3"><text:bookmark-start text:name="__RefHeading__1806_19546875152211121111"/><text:span text:style-name="T1"><text:s/></text:span><text:span text:style-name="T2">検証：</text:span><text:bookmark-end text:name="__RefHeading__1806_19546875152211121111"/></text:h>
      <text:list xml:id="list2697002823627487793" text:style-name="L72">
        <text:list-item>
          <text:p text:style-name="P44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8">パネルメニュー内の「カスタマイズ」をクリックしてツールバーのカスタマイズ画面を開く。</text:p>
          <text:list>
            <text:list-item>
              <text:p text:style-name="P88">確認項目</text:p>
              <text:list>
                <text:list-item>
                  <text:p text:style-name="P30"><text:span text:style-name="T78">「Hello」が存在しない。</text:span><text:span text:style-name="検証項目番号"><text:span text:style-name="T84">(Privacy-25-2)</text:span></text:span></text:p>
                </text:list-item>
                <text:list-item>
                  <text:p text:style-name="P30"><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30"><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item>
          <text:p text:style-name="P449"><text:span text:style-name="T75">メニューバーの「ツール」メニューを開く。</text:span></text:p>
          <text:list>
            <text:list-item>
              <text:p text:style-name="P89">確認項目</text:p>
              <text:list>
                <text:list-item>
                  <text:p text:style-name="P199"><text:span text:style-name="T78">「通話を開始」が存在しない。</text:span><text:span text:style-name="検証項目番号"><text:span text:style-name="T84">(Privacy-25-2)</text:span></text:span></text:p>
                </text:list-item>
              </text:list>
            </text:list-item>
          </text:list>
        </text:list-item>
      </text:list>
      <text:h text:style-name="P666" text:outline-level="2"><text:bookmark-start text:name="__RefHeading__29674_312387327"/>アイドル状態での履歴・ブックマーク用データベースの自動最適化<text:bookmark-end text:name="__RefHeading__29674_312387327"/></text:h>
      <text:h text:style-name="P775" text:outline-level="3"><text:bookmark-start text:name="__RefHeading__4378_738874385"/>確認する項目<text:bookmark-end text:name="__RefHeading__4378_738874385"/></text:h>
      <text:list xml:id="list1100019633173114689" text:style-name="L73">
        <text:list-item>
          <text:p text:style-name="P599"><text:span text:style-name="T13">Privacy-29</text:span><text:span text:style-name="T1">-2</text:span></text:p>
        </text:list-item>
      </text:list>
      <text:h text:style-name="P775" text:outline-level="3"><text:bookmark-start text:name="__RefHeading__4380_738874385"/><text:soft-page-break/>準備：<text:bookmark-end text:name="__RefHeading__4380_738874385"/></text:h>
      <text:list xml:id="list491244383070450000" text:style-name="L74">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300">以下のアドオンを無効化する。</text:p>
          <text:list>
            <text:list-item>
              <text:p text:style-name="P300">Disable about:config</text:p>
            </text:list-item>
            <text:list-item>
              <text:p text:style-name="P300">globalChrome.css</text:p>
            </text:list-item>
          </text:list>
        </text:list-item>
      </text:list>
      <text:h text:style-name="P775" text:outline-level="3"><text:bookmark-start text:name="__RefHeading__4382_738874385"/>検証：<text:bookmark-end text:name="__RefHeading__4382_738874385"/></text:h>
      <text:list xml:id="list2794390951617132435" text:style-name="L75">
        <text:list-item>
          <text:p text:style-name="P201"><text:variable-get text:name="DesktopShortcutPath">C:\Users\Public\Desktop\Mozilla Firefox.lnk</text:variable-get>がある場合はそれを、なければfirefox.exeをダブルクリックしてFirefoxを起動する。 </text:p>
        </text:list-item>
        <text:list-item>
          <text:p text:style-name="P202">Firefoxのロケーションバーに「about:config」と入力し、ページを開く。</text:p>
        </text:list-item>
        <text:list-item>
          <text:p text:style-name="P202">リスト領域を右クリックしてメニューから「新規作成」→整数値<text:span text:style-name="T118">を選択し、設定名「idle.lastDailyNotification」、値「0」で設定項目を登録する。</text:span></text:p>
        </text:list-item>
        <text:list-item>
          <text:p text:style-name="P600"><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50"><text:span text:style-name="T75">F</text:span>irefoxを終了する。</text:p>
        </text:list-item>
        <text:list-item>
          <text:p text:style-name="P201"><text:variable-get text:name="DesktopShortcutPath">C:\Users\Public\Desktop\Mozilla Firefox.lnk</text:variable-get>がある場合はそれを、なければfirefox.exeをダブルクリックしてFirefoxを起動する。 </text:p>
        </text:list-item>
        <text:list-item>
          <text:p text:style-name="P202">パネルメニューを開き、パネルメニュー内の「開発ツール」をクリックして、サブメニューの「ブラウザコンソール」をクリックする。 </text:p>
        </text:list-item>
        <text:list-item>
          <text:p text:style-name="P202">キーボード、マウスから手を離し、4分以上待つ。</text:p>
        </text:list-item>
        <text:list-item>
          <text:p text:style-name="P202">ブラウザコンソールの内容を確認する。</text:p>
          <text:list>
            <text:list-item>
              <text:p text:style-name="P202">確認項目 </text:p>
              <text:list>
                <text:list-item>
                  <text:p text:style-name="P203">以下のメッセージがすべて出力される。<text:span text:style-name="検証項目番号"><text:span text:style-name="T84">(Privacy-29-2)</text:span></text:span></text:p>
                  <text:list>
                    <text:list-item>
                      <text:p text:style-name="P451">「PlacesDBUtils.maintenanceOnIdle() is called and redirected to checkAndFixDatabase().」</text:p>
                    </text:list-item>
                    <text:list-item>
                      <text:p text:style-name="P451">「PlacesDBUtils.checkAndFixDatabase() successfully finished.」</text:p>
                    </text:list-item>
                    <text:list-item>
                      <text:p text:style-name="P451">「Array [ ... ]」</text:p>
                    </text:list-item>
                  </text:list>
                </text:list-item>
                <text:list-item>
                  <text:p text:style-name="P452">「Array [ ... ]」と表示されたメッセージの中に、「&gt; Vacuum」という内容が含まれている。<text:span text:style-name="検証項目番号"><text:span text:style-name="T84">(Privacy-29-2)</text:span></text:span></text:p>
                </text:list-item>
              </text:list>
            </text:list-item>
          </text:list>
        </text:list-item>
      </text:list>
      <text:h text:style-name="P741" text:outline-level="3"><text:bookmark-start text:name="__RefHeading__4384_738874385"/>後始末：<text:bookmark-end text:name="__RefHeading__4384_738874385"/></text:h>
      <text:list xml:id="list3043854842322958794" text:style-name="L76">
        <text:list-item>
          <text:p text:style-name="P301">以下のアドオンを有効化する。</text:p>
          <text:list>
            <text:list-item>
              <text:p text:style-name="P301">Disable about:config</text:p>
            </text:list-item>
            <text:list-item>
              <text:p text:style-name="P301">globalChrome.css</text:p>
            </text:list-item>
          </text:list>
        </text:list-item>
      </text:list>
      <text:h text:style-name="P667" text:outline-level="2"><text:bookmark-start text:name="__RefHeading__29676_312387327"/><text:s/>ディスクキャッシュのサイズ制限<text:bookmark-end text:name="__RefHeading__29676_312387327"/></text:h>
      <text:list xml:id="list4697384661164034230" text:style-name="L77">
        <text:list-item>
          <text:p text:style-name="P601"><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51" text:outline-level="3"><text:bookmark-start text:name="__RefHeading__1852_19546875151"/>確認する項目<text:bookmark-end text:name="__RefHeading__1852_19546875151"/></text:h>
      <text:list xml:id="list1542291852783945537" text:style-name="L78">
        <text:list-item>
          <text:p text:style-name="P453"><text:span text:style-name="T126">Privacy-30</text:span>-<text:span text:style-name="T120">2</text:span></text:p>
        </text:list-item>
      </text:list>
      <text:h text:style-name="P751" text:outline-level="3"><text:bookmark-start text:name="__RefHeading__4625_11261390901"/>準備：<text:bookmark-end text:name="__RefHeading__4625_11261390901"/></text:h>
      <text:list xml:id="list5502175962666583917" text:style-name="L79">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51" text:outline-level="3"><text:bookmark-start text:name="__RefHeading__1854_19546875152"/>検証：<text:bookmark-end text:name="__RefHeading__1854_19546875152"/></text:h>
      <text:list xml:id="list8204478981399625900" text:style-name="L80">
        <text:list-item>
          <text:p text:style-name="P20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6">パネルメニューを開き、パネルメニュー内の「オプション」をクリックする。 </text:p>
        </text:list-item>
        <text:list-item>
          <text:p text:style-name="P206">オプション画面の「詳細」→「ネットワーク」を開く。 </text:p>
          <text:list>
            <text:list-item>
              <text:p text:style-name="P206">確認項目 </text:p>
              <text:list>
                <text:list-item>
                  <text:p text:style-name="P206">「キャッシュサイズを制限する」にチェックが入っていて、選択不可になっている。<text:span text:style-name="検証項目番号"><text:span text:style-name="T84">(Privacy-30-2)</text:span></text:span></text:p>
                </text:list-item>
                <text:list-item>
                  <text:p text:style-name="P206"><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64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16" text:outline-level="3"><text:bookmark-start text:name="__RefHeading__29680_312387327"/>確認する項目<text:bookmark-end text:name="__RefHeading__29680_312387327"/></text:h>
      <text:list xml:id="list125310733170791" text:continue-list="list125309853118091" text:style-name="L51">
        <text:list-item>
          <text:p text:style-name="P419">Websearch-1-*</text:p>
        </text:list-item>
        <text:list-item>
          <text:p text:style-name="P419">Websearch-2-2</text:p>
        </text:list-item>
      </text:list>
      <text:h text:style-name="P752" text:outline-level="3"><text:bookmark-start text:name="__RefHeading__1804_195468751522111211111"/>準備：<text:bookmark-end text:name="__RefHeading__1804_195468751522111211111"/></text:h>
      <text:list xml:id="list2417809886949539163" text:style-name="L81">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76" text:outline-level="3"><text:bookmark-start text:name="__RefHeading__1806_195468751522111211111"/><text:span text:style-name="T1"><text:s/></text:span><text:span text:style-name="T2">検証：</text:span><text:bookmark-end text:name="__RefHeading__1806_195468751522111211111"/></text:h>
      <text:list xml:id="list6071748105511842380" text:style-name="L82">
        <text:list-item>
          <text:p text:style-name="P45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8">ロケーションバーに「https://addons.mozilla.org/」と入力し、ページを開く。</text:p>
        </text:list-item>
        <text:list-item>
          <text:p text:style-name="P455">Web検索バーのアイコンをクリックする。</text:p>
          <text:list>
            <text:list-item>
              <text:p text:style-name="P90">確認項目</text:p>
              <text:list>
                <text:list-item>
                  <text:p text:style-name="P31"><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2"><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56">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91">確認項目</text:p>
              <text:list>
                <text:list-item>
                  <text:p text:style-name="P42"><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674" text:outline-level="2"><text:bookmark-start text:name="__RefHeading__29682_312387327"/>ロケーションバーの表示の制御<text:bookmark-end text:name="__RefHeading__29682_312387327"/></text:h>
      <text:h text:style-name="P717" text:outline-level="3"><text:bookmark-start text:name="__RefHeading__29684_312387327"/>確認する項目<text:bookmark-end text:name="__RefHeading__29684_312387327"/></text:h>
      <text:list xml:id="list125311034970855" text:continue-list="list125310733170791" text:style-name="L51">
        <text:list-item>
          <text:p text:style-name="P420">Location-1-*</text:p>
        </text:list-item>
      </text:list>
      <text:h text:style-name="P753" text:outline-level="3"><text:bookmark-start text:name="__RefHeading__1804_1954687515221112111111"/>準備：<text:bookmark-end text:name="__RefHeading__1804_1954687515221112111111"/></text:h>
      <text:list xml:id="list6481227816077866723" text:style-name="L83">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77" text:outline-level="3"><text:bookmark-start text:name="__RefHeading__1806_1954687515221112111111"/><text:span text:style-name="T1"><text:s/></text:span><text:span text:style-name="T2">検証：</text:span><text:bookmark-end text:name="__RefHeading__1806_1954687515221112111111"/></text:h>
      <text:list xml:id="list8433203931160239811" text:style-name="L84">
        <text:list-item>
          <text:p text:style-name="P457"><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602"><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2">確認項目</text:p>
              <text:list>
                <text:list-item>
                  <text:p text:style-name="P33"><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675" text:outline-level="2"><text:bookmark-start text:name="__RefHeading__29686_312387327"/>ダウンロードに関する機能の制御<text:bookmark-end text:name="__RefHeading__29686_312387327"/></text:h>
      <text:h text:style-name="P718" text:outline-level="3"><text:bookmark-start text:name="__RefHeading__29688_312387327"/>確認する項目<text:bookmark-end text:name="__RefHeading__29688_312387327"/></text:h>
      <text:list xml:id="list125309204306558" text:continue-list="list125311034970855" text:style-name="L51">
        <text:list-item>
          <text:p text:style-name="P421">Download-1-*</text:p>
        </text:list-item>
        <text:list-item>
          <text:p text:style-name="P603"><text:span text:style-name="T12">D</text:span><text:span text:style-name="T1">ownload-2-*</text:span></text:p>
        </text:list-item>
        <text:list-item>
          <text:p text:style-name="P458">Download-3-*</text:p>
        </text:list-item>
      </text:list>
      <text:h text:style-name="P754" text:outline-level="3"><text:bookmark-start text:name="__RefHeading__1804_19546875152211121111111"/>準備：<text:bookmark-end text:name="__RefHeading__1804_19546875152211121111111"/></text:h>
      <text:list xml:id="list706063614020985764" text:style-name="L85">
        <text:list-item>
          <text:p text:style-name="P210">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11">ユーザープロファイル（<text:variable-get text:name="SpecialProfilePath">%AppData%\Mozilla\Firefox\Profiles</text:variable-get>）を削除する。</text:p>
        </text:list-item>
        <text:list-item>
          <text:p text:style-name="P21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78" text:outline-level="3"><text:bookmark-start text:name="__RefHeading__1806_19546875152211121111111"/><text:span text:style-name="T1"><text:s/></text:span><text:span text:style-name="T2">検証：</text:span><text:bookmark-end text:name="__RefHeading__1806_19546875152211121111111"/></text:h>
      <text:list xml:id="list1213372214782401691" text:style-name="L86">
        <text:list-item>
          <text:p text:style-name="P45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3">パネルメニュー内の「カスタマイズ」をクリックしてツールバーのカスタマイズ画面を開く。</text:p>
          <text:list>
            <text:list-item>
              <text:p text:style-name="P93">確認項目</text:p>
              <text:list>
                <text:list-item>
                  <text:p text:style-name="P93"><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text:span><text:soft-page-break/><text:span text:style-name="T78">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81"><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381">Webページ中の任意のリンクを右クリックし、「名前を付けてリンク先を保存」を選択する。</text:p>
          <text:list>
            <text:list-item>
              <text:p text:style-name="P94">確認項目</text:p>
              <text:list>
                <text:list-item>
                  <text:p text:style-name="P95">ダウンロード先として<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96">「subfolder」という名前でフォルダを作成し、そのフォルダを選択してダウンロードを開始する。</text:p>
          <text:list>
            <text:list-item>
              <text:p text:style-name="P96">確認項目</text:p>
              <text:list>
                <text:list-item>
                  <text:p text:style-name="P96">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605"><text:span text:style-name="T3">ロケーションバーに「http://</text:span><text:span text:style-name="T34">www.</text:span><text:span text:style-name="T35">mozilla.org</text:span><text:span text:style-name="T3">/」と入力し、ページを開く。</text:span></text:p>
        </text:list-item>
        <text:list-item>
          <text:p text:style-name="P382">Webページ中の任意のリンクを右クリックし、「名前を付けてリンク先を保存」を選択する。</text:p>
          <text:list>
            <text:list-item>
              <text:p text:style-name="P97">確認項目</text:p>
              <text:list>
                <text:list-item>
                  <text:p text:style-name="P98">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383">パネルメニューを開き、パネルメニュー内の「オプション」をクリックする。 </text:p>
        </text:list-item>
        <text:list-item>
          <text:p text:style-name="P383">オプション画面の「一般」を開く。 </text:p>
          <text:list>
            <text:list-item>
              <text:p text:style-name="P383">確認項目 </text:p>
              <text:list>
                <text:list-item>
                  <text:p text:style-name="P99">「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98">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676" text:outline-level="2"><text:bookmark-start text:name="__RefHeading__29690_312387327"/>タブの操作に関する機能の制御<text:bookmark-end text:name="__RefHeading__29690_312387327"/></text:h>
      <text:h text:style-name="P719" text:outline-level="3"><text:bookmark-start text:name="__RefHeading__29692_312387327"/>確認する項目<text:bookmark-end text:name="__RefHeading__29692_312387327"/></text:h>
      <text:list xml:id="list125310300655279" text:continue-list="list125309204306558" text:style-name="L51">
        <text:list-item>
          <text:p text:style-name="P422">Tab-1-*</text:p>
        </text:list-item>
        <text:list-item>
          <text:p text:style-name="P604"><text:span text:style-name="T12">Tab</text:span><text:span text:style-name="T1">-2-*</text:span></text:p>
        </text:list-item>
        <text:list-item>
          <text:p text:style-name="P604"><text:span text:style-name="T12">Tab</text:span><text:span text:style-name="T1">-3-*</text:span></text:p>
        </text:list-item>
        <text:list-item>
          <text:p text:style-name="P460">Tab-7-*</text:p>
        </text:list-item>
      </text:list>
      <text:h text:style-name="P755" text:outline-level="3"><text:bookmark-start text:name="__RefHeading__1804_195468751522111211111111"/>準備：<text:bookmark-end text:name="__RefHeading__1804_195468751522111211111111"/></text:h>
      <text:list xml:id="list3387271992541424119" text:style-name="L87">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214">テストケース「<text:span text:style-name="T158">links.html」を用意する。</text:span></text:p>
        </text:list-item>
      </text:list>
      <text:h text:style-name="P779" text:outline-level="3"><text:bookmark-start text:name="__RefHeading__1806_195468751522111211111111"/><text:span text:style-name="T1"><text:s/></text:span><text:span text:style-name="T2">検証：</text:span><text:bookmark-end text:name="__RefHeading__1806_195468751522111211111111"/></text:h>
      <text:list xml:id="list732554846079755626" text:style-name="L88">
        <text:list-item>
          <text:p text:style-name="P461"><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5">新しいウィンドウを開く。</text:p>
        </text:list-item>
        <text:list-item>
          <text:p text:style-name="P215">新しいウィンドウ内で新しいタブを2つ以上開く。</text:p>
        </text:list-item>
        <text:list-item>
          <text:p text:style-name="P215">ウィンドウを閉じる操作を行う。</text:p>
          <text:list>
            <text:list-item>
              <text:p text:style-name="P100">確認項目</text:p>
              <text:list>
                <text:list-item>
                  <text:p text:style-name="P101"><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16">タブを1つ選択し、右クリックして「他のタブをすべて閉じる」を選択する。</text:p>
          <text:list>
            <text:list-item>
              <text:p text:style-name="P100">確認項目</text:p>
              <text:list>
                <text:list-item>
                  <text:p text:style-name="P34"><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606"><text:span text:style-name="T3">テストケースの「</text:span><text:span text:style-name="T70">links.html」を開く。リンクからタブを開き</text:span><text:span text:style-name="T3">、15以上のタブが開かれた状態にする。</text:span></text:p>
        </text:list-item>
        <text:list-item>
          <text:p text:style-name="P216">タブの上で右クリックし、メニューから「すべてのタブをブックマーク」を選択する。</text:p>
        </text:list-item>
        <text:list-item>
          <text:p text:style-name="P216">フォルダ名を任意に指定し、ブックマークフォルダとして保存する。</text:p>
        </text:list-item>
        <text:list-item>
          <text:p text:style-name="P217">メニューバーの「ブックマーク」から前の操作で作成されたブックマークフォルダを選択し、最下部の「タブですべて開く」を選択する。</text:p>
          <text:list>
            <text:list-item>
              <text:p text:style-name="P217">確認項目</text:p>
              <text:list>
                <text:list-item>
                  <text:p text:style-name="P102">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4">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5"><text:soft-page-break/>「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68" text:outline-level="2"><text:bookmark-start text:name="__RefHeading__29694_312387327"/>内蔵PDFビューアの使用<text:bookmark-end text:name="__RefHeading__29694_312387327"/></text:h>
      <text:h text:style-name="P756" text:outline-level="3"><text:bookmark-start text:name="__RefHeading__46688_1737097437"/>確認する項目<text:bookmark-end text:name="__RefHeading__46688_1737097437"/></text:h>
      <text:list xml:id="list2290816432895713724" text:style-name="L89">
        <text:list-item>
          <text:p text:style-name="P462"><text:span text:style-name="T126">Ui-1</text:span>-*</text:p>
        </text:list-item>
      </text:list>
      <text:h text:style-name="P758" text:outline-level="3"><text:bookmark-start text:name="__RefHeading__46690_1737097437"/>準備：<text:bookmark-end text:name="__RefHeading__46690_1737097437"/></text:h>
      <text:list xml:id="list3000958731917596340" text:style-name="L90">
        <text:list-item>
          <text:p text:style-name="P218">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302">以下のアドオンを無効化する。</text:p>
          <text:list>
            <text:list-item>
              <text:p text:style-name="P302">globalChrome.css</text:p>
            </text:list-item>
          </text:list>
        </text:list-item>
      </text:list>
      <text:h text:style-name="P780" text:outline-level="3"><text:bookmark-start text:name="__RefHeading__46692_1737097437"/>検証：<text:bookmark-end text:name="__RefHeading__46692_1737097437"/></text:h>
      <text:list xml:id="list4550234981385703227" text:style-name="L91">
        <text:list-item>
          <text:p text:style-name="P464"><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84">パネルメニューを開き、パネルメニュー内の「オプション」をクリックする。 </text:p>
        </text:list-item>
        <text:list-item>
          <text:p text:style-name="P384">オプション画面の「詳細」→「ネットワーク」→「接続」→「接続設定」を開く。 </text:p>
          <text:list>
            <text:list-item>
              <text:p text:style-name="P384">確認項目</text:p>
              <text:list>
                <text:list-item>
                  <text:p text:style-name="P517"><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742" text:outline-level="3">後始末：</text:h>
      <text:list xml:id="list3935760695085071152" text:style-name="L92">
        <text:list-item>
          <text:p text:style-name="P303">以下のアドオンを有効化する。</text:p>
          <text:list>
            <text:list-item>
              <text:p text:style-name="P303">globalChrome.css</text:p>
            </text:list-item>
          </text:list>
        </text:list-item>
      </text:list>
      <text:h text:style-name="P669" text:outline-level="2"><text:bookmark-start text:name="__RefHeading__29696_312387327"/>タブの音声出力インジケータの使用<text:bookmark-end text:name="__RefHeading__29696_312387327"/></text:h>
      <text:h text:style-name="P757" text:outline-level="3"><text:bookmark-start text:name="__RefHeading__46688_17370974371"/>確認する項目<text:bookmark-end text:name="__RefHeading__46688_17370974371"/></text:h>
      <text:list xml:id="list125310407470568" text:continue-list="list2290816432895713724" text:style-name="L89">
        <text:list-item>
          <text:p text:style-name="P463"><text:span text:style-name="T126">Ui-3</text:span>-*</text:p>
        </text:list-item>
      </text:list>
      <text:h text:style-name="P759" text:outline-level="3"><text:bookmark-start text:name="__RefHeading__46690_17370974371"/>準備：<text:bookmark-end text:name="__RefHeading__46690_17370974371"/></text:h>
      <text:list xml:id="list2984528671750319541" text:style-name="L93">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
      <text:h text:style-name="P781" text:outline-level="3"><text:bookmark-start text:name="__RefHeading__46692_17370974371"/>検証：<text:bookmark-end text:name="__RefHeading__46692_17370974371"/></text:h>
      <text:list xml:id="list1838390649545325212" text:style-name="L94">
        <text:list-item>
          <text:p text:style-name="P46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66">ロケーションバーに「<text:span text:style-name="T148">https://www.youtube.com」と入力し、ページを開く。</text:span></text:p>
        </text:list-item>
        <text:list-item>
          <text:p text:style-name="P385">いずれか1つの動画を開く。 </text:p>
          <text:list>
            <text:list-item>
              <text:p text:style-name="P385">確認項目</text:p>
              <text:list>
                <text:list-item>
                  <text:p text:style-name="P518"><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18"><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677" text:outline-level="2"><text:bookmark-start text:name="__RefHeading__29698_312387327"/>その他のWebアプリ向けAPIの使用制限<text:bookmark-end text:name="__RefHeading__29698_312387327"/></text:h>
      <text:h text:style-name="P782" text:outline-level="3"><text:bookmark-start text:name="__RefHeading__29700_312387327"/>確認する項目<text:bookmark-end text:name="__RefHeading__29700_312387327"/></text:h>
      <text:list xml:id="list125311444332897" text:continue-list="list1100019633173114689" text:style-name="L73">
        <text:list-item>
          <text:p text:style-name="P467">Script-2-*</text:p>
        </text:list-item>
        <text:list-item>
          <text:p text:style-name="P467">Script-3-*</text:p>
        </text:list-item>
      </text:list>
      <text:h text:style-name="P782" text:outline-level="3"><text:bookmark-start text:name="__RefHeading__4380_73887438512"/>準備：<text:bookmark-end text:name="__RefHeading__4380_73887438512"/></text:h>
      <text:list xml:id="list2473674978792691594" text:style-name="L95">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304">以下のアドオンを無効化する。</text:p>
          <text:list>
            <text:list-item>
              <text:p text:style-name="P304">Disable about:config</text:p>
            </text:list-item>
          </text:list>
        </text:list-item>
      </text:list>
      <text:h text:style-name="P782" text:outline-level="3"><text:bookmark-start text:name="__RefHeading__4382_73887438512"/>検証：<text:bookmark-end text:name="__RefHeading__4382_73887438512"/></text:h>
      <text:list xml:id="list7999837996880048924" text:style-name="L96">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223">ロケーションバーに「about:config」と入力し、詳細設定一覧を開いて、各設定値を確認する。</text:p>
          <text:list>
            <text:list-item>
              <text:p text:style-name="P337">確認項目</text:p>
              <text:list>
                <text:list-item>
                  <text:p text:style-name="P519"><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9"><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oft-page-break/><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743" text:outline-level="3"><text:bookmark-start text:name="__RefHeading__4384_73887438512"/>後始末：<text:bookmark-end text:name="__RefHeading__4384_73887438512"/></text:h>
      <text:list xml:id="list3009740986963093656" text:style-name="L97">
        <text:list-item>
          <text:p text:style-name="P305">以下のアドオンを有効化する。</text:p>
          <text:list>
            <text:list-item>
              <text:p text:style-name="P305">Disable about:config</text:p>
            </text:list-item>
          </text:list>
        </text:list-item>
      </text:list>
      <text:h text:style-name="P678" text:outline-level="2"><text:bookmark-start text:name="__RefHeading__29702_312387327"/>ハードウェアアクセラレーションの使用<text:bookmark-end text:name="__RefHeading__29702_312387327"/></text:h>
      <text:h text:style-name="P783" text:outline-level="3"><text:bookmark-start text:name="__RefHeading__29704_312387327"/>確認する項目<text:bookmark-end text:name="__RefHeading__29704_312387327"/></text:h>
      <text:list xml:id="list125310352128965" text:continue-list="list125311444332897" text:style-name="L73">
        <text:list-item>
          <text:p text:style-name="P468">Stability-1-*</text:p>
        </text:list-item>
      </text:list>
      <text:h text:style-name="P783" text:outline-level="3"><text:bookmark-start text:name="__RefHeading__4380_738874385121"/>準備：<text:bookmark-end text:name="__RefHeading__4380_738874385121"/></text:h>
      <text:list xml:id="list3149320636300368797" text:style-name="L98">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item>
          <text:p text:style-name="P306">以下のアドオンを無効化する。</text:p>
          <text:list>
            <text:list-item>
              <text:p text:style-name="P477">globalChrome.css</text:p>
            </text:list-item>
          </text:list>
        </text:list-item>
      </text:list>
      <text:h text:style-name="P783" text:outline-level="3"><text:bookmark-start text:name="__RefHeading__4382_738874385121"/>検証：<text:bookmark-end text:name="__RefHeading__4382_738874385121"/></text:h>
      <text:list xml:id="list2742759295428758059" text:style-name="L99">
        <text:list-item>
          <text:p text:style-name="P225"><text:variable-get text:name="DesktopShortcutPath">C:\Users\Public\Desktop\Mozilla Firefox.lnk</text:variable-get>がある場合はそれを、なければfirefox.exeをダブルクリックしてFirefoxを起動する。 </text:p>
        </text:list-item>
        <text:list-item>
          <text:p text:style-name="P386">パネルメニューを開き、パネルメニュー内の「オプション」をクリックする。 </text:p>
        </text:list-item>
        <text:list-item>
          <text:p text:style-name="P386">オプション画面の「詳細」→「一般」を開く。 </text:p>
          <text:list>
            <text:list-item>
              <text:p text:style-name="P386">確認項目</text:p>
              <text:list>
                <text:list-item>
                  <text:p text:style-name="P520"><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2979729609964297492" text:style-name="L100">
        <text:list-item>
          <text:p text:style-name="P307">以下のアドオンを有効化する。</text:p>
          <text:list>
            <text:list-item>
              <text:p text:style-name="P478">globalChrome.css</text:p>
            </text:list-item>
          </text:list>
        </text:list-item>
      </text:list>
      <text:h text:style-name="P641" text:outline-level="1"><text:bookmark-start text:name="__RefHeading__29708_312387327"/>ネットワーク処理に関するカスタマイズ<text:bookmark-end text:name="__RefHeading__29708_312387327"/></text:h>
      <text:h text:style-name="P679" text:outline-level="2"><text:bookmark-start text:name="__RefHeading__29710_312387327"/>プロキシの設定<text:bookmark-end text:name="__RefHeading__29710_312387327"/></text:h>
      <text:h text:style-name="P784" text:outline-level="3"><text:bookmark-start text:name="__RefHeading__29712_312387327"/>確認する項目<text:bookmark-end text:name="__RefHeading__29712_312387327"/></text:h>
      <text:list xml:id="list125309651244217" text:continue-list="list125310352128965" text:style-name="L73">
        <text:list-item>
          <text:p text:style-name="P469">Network-2-*</text:p>
        </text:list-item>
      </text:list>
      <text:h text:style-name="P784" text:outline-level="3"><text:bookmark-start text:name="__RefHeading__4380_73887438511"/>準備：<text:bookmark-end text:name="__RefHeading__4380_73887438511"/></text:h>
      <text:list xml:id="list7570782200109727641" text:style-name="L101">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08">以下のアドオンを無効化する。</text:p>
          <text:list>
            <text:list-item>
              <text:p text:style-name="P479">globalChrome.css</text:p>
            </text:list-item>
          </text:list>
        </text:list-item>
      </text:list>
      <text:h text:style-name="P784" text:outline-level="3"><text:bookmark-start text:name="__RefHeading__4382_73887438511"/>検証：<text:bookmark-end text:name="__RefHeading__4382_73887438511"/></text:h>
      <text:list xml:id="list545640596945446672" text:style-name="L102">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387">パネルメニューを開き、パネルメニュー内の「オプション」をクリックする。 </text:p>
        </text:list-item>
        <text:list-item>
          <text:p text:style-name="P387">オプション画面の「詳細」→「ネットワーク」→「接続」→「接続設定」を開く。 </text:p>
          <text:list>
            <text:list-item>
              <text:p text:style-name="P387">確認項目 </text:p>
              <text:list>
                <text:list-item>
                  <text:p text:style-name="P103">「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03">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03">「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44" text:outline-level="3"><text:bookmark-start text:name="__RefHeading__4384_73887438511"/>後始末：<text:bookmark-end text:name="__RefHeading__4384_73887438511"/></text:h>
      <text:list xml:id="list8724051483127913590" text:style-name="L103">
        <text:list-item>
          <text:p text:style-name="P309">以下のアドオンを有効化する。</text:p>
          <text:list>
            <text:list-item>
              <text:p text:style-name="P480">globalChrome.css</text:p>
            </text:list-item>
          </text:list>
        </text:list-item>
      </text:list>
      <text:h text:style-name="P680" text:outline-level="2"><text:bookmark-start text:name="__RefHeading__29714_312387327"/>その他のネットワーク関連設定<text:bookmark-end text:name="__RefHeading__29714_312387327"/></text:h>
      <text:h text:style-name="P785" text:outline-level="3"><text:bookmark-start text:name="__RefHeading__29716_312387327"/>確認する項目<text:bookmark-end text:name="__RefHeading__29716_312387327"/></text:h>
      <text:list xml:id="list125310572789141" text:continue-list="list125309651244217" text:style-name="L73">
        <text:list-item>
          <text:p text:style-name="P470">Network-1-1</text:p>
        </text:list-item>
        <text:list-item>
          <text:p text:style-name="P607"><text:span text:style-name="T13">N</text:span><text:span text:style-name="T1">etwork-4-1</text:span></text:p>
        </text:list-item>
        <text:list-item>
          <text:p text:style-name="P608"><text:span text:style-name="T13">N</text:span><text:span text:style-name="T1">etwork-6-*</text:span></text:p>
        </text:list-item>
        <text:list-item>
          <text:p text:style-name="P481">Network-7-2</text:p>
        </text:list-item>
      </text:list>
      <text:h text:style-name="P785" text:outline-level="3"><text:bookmark-start text:name="__RefHeading__4380_7388743851"/>準備：<text:bookmark-end text:name="__RefHeading__4380_7388743851"/></text:h>
      <text:list xml:id="list5073055547653522446" text:style-name="L104">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310">以下のアドオンを無効化する。</text:p>
          <text:list>
            <text:list-item>
              <text:p text:style-name="P310">Disable about:config</text:p>
            </text:list-item>
          </text:list>
        </text:list-item>
      </text:list>
      <text:h text:style-name="P785" text:outline-level="3"><text:bookmark-start text:name="__RefHeading__4382_7388743851"/>検証：<text:bookmark-end text:name="__RefHeading__4382_7388743851"/></text:h>
      <text:list xml:id="list4018159553784102728" text:style-name="L105">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230">ロケーションバーに「about:config」と入力し、詳細設定一覧を開いて、各設定値を確認する。</text:p>
          <text:list>
            <text:list-item>
              <text:p text:style-name="P338">確認項目</text:p>
              <text:list>
                <text:list-item>
                  <text:p text:style-name="P521"><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22"><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522"><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23"><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745" text:outline-level="3"><text:bookmark-start text:name="__RefHeading__4384_7388743851"/>後始末：<text:bookmark-end text:name="__RefHeading__4384_7388743851"/></text:h>
      <text:list xml:id="list432347817680660239" text:style-name="L106">
        <text:list-item>
          <text:p text:style-name="P311">以下のアドオンを有効化する。</text:p>
          <text:list>
            <text:list-item>
              <text:p text:style-name="P311">Disable about:config</text:p>
            </text:list-item>
          </text:list>
        </text:list-item>
      </text:list>
      <text:p text:style-name="Text_20_body"/>
      <text:h text:style-name="P641" text:outline-level="1"><text:bookmark-start text:name="__RefHeading__29718_312387327"/>自動更新のカスタマイズ<text:bookmark-end text:name="__RefHeading__29718_312387327"/></text:h>
      <text:h text:style-name="P670" text:outline-level="2"><text:bookmark-start text:name="__RefHeading__29720_312387327"/>Firefoxおよびアドオンの自動更新の制限<text:bookmark-end text:name="__RefHeading__29720_312387327"/></text:h>
      <text:h text:style-name="P723" text:outline-level="3"><text:bookmark-start text:name="__RefHeading__4655_1126139090"/>確認する項目<text:bookmark-end text:name="__RefHeading__4655_1126139090"/></text:h>
      <text:list xml:id="list5416841750211081891" text:style-name="L107">
        <text:list-item>
          <text:p text:style-name="P482"><text:span text:style-name="T126">Update-1</text:span>-3</text:p>
        </text:list-item>
        <text:list-item>
          <text:p text:style-name="P483">Update-2-2</text:p>
        </text:list-item>
        <text:list-item>
          <text:p text:style-name="P484">Update-3-2</text:p>
        </text:list-item>
      </text:list>
      <text:h text:style-name="P786" text:outline-level="3"><text:bookmark-start text:name="__RefHeading__2682_1126139090"/>準備：<text:bookmark-end text:name="__RefHeading__2682_1126139090"/></text:h>
      <text:list xml:id="list149082529874679766" text:style-name="L108">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312">以下のアドオンを無効化する。</text:p>
          <text:list>
            <text:list-item>
              <text:p text:style-name="P312">Disable about:config</text:p>
            </text:list-item>
          </text:list>
        </text:list-item>
      </text:list>
      <text:h text:style-name="P786" text:outline-level="3"><text:bookmark-start text:name="__RefHeading__3282_1620138923"/>検証：<text:bookmark-end text:name="__RefHeading__3282_1620138923"/></text:h>
      <text:list xml:id="list3860672451490852105" text:style-name="L109">
        <text:list-item text:start-value="1">
          <text:p text:style-name="P388"><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389"><text:s/>「ヘルプ」→「<text:span text:style-name="T113">Firefoxについて</text:span>」を開く。 <text:s/></text:p>
          <text:list>
            <text:list-item>
              <text:p text:style-name="P389">確認項目 </text:p>
              <text:list>
                <text:list-item>
                  <text:p text:style-name="P390">「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32">ロケーションバーに「about:config」と入力し、詳細設定一覧を開いて、各設定値を確認する。</text:p>
          <text:list>
            <text:list-item>
              <text:p text:style-name="P339">確認項目</text:p>
              <text:list>
                <text:list-item>
                  <text:p text:style-name="P524"><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372"><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25"><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526"><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46" text:outline-level="3"><text:bookmark-start text:name="__RefHeading__29722_312387327"/>後始末：<text:bookmark-end text:name="__RefHeading__29722_312387327"/></text:h>
      <text:list xml:id="list8478069304174485898" text:style-name="L110">
        <text:list-item>
          <text:p text:style-name="P313">以下のアドオンを有効化する。</text:p>
          <text:list>
            <text:list-item>
              <text:p text:style-name="P391">Disable about:config</text:p>
            </text:list-item>
          </text:list>
        </text:list-item>
      </text:list>
      <text:p text:style-name="Text_20_body"/>
      <text:h text:style-name="P641" text:outline-level="1"><text:bookmark-start text:name="__RefHeading__29724_312387327"/>プラグインと外部アプリケーションのカスタマイズ<text:bookmark-end text:name="__RefHeading__29724_312387327"/></text:h>
      <text:h text:style-name="P681" text:outline-level="2"><text:bookmark-start text:name="__RefHeading__29726_312387327"/>プラグインの制御<text:bookmark-end text:name="__RefHeading__29726_312387327"/></text:h>
      <text:h text:style-name="P788" text:outline-level="3"><text:bookmark-start text:name="__RefHeading__29728_312387327"/>確認する項目<text:bookmark-end text:name="__RefHeading__29728_312387327"/></text:h>
      <text:list xml:id="list125311189677847" text:continue-list="list125310572789141" text:style-name="L73">
        <text:list-item>
          <text:p text:style-name="P471">Plugin-1-*</text:p>
        </text:list-item>
        <text:list-item>
          <text:p text:style-name="P616"><text:span text:style-name="T13">Plugin-</text:span><text:span text:style-name="T46">2</text:span><text:span text:style-name="T13">-*</text:span></text:p>
        </text:list-item>
        <text:list-item>
          <text:p text:style-name="P616"><text:span text:style-name="T13">Plugin-</text:span><text:span text:style-name="T46">3</text:span><text:span text:style-name="T13">-*</text:span></text:p>
        </text:list-item>
        <text:list-item>
          <text:p text:style-name="P616"><text:span text:style-name="T13">Plugin-</text:span><text:span text:style-name="T46">4</text:span><text:span text:style-name="T13">-*</text:span></text:p>
        </text:list-item>
        <text:list-item>
          <text:p text:style-name="P616"><text:span text:style-name="T13">Plugin-</text:span><text:span text:style-name="T46">5</text:span><text:span text:style-name="T13">-*</text:span></text:p>
        </text:list-item>
        <text:list-item>
          <text:p text:style-name="P616"><text:span text:style-name="T13">Plugin-</text:span><text:span text:style-name="T46">6</text:span><text:span text:style-name="T13">-*</text:span></text:p>
        </text:list-item>
        <text:list-item>
          <text:p text:style-name="P616"><text:span text:style-name="T13">Plugin-</text:span><text:span text:style-name="T46">7</text:span><text:span text:style-name="T13">-*</text:span></text:p>
        </text:list-item>
        <text:list-item>
          <text:p text:style-name="P617"><text:span text:style-name="T13">P</text:span><text:span text:style-name="T1">lugin-8-*</text:span></text:p>
        </text:list-item>
      </text:list>
      <text:h text:style-name="P788" text:outline-level="3"><text:bookmark-start text:name="__RefHeading__4380_73887438513"/>準備：<text:bookmark-end text:name="__RefHeading__4380_73887438513"/></text:h>
      <text:list xml:id="list4976417240305464636" text:style-name="L111">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23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392"><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392"><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485"><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486"><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14">「<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15">Cisco WebExプラグインを入手し<text:span text:style-name="T75">、インストールして</text:span>おく。<text:span text:style-name="検証項目番号"><text:span text:style-name="T131">(Plugin-7-*)</text:span></text:span></text:p>
        </text:list-item>
        <text:list-item>
          <text:p text:style-name="P315">以下のアドオンを無効化する。</text:p>
          <text:list>
            <text:list-item>
              <text:p text:style-name="P316">Disable Addons</text:p>
            </text:list-item>
          </text:list>
        </text:list-item>
      </text:list>
      <text:h text:style-name="P788" text:outline-level="3"><text:bookmark-start text:name="__RefHeading__4382_73887438513"/>検証：<text:bookmark-end text:name="__RefHeading__4382_73887438513"/></text:h>
      <text:list xml:id="list6774951319310161376" text:style-name="L112">
        <text:list-item>
          <text:p text:style-name="P235"><text:variable-get text:name="DesktopShortcutPath">C:\Users\Public\Desktop\Mozilla Firefox.lnk</text:variable-get>がある場合はそれを、なければfirefox.exeをダブルクリックしてFirefoxを起動する。 </text:p>
        </text:list-item>
        <text:list-item>
          <text:p text:style-name="P104">アドオンマネージャを開き、「プラグイン」を選択する。</text:p>
          <text:list>
            <text:list-item>
              <text:p text:style-name="P104">確認項目</text:p>
              <text:list>
                <text:list-item>
                  <text:p text:style-name="P527"><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27"><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27"><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28"><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28"><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28"><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28"><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28"><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529"><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747" text:outline-level="3"><text:bookmark-start text:name="__RefHeading__4384_73887438513"/><text:soft-page-break/>後始末：<text:bookmark-end text:name="__RefHeading__4384_73887438513"/></text:h>
      <text:list xml:id="list8963191358996581135" text:style-name="L113">
        <text:list-item>
          <text:p text:style-name="P317">以下のアドオンを有効化する。</text:p>
        </text:list-item>
      </text:list>
      <text:p text:style-name="P8"><text:tab/><text:tab/>Disable Addons</text:p>
      <text:h text:style-name="P682" text:outline-level="2"><text:bookmark-start text:name="__RefHeading__29730_312387327"/>ファイルをダウンロードして外部アプリケーションで開く際の挙動の制御<text:bookmark-end text:name="__RefHeading__29730_312387327"/></text:h>
      <text:h text:style-name="P789" text:outline-level="3"><text:bookmark-start text:name="__RefHeading__29732_312387327"/>確認する項目<text:bookmark-end text:name="__RefHeading__29732_312387327"/></text:h>
      <text:list xml:id="list125310233306517" text:continue-list="list125311189677847" text:style-name="L73">
        <text:list-item>
          <text:p text:style-name="P472">External-1-2</text:p>
        </text:list-item>
      </text:list>
      <text:h text:style-name="P789" text:outline-level="3"><text:bookmark-start text:name="__RefHeading__4380_738874385131"/>準備：<text:bookmark-end text:name="__RefHeading__4380_738874385131"/></text:h>
      <text:list xml:id="list8272535737306266337" text:style-name="L114">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236">エクスプローラを起動して、アドレスバーに「%<text:span text:style-name="T149">temp%」と入力し、システムのテンポラリフォルダを開く。</text:span></text:p>
        </text:list-item>
        <text:list-item>
          <text:p text:style-name="P236">ファイルを更新日時順で並べ替えて、新しいファイルが出現したら分かるようにしておく。</text:p>
        </text:list-item>
        <text:list-item>
          <text:p text:style-name="P236">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89" text:outline-level="3"><text:bookmark-start text:name="__RefHeading__4382_738874385131"/>検証：<text:bookmark-end text:name="__RefHeading__4382_738874385131"/></text:h>
      <text:list xml:id="list6414970992731914523" text:style-name="L115">
        <text:list-item>
          <text:p text:style-name="P237"><text:variable-get text:name="DesktopShortcutPath">C:\Users\Public\Desktop\Mozilla Firefox.lnk</text:variable-get>がある場合はそれを、なければfirefox.exeをダブルクリックしてFirefoxを起動する。 </text:p>
        </text:list-item>
        <text:list-item>
          <text:p text:style-name="P105">外部アプリケーションで開く必要があるファイルへのリンクをクリックする。</text:p>
        </text:list-item>
        <text:list-item>
          <text:p text:style-name="P106">「次のファイルを開こうとしています」のダイアログが表示されたら、起動する外部アプリケーションを選択して「OK」をクリックする。</text:p>
        </text:list-item>
        <text:list-item>
          <text:p text:style-name="P106">外部アプリケーションを終了し、テンポラリフォルダの内容を確認する。</text:p>
          <text:list>
            <text:list-item>
              <text:p text:style-name="P105">確認項目</text:p>
              <text:list>
                <text:list-item>
                  <text:p text:style-name="P530"><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531"><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64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90" text:outline-level="3"><text:bookmark-start text:name="__RefHeading__41434_312387327"/>確認する項目<text:bookmark-end text:name="__RefHeading__41434_312387327"/></text:h>
      <text:list xml:id="list125311290475545" text:continue-list="list125310233306517" text:style-name="L73">
        <text:list-item>
          <text:p text:style-name="P473">MenuShortcut-1</text:p>
        </text:list-item>
        <text:list-item>
          <text:p text:style-name="P473">MenuShortcut-2</text:p>
        </text:list-item>
        <text:list-item>
          <text:p text:style-name="P473">MenuShortcut-3</text:p>
        </text:list-item>
        <text:list-item>
          <text:p text:style-name="P609"><text:span text:style-name="T13">MenuShortcut-</text:span><text:span text:style-name="T51">4</text:span></text:p>
        </text:list-item>
        <text:list-item>
          <text:p text:style-name="P618"><text:span text:style-name="T51">M</text:span><text:span text:style-name="T1">enuShortcut-5</text:span></text:p>
        </text:list-item>
      </text:list>
      <text:h text:style-name="P790" text:outline-level="3"><text:bookmark-start text:name="__RefHeading__4380_7388743851311"/>準備：<text:bookmark-end text:name="__RefHeading__4380_7388743851311"/></text:h>
      <text:list xml:id="list4844764571120214405" text:style-name="L116">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790" text:outline-level="3"><text:bookmark-start text:name="__RefHeading__4382_7388743851311"/>検証：<text:bookmark-end text:name="__RefHeading__4382_7388743851311"/></text:h>
      <text:list xml:id="list4391359893158239015" text:style-name="L117">
        <text:list-item>
          <text:p text:style-name="P239"><text:variable-get text:name="DesktopShortcutPath">C:\Users\Public\Desktop\Mozilla Firefox.lnk</text:variable-get>がある場合はそれを、なければfirefox.exeをダブルクリックしてFirefoxを起動する。 </text:p>
        </text:list-item>
        <text:list-item>
          <text:p text:style-name="P107">ロケーションバーに「about:」と入力し、Alt-Enterでタブとして開く。</text:p>
        </text:list-item>
        <text:list-item>
          <text:p text:style-name="P240">開かれたタブを閉じる。</text:p>
        </text:list-item>
        <text:list-item>
          <text:p text:style-name="P240">ロケーションバーに「about:」と入力し、Alt-Enterでタブとして開く。</text:p>
        </text:list-item>
        <text:list-item>
          <text:p text:style-name="P240">開かれたタブをドラッグしてウィンドウ外にドロップし、ウィンドウとして開く。</text:p>
        </text:list-item>
        <text:list-item>
          <text:p text:style-name="P240">開かれたウィンドウを閉じる。</text:p>
          <text:list>
            <text:list-item>
              <text:p text:style-name="P340">確認項目</text:p>
              <text:list>
                <text:list-item>
                  <text:p text:style-name="P532"><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19"><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619"><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241">「ファイル」メニューを開く。</text:p>
        </text:list-item>
      </text:list>
      <text:list xml:id="list7092327901793332062" text:style-name="L118">
        <text:list-item>
          <text:list>
            <text:list-item>
              <text:p text:style-name="P343">確認項目</text:p>
              <text:list>
                <text:list-item>
                  <text:p text:style-name="P536"><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36"><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536"><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25310327716806" text:continue-list="list4391359893158239015" text:style-name="L117">
        <text:list-item>
          <text:p text:style-name="P241">「履歴」メニューを開く。</text:p>
          <text:list>
            <text:list-item>
              <text:p text:style-name="P341">確認項目</text:p>
              <text:list>
                <text:list-item>
                  <text:p text:style-name="P533"><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33"><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42">タブの上で右クリックする。</text:p>
          <text:list>
            <text:list-item>
              <text:p text:style-name="P342">確認項目</text:p>
              <text:list>
                <text:list-item>
                  <text:p text:style-name="P534"><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42">タブバーの「+」ボタン上で右クリックする。</text:p>
          <text:list>
            <text:list-item>
              <text:p text:style-name="P342">確認項目</text:p>
              <text:list>
                <text:list-item>
                  <text:p text:style-name="P534"><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93">パネルメニューを開く。</text:p>
          <text:list>
            <text:list-item>
              <text:p text:style-name="P393">確認項目</text:p>
              <text:list>
                <text:list-item>
                  <text:p text:style-name="P393">「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393">パネルメニュー内の「履歴」をクリックする。 <text:s/></text:p>
          <text:list>
            <text:list-item>
              <text:p text:style-name="P394">確認項目</text:p>
              <text:list>
                <text:list-item>
                  <text:p text:style-name="P394">「<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394">「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43">パネルメニュー内の「カスタマイズ」をクリックしてツールバーのカスタマイズ画面を開く。</text:p>
          <text:list>
            <text:list-item>
              <text:p text:style-name="P108">確認項目</text:p>
              <text:list>
                <text:list-item>
                  <text:p text:style-name="P535"><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683" text:outline-level="2"><text:bookmark-start text:name="__RefHeading__41436_312387327"/>ツール<text:bookmark-end text:name="__RefHeading__41436_312387327"/></text:h>
      <text:h text:style-name="P791" text:outline-level="3"><text:bookmark-start text:name="__RefHeading__41438_312387327"/>確認する項目<text:bookmark-end text:name="__RefHeading__41438_312387327"/></text:h>
      <text:list xml:id="list125311383172311" text:continue-list="list125311290475545" text:style-name="L73">
        <text:list-item>
          <text:p text:style-name="P474">MenuShortcut-7</text:p>
        </text:list-item>
        <text:list-item>
          <text:p text:style-name="P610"><text:span text:style-name="T13">MenuShortcut-</text:span><text:span text:style-name="T55">10</text:span></text:p>
        </text:list-item>
        <text:list-item>
          <text:p text:style-name="P610"><text:span text:style-name="T13">MenuShortcut-</text:span><text:span text:style-name="T55">11</text:span></text:p>
        </text:list-item>
        <text:list-item>
          <text:p text:style-name="P610"><text:span text:style-name="T13">MenuShortcut-</text:span><text:span text:style-name="T55">12</text:span></text:p>
        </text:list-item>
        <text:list-item>
          <text:p text:style-name="P610"><text:span text:style-name="T13">MenuShortcut-</text:span><text:span text:style-name="T55">13</text:span></text:p>
        </text:list-item>
        <text:list-item>
          <text:p text:style-name="P610"><text:span text:style-name="T13">MenuShortcut-</text:span><text:span text:style-name="T55">14</text:span></text:p>
        </text:list-item>
        <text:list-item>
          <text:p text:style-name="P610"><text:span text:style-name="T13">MenuShortcut-</text:span><text:span text:style-name="T55">15</text:span></text:p>
        </text:list-item>
        <text:list-item>
          <text:p text:style-name="P610"><text:span text:style-name="T13">MenuShortcut-</text:span><text:span text:style-name="T55">16</text:span></text:p>
        </text:list-item>
        <text:list-item>
          <text:p text:style-name="P610"><text:span text:style-name="T13">MenuShortcut-</text:span><text:span text:style-name="T55">17</text:span></text:p>
        </text:list-item>
        <text:list-item>
          <text:p text:style-name="P610"><text:soft-page-break/><text:span text:style-name="T13">MenuShortcut-</text:span><text:span text:style-name="T55">18</text:span></text:p>
        </text:list-item>
        <text:list-item>
          <text:p text:style-name="P610"><text:span text:style-name="T13">MenuShortcut-</text:span><text:span text:style-name="T55">20</text:span></text:p>
        </text:list-item>
        <text:list-item>
          <text:p text:style-name="P610"><text:span text:style-name="T13">MenuShortcut-</text:span><text:span text:style-name="T55">21</text:span></text:p>
        </text:list-item>
        <text:list-item>
          <text:p text:style-name="P610"><text:span text:style-name="T13">MenuShortcut-</text:span><text:span text:style-name="T55">22</text:span></text:p>
        </text:list-item>
        <text:list-item>
          <text:p text:style-name="P610"><text:span text:style-name="T13">MenuShortcut-</text:span><text:span text:style-name="T55">23</text:span></text:p>
        </text:list-item>
        <text:list-item>
          <text:p text:style-name="P610"><text:span text:style-name="T13">MenuShortcut-</text:span><text:span text:style-name="T55">24</text:span></text:p>
        </text:list-item>
        <text:list-item>
          <text:p text:style-name="P610"><text:span text:style-name="T13">MenuShortcut-</text:span><text:span text:style-name="T55">25</text:span></text:p>
        </text:list-item>
        <text:list-item>
          <text:p text:style-name="P610"><text:span text:style-name="T13">MenuShortcut-</text:span><text:span text:style-name="T55">26</text:span></text:p>
        </text:list-item>
        <text:list-item>
          <text:p text:style-name="P610"><text:span text:style-name="T13">MenuShortcut-</text:span><text:span text:style-name="T55">27</text:span></text:p>
        </text:list-item>
        <text:list-item>
          <text:p text:style-name="P610"><text:span text:style-name="T13">MenuShortcut-</text:span><text:span text:style-name="T55">28</text:span></text:p>
        </text:list-item>
        <text:list-item>
          <text:p text:style-name="P610"><text:span text:style-name="T13">MenuShortcut-</text:span><text:span text:style-name="T55">29</text:span></text:p>
        </text:list-item>
      </text:list>
      <text:h text:style-name="P791" text:outline-level="3"><text:bookmark-start text:name="__RefHeading__4380_73887438513111"/>準備：<text:bookmark-end text:name="__RefHeading__4380_73887438513111"/></text:h>
      <text:list xml:id="list6880134797283035368" text:style-name="L119">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791" text:outline-level="3"><text:bookmark-start text:name="__RefHeading__4382_73887438513111"/>検証：<text:bookmark-end text:name="__RefHeading__4382_73887438513111"/></text:h>
      <text:list xml:id="list1102265838088948733" text:style-name="L120">
        <text:list-item>
          <text:p text:style-name="P245"><text:variable-get text:name="DesktopShortcutPath">C:\Users\Public\Desktop\Mozilla Firefox.lnk</text:variable-get>がある場合はそれを、なければfirefox.exeをダブルクリックしてFirefoxを起動する。 </text:p>
          <text:list>
            <text:list-item>
              <text:p text:style-name="P344">確認項目</text:p>
              <text:list>
                <text:list-item>
                  <text:p text:style-name="P537"><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20"><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20"><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538"><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538"><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38"><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38"><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38"><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38"><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38"><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38"><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539"><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39"><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38"><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38"><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38"><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46">「ツール」メニューを開く。</text:p>
        </text:list-item>
      </text:list>
      <text:list xml:id="list1140984381966729664" text:style-name="L121">
        <text:list-item>
          <text:list>
            <text:list-item>
              <text:p text:style-name="P345">確認項目</text:p>
              <text:list>
                <text:list-item>
                  <text:p text:style-name="P542"><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542"><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47">「ツール」メニュー内の「Web開発」を開く。</text:p>
        </text:list-item>
      </text:list>
      <text:list xml:id="list4995065455114737920" text:style-name="L122">
        <text:list-item>
          <text:list>
            <text:list-item>
              <text:p text:style-name="P346">確認項目</text:p>
              <text:list>
                <text:list-item>
                  <text:p text:style-name="P543"><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43"><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43"><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43"><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43"><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43"><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43"><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43"><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43"><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43"><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43"><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43"><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43"><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43"><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43"><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43"><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43"><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621"><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25311181322185" text:continue-list="list1102265838088948733" text:style-name="L120">
        <text:list-item>
          <text:p text:style-name="P395">パネルメニューを開き、パネルメニュー内の「Web開発」をクリックする。 <text:s/></text:p>
        </text:list-item>
      </text:list>
      <text:list xml:id="list4411921169135485559" text:style-name="L123">
        <text:list-item>
          <text:list>
            <text:list-item>
              <text:p text:style-name="P347">確認項目</text:p>
              <text:list>
                <text:list-item>
                  <text:p text:style-name="P54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4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4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4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4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4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4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4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44"><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4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4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4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4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4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4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4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4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396"><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25310811949565" text:continue-list="list125311181322185" text:style-name="L120">
        <text:list-item>
          <text:p text:style-name="P246">パネルメニュー内の「カスタマイズ」をクリックしてツールバーのカスタマイズ画面を開く。</text:p>
          <text:list>
            <text:list-item>
              <text:p text:style-name="P109">確認項目</text:p>
              <text:list>
                <text:list-item>
                  <text:p text:style-name="P540"><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41"><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684" text:outline-level="2"><text:bookmark-start text:name="__RefHeading__41440_312387327"/>ヘルプ<text:bookmark-end text:name="__RefHeading__41440_312387327"/></text:h>
      <text:h text:style-name="P792" text:outline-level="3"><text:bookmark-start text:name="__RefHeading__41442_312387327"/>確認する項目<text:bookmark-end text:name="__RefHeading__41442_312387327"/></text:h>
      <text:list xml:id="list125310779387315" text:continue-list="list125311383172311" text:style-name="L73">
        <text:list-item>
          <text:p text:style-name="P611"><text:span text:style-name="T13">MenuShortcut-</text:span><text:span text:style-name="T58">30</text:span></text:p>
        </text:list-item>
        <text:list-item>
          <text:p text:style-name="P611"><text:span text:style-name="T13">MenuShortcut-</text:span><text:span text:style-name="T58">31</text:span></text:p>
        </text:list-item>
        <text:list-item>
          <text:p text:style-name="P611"><text:span text:style-name="T13">MenuShortcut-</text:span><text:span text:style-name="T58">32</text:span></text:p>
        </text:list-item>
        <text:list-item>
          <text:p text:style-name="P611"><text:span text:style-name="T13">MenuShortcut-</text:span><text:span text:style-name="T58">33</text:span></text:p>
        </text:list-item>
        <text:list-item>
          <text:p text:style-name="P611"><text:span text:style-name="T13">MenuShortcut-</text:span><text:span text:style-name="T58">35</text:span></text:p>
        </text:list-item>
        <text:list-item>
          <text:p text:style-name="P611"><text:span text:style-name="T13">MenuShortcut-</text:span><text:span text:style-name="T58">36</text:span></text:p>
        </text:list-item>
        <text:list-item>
          <text:p text:style-name="P611"><text:span text:style-name="T13">MenuShortcut-</text:span><text:span text:style-name="T58">37</text:span></text:p>
        </text:list-item>
        <text:list-item>
          <text:p text:style-name="P611"><text:span text:style-name="T13">MenuShortcut-</text:span><text:span text:style-name="T58">38</text:span></text:p>
        </text:list-item>
        <text:list-item>
          <text:p text:style-name="P611"><text:span text:style-name="T13">MenuShortcut-</text:span><text:span text:style-name="T58">39</text:span></text:p>
        </text:list-item>
        <text:list-item>
          <text:p text:style-name="P611"><text:span text:style-name="T13">MenuShortcut-</text:span><text:span text:style-name="T58">40</text:span></text:p>
        </text:list-item>
      </text:list>
      <text:h text:style-name="P792" text:outline-level="3"><text:bookmark-start text:name="__RefHeading__4380_738874385131111"/>準備：<text:bookmark-end text:name="__RefHeading__4380_738874385131111"/></text:h>
      <text:list xml:id="list5710735990417468662" text:style-name="L124">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792" text:outline-level="3"><text:bookmark-start text:name="__RefHeading__4382_738874385131111"/>検証：<text:bookmark-end text:name="__RefHeading__4382_738874385131111"/></text:h>
      <text:list xml:id="list7462137619252820183" text:style-name="L125">
        <text:list-item>
          <text:p text:style-name="P6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9">「ヘルプ」メニューを開く。</text:p>
        </text:list-item>
      </text:list>
      <text:list xml:id="list4360864754503754946" text:style-name="L126">
        <text:list-item>
          <text:list>
            <text:list-item>
              <text:p text:style-name="P348">確認項目</text:p>
              <text:list>
                <text:list-item>
                  <text:p text:style-name="P545"><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45"><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45"><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45"><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45"><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45"><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45"><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45"><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45"><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45"><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25311146484367" text:continue-list="list7462137619252820183" text:style-name="L125">
        <text:list-item>
          <text:p text:style-name="P397">パネルメニューを開き、パネルメニュー内の「？」をクリックする。 <text:s/></text:p>
        </text:list-item>
      </text:list>
      <text:list xml:id="list6533088875454525961" text:style-name="L127">
        <text:list-item>
          <text:list>
            <text:list-item>
              <text:p text:style-name="P349">確認項目</text:p>
              <text:list>
                <text:list-item>
                  <text:p text:style-name="P54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4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4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4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4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4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4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4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4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46"><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685" text:outline-level="2"><text:bookmark-start text:name="__RefHeading__41444_312387327"/>書字方向の切り替えの制御<text:bookmark-end text:name="__RefHeading__41444_312387327"/></text:h>
      <text:h text:style-name="P724" text:outline-level="3"><text:bookmark-start text:name="__RefHeading__41446_312387327"/>確認する項目<text:bookmark-end text:name="__RefHeading__41446_312387327"/></text:h>
      <text:list xml:id="list125311265110006" text:continue-list="list5416841750211081891" text:style-name="L107">
        <text:list-item>
          <text:p text:style-name="P476">MenuShortcut-41</text:p>
        </text:list-item>
        <text:list-item>
          <text:p text:style-name="P476">MenuShortcut-42</text:p>
        </text:list-item>
      </text:list>
      <text:h text:style-name="P787" text:outline-level="3"><text:bookmark-start text:name="__RefHeading__2682_11261390901"/><text:soft-page-break/>準備：<text:bookmark-end text:name="__RefHeading__2682_11261390901"/></text:h>
      <text:list xml:id="list3304026394853257133" text:style-name="L128">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18">以下のアドオンを無効化する。</text:p>
          <text:list>
            <text:list-item>
              <text:p text:style-name="P318">Disable about:config</text:p>
            </text:list-item>
          </text:list>
        </text:list-item>
      </text:list>
      <text:h text:style-name="P787" text:outline-level="3"><text:bookmark-start text:name="__RefHeading__3282_16201389231"/>検証：<text:bookmark-end text:name="__RefHeading__3282_16201389231"/></text:h>
      <text:list xml:id="list5888274893102931757" text:style-name="L129">
        <text:list-item text:start-value="1">
          <text:p text:style-name="P398"><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51">ロケーションバーに「about:config」と入力し、詳細設定一覧を開いて、「<text:span text:style-name="T150">bidi.browser.ui」の値を「true」に設定する。</text:span></text:p>
        </text:list-item>
        <text:list-item>
          <text:p text:style-name="P251">Firefoxを終了する。</text:p>
        </text:list-item>
        <text:list-item>
          <text:p text:style-name="P252"><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23"><text:span text:style-name="T3">「</text:span><text:span text:style-name="T60">https://addons.mozilla.org/</text:span><text:span text:style-name="T3">」など、テキスト入力欄があるWebページを開く。</text:span></text:p>
        </text:list-item>
        <text:list-item>
          <text:p text:style-name="P251">テキスト入力欄をクリックしてフォーカスした状態にする。</text:p>
          <text:list>
            <text:list-item>
              <text:p text:style-name="P350">確認項目</text:p>
              <text:list>
                <text:list-item>
                  <text:p text:style-name="P623"><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51">「編集」メニューを開く。</text:p>
          <text:list>
            <text:list-item>
              <text:p text:style-name="P350">確認項目</text:p>
              <text:list>
                <text:list-item>
                  <text:p text:style-name="P547"><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251">「表示」メニューを開く。</text:p>
          <text:list>
            <text:list-item>
              <text:p text:style-name="P350">確認項目</text:p>
              <text:list>
                <text:list-item>
                  <text:p text:style-name="P547"><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748" text:outline-level="3"><text:bookmark-start text:name="__RefHeading__29722_3123873271"/>後始末：<text:bookmark-end text:name="__RefHeading__29722_3123873271"/></text:h>
      <text:list xml:id="list8273959450615401990" text:style-name="L130">
        <text:list-item>
          <text:p text:style-name="P319">以下のアドオンを有効化する。</text:p>
          <text:list>
            <text:list-item>
              <text:p text:style-name="P399">Disable about:config</text:p>
            </text:list-item>
          </text:list>
        </text:list-item>
      </text:list>
      <text:h text:style-name="P686" text:outline-level="2"><text:bookmark-start text:name="__RefHeading__41448_312387327"/>履歴とブックマーク<text:bookmark-end text:name="__RefHeading__41448_312387327"/></text:h>
      <text:h text:style-name="P793" text:outline-level="3"><text:bookmark-start text:name="__RefHeading__41450_312387327"/>確認する項目<text:bookmark-end text:name="__RefHeading__41450_312387327"/></text:h>
      <text:list xml:id="list125311153383070" text:continue-list="list125310779387315" text:style-name="L73">
        <text:list-item>
          <text:p text:style-name="P612"><text:span text:style-name="T13">MenuShortcut-</text:span><text:span text:style-name="T58">43</text:span></text:p>
        </text:list-item>
        <text:list-item>
          <text:p text:style-name="P612"><text:span text:style-name="T13">MenuShortcut-</text:span><text:span text:style-name="T58">44</text:span></text:p>
        </text:list-item>
      </text:list>
      <text:h text:style-name="P793" text:outline-level="3"><text:bookmark-start text:name="__RefHeading__4380_7388743851311111"/>準備：<text:bookmark-end text:name="__RefHeading__4380_7388743851311111"/></text:h>
      <text:list xml:id="list320480342145137032" text:style-name="L131">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93" text:outline-level="3"><text:bookmark-start text:name="__RefHeading__4382_7388743851311111"/>検証：<text:bookmark-end text:name="__RefHeading__4382_7388743851311111"/></text:h>
      <text:list xml:id="list8597750907587589988" text:style-name="L132">
        <text:list-item>
          <text:p text:style-name="P6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4">「履歴」メニューを開く。</text:p>
        </text:list-item>
      </text:list>
      <text:list xml:id="list9116555050074810504" text:style-name="L133">
        <text:list-item>
          <text:list>
            <text:list-item>
              <text:p text:style-name="P351">確認項目</text:p>
              <text:list>
                <text:list-item>
                  <text:p text:style-name="P548"><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25311322884994" text:continue-list="list8597750907587589988" text:style-name="L132">
        <text:list-item>
          <text:p text:style-name="P255">「ブックマーク」メニューを開く。</text:p>
        </text:list-item>
      </text:list>
      <text:list xml:id="list7236969258692293323" text:style-name="L134">
        <text:list-item>
          <text:list>
            <text:list-item>
              <text:p text:style-name="P352">確認項目</text:p>
              <text:list>
                <text:list-item>
                  <text:p text:style-name="P549"><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0"><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400">ツールバー上のブックマークボタンをクリックし、ブックマーク一覧を開く。</text:p>
          <text:list>
            <text:list-item>
              <text:p text:style-name="P353">確認項目</text:p>
              <text:list>
                <text:list-item>
                  <text:p text:style-name="P551"><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25311414085419" text:continue-list="list125311322884994" text:style-name="L132">
        <text:list-item>
          <text:p text:style-name="P401">ツールバー上のブックマークボタンの上で右クリックし、「メニューに移動」を選択する。</text:p>
        </text:list-item>
        <text:list-item>
          <text:p text:style-name="P401">パネルメニューを開き、パネルメニュー内の「ブックマーク」をクリックする。 <text:s/></text:p>
        </text:list-item>
      </text:list>
      <text:list xml:id="list9039510341564881410" text:style-name="L135">
        <text:list-item>
          <text:list>
            <text:list-item>
              <text:p text:style-name="P354">確認項目</text:p>
              <text:list>
                <text:list-item>
                  <text:p text:style-name="P55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5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687" text:outline-level="2"><text:bookmark-start text:name="__RefHeading__41452_312387327"/>コンテンツ領域のコンテキストメニュー<text:bookmark-end text:name="__RefHeading__41452_312387327"/></text:h>
      <text:h text:style-name="P794" text:outline-level="3"><text:bookmark-start text:name="__RefHeading__41454_312387327"/>確認する項目<text:bookmark-end text:name="__RefHeading__41454_312387327"/></text:h>
      <text:list xml:id="list125310415860425" text:continue-list="list125311153383070" text:style-name="L73">
        <text:list-item>
          <text:p text:style-name="P613"><text:span text:style-name="T13">MenuShortcut-</text:span><text:span text:style-name="T58">45</text:span></text:p>
        </text:list-item>
        <text:list-item>
          <text:p text:style-name="P475">MenuShortcut-46</text:p>
        </text:list-item>
        <text:list-item>
          <text:p text:style-name="P613"><text:span text:style-name="T13">MenuShortcut-</text:span><text:span text:style-name="T61">47</text:span></text:p>
        </text:list-item>
        <text:list-item>
          <text:p text:style-name="P613"><text:span text:style-name="T13">MenuShortcut-</text:span><text:span text:style-name="T61">48</text:span></text:p>
        </text:list-item>
        <text:list-item>
          <text:p text:style-name="P613"><text:span text:style-name="T13">MenuShortcut-</text:span><text:span text:style-name="T61">49</text:span></text:p>
        </text:list-item>
        <text:list-item>
          <text:p text:style-name="P613"><text:span text:style-name="T13">MenuShortcut-</text:span><text:span text:style-name="T61">50</text:span></text:p>
        </text:list-item>
        <text:list-item>
          <text:p text:style-name="P613"><text:soft-page-break/><text:span text:style-name="T13">MenuShortcut-</text:span><text:span text:style-name="T61">51</text:span></text:p>
        </text:list-item>
        <text:list-item>
          <text:p text:style-name="P613"><text:span text:style-name="T13">MenuShortcut-</text:span><text:span text:style-name="T61">52</text:span></text:p>
        </text:list-item>
        <text:list-item>
          <text:p text:style-name="P613"><text:span text:style-name="T13">MenuShortcut-</text:span><text:span text:style-name="T61">53</text:span></text:p>
        </text:list-item>
        <text:list-item>
          <text:p text:style-name="P613"><text:span text:style-name="T13">MenuShortcut-</text:span><text:span text:style-name="T61">54</text:span></text:p>
        </text:list-item>
        <text:list-item>
          <text:p text:style-name="P613"><text:span text:style-name="T13">MenuShortcut-</text:span><text:span text:style-name="T61">55</text:span></text:p>
        </text:list-item>
        <text:list-item>
          <text:p text:style-name="P613"><text:span text:style-name="T13">MenuShortcut-</text:span><text:span text:style-name="T61">57</text:span></text:p>
        </text:list-item>
      </text:list>
      <text:h text:style-name="P794" text:outline-level="3"><text:bookmark-start text:name="__RefHeading__4380_73887438513111111"/>準備：<text:bookmark-end text:name="__RefHeading__4380_73887438513111111"/></text:h>
      <text:list xml:id="list3278294297319456322" text:style-name="L136">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794" text:outline-level="3"><text:bookmark-start text:name="__RefHeading__4382_73887438513111111"/>検証：<text:bookmark-end text:name="__RefHeading__4382_73887438513111111"/></text:h>
      <text:list xml:id="list2642221572030119633" text:style-name="L137">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6"><text:span text:style-name="T3">「</text:span><text:span text:style-name="T61">https://addons.mozilla.org」を開き、何もない所で右クリックする。</text:span></text:p>
          <text:list>
            <text:list-item>
              <text:p text:style-name="P355">確認項目</text:p>
              <text:list>
                <text:list-item>
                  <text:p text:style-name="P553"><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257"><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257"><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257">ページ内の文字列を選択して右クリックする。</text:p>
          <text:list>
            <text:list-item>
              <text:p text:style-name="P356">確認項目</text:p>
              <text:list>
                <text:list-item>
                  <text:p text:style-name="P554"><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257">ページ内のリンクの上で右クリックする。</text:p>
          <text:list>
            <text:list-item>
              <text:p text:style-name="P357">確認項目</text:p>
              <text:list>
                <text:list-item>
                  <text:p text:style-name="P555"><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258">「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258">ページ内に埋め込まれた画像の上で右クリックする。</text:p>
        </text:list-item>
      </text:list>
      <text:list xml:id="list6080675067310042141" text:style-name="L138">
        <text:list-item>
          <text:list>
            <text:list-item>
              <text:p text:style-name="P358">確認項目</text:p>
              <text:list>
                <text:list-item>
                  <text:p text:style-name="P556"><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557"><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557"><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25310191891444" text:continue-list="list2642221572030119633" text:style-name="L137">
        <text:list-item>
          <text:p text:style-name="P258">「http://www.w3schools.com/html/html5_video.asp」を開き、ページ内に埋め込まれた動画の上で右クリックする。</text:p>
        </text:list-item>
      </text:list>
      <text:list xml:id="list5051272814606978263" text:style-name="L139">
        <text:list-item>
          <text:list>
            <text:list-item>
              <text:p text:style-name="P359">確認項目</text:p>
              <text:list>
                <text:list-item>
                  <text:p text:style-name="P558"><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559"><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402">「<text:span text:style-name="T152">http://www.w3schools.com/html/tryit.asp?filename=tryhtml5_audio_all</text:span>」を開き、ページ内に埋め込まれたオーディオコントロールの上で右クリックする。</text:p>
          <text:list>
            <text:list-item>
              <text:p text:style-name="P359">確認項目</text:p>
              <text:list>
                <text:list-item>
                  <text:p text:style-name="P558"><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688" text:outline-level="2"><text:bookmark-start text:name="__RefHeading__41456_312387327"/>ポップアップブロック<text:bookmark-end text:name="__RefHeading__41456_312387327"/></text:h>
      <text:h text:style-name="P795" text:outline-level="3"><text:bookmark-start text:name="__RefHeading__41458_312387327"/>確認する項目<text:bookmark-end text:name="__RefHeading__41458_312387327"/></text:h>
      <text:list xml:id="list125311957023630" text:continue-list="list125310415860425" text:style-name="L73">
        <text:list-item>
          <text:p text:style-name="P614"><text:span text:style-name="T13">MenuShortcut-</text:span><text:span text:style-name="T58">58</text:span></text:p>
        </text:list-item>
        <text:list-item>
          <text:p text:style-name="P614"><text:span text:style-name="T13">MenuShortcut-</text:span><text:span text:style-name="T58">59</text:span></text:p>
        </text:list-item>
      </text:list>
      <text:h text:style-name="P795" text:outline-level="3"><text:bookmark-start text:name="__RefHeading__4380_73887438513111112"/>準備：<text:bookmark-end text:name="__RefHeading__4380_73887438513111112"/></text:h>
      <text:list xml:id="list6280309989559141049" text:style-name="L140">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259">以下のカスタマイズを無効化する。</text:p>
          <text:list>
            <text:list-item>
              <text:p text:style-name="P487">Security-4-2/3/4</text:p>
            </text:list-item>
          </text:list>
        </text:list-item>
      </text:list>
      <text:h text:style-name="P795" text:outline-level="3"><text:bookmark-start text:name="__RefHeading__4382_73887438513111112"/>検証：<text:bookmark-end text:name="__RefHeading__4382_73887438513111112"/></text:h>
      <text:list xml:id="list8770609395972829254" text:style-name="L141">
        <text:list-item>
          <text:p text:style-name="P6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0">テストケースの「<text:span text:style-name="T153">popupblock.html</text:span>」を開く。</text:p>
        </text:list-item>
      </text:list>
      <text:list xml:id="list9182178971953830795" text:style-name="L142">
        <text:list-item>
          <text:list>
            <text:list-item>
              <text:p text:style-name="P360">確認項目</text:p>
              <text:list>
                <text:list-item>
                  <text:p text:style-name="P560"><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25311449858211" text:continue-list="list8770609395972829254" text:style-name="L141">
        <text:list-item>
          <text:p text:style-name="P260">「設定」ボタンをクリックする。</text:p>
        </text:list-item>
      </text:list>
      <text:list xml:id="list1290150374371443094" text:style-name="L143">
        <text:list-item>
          <text:list>
            <text:list-item>
              <text:p text:style-name="P361">確認項目</text:p>
              <text:list>
                <text:list-item>
                  <text:p text:style-name="P561"><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561"><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749" text:outline-level="3"><text:bookmark-start text:name="__RefHeading___Toc12049_954817753"/>後始末：<text:bookmark-end text:name="__RefHeading___Toc12049_954817753"/></text:h>
      <text:list xml:id="list2183163076827755414" text:style-name="L144">
        <text:list-item>
          <text:p text:style-name="P320">以下のカスタマイズを有効化する。</text:p>
          <text:list>
            <text:list-item>
              <text:p text:style-name="P488">Security-4-2/3/4</text:p>
            </text:list-item>
          </text:list>
        </text:list-item>
      </text:list>
      <text:h text:style-name="P641" text:outline-level="1"><text:bookmark-start text:name="__RefHeading__41460_312387327"/>その他のUIの非表示化<text:bookmark-end text:name="__RefHeading__41460_312387327"/></text:h>
      <text:h text:style-name="P689" text:outline-level="2"><text:bookmark-start text:name="__RefHeading__13950_1965202789"/>設定UIの非表示化<text:bookmark-end text:name="__RefHeading__13950_1965202789"/></text:h>
      <text:h text:style-name="P796" text:outline-level="3"><text:bookmark-start text:name="__RefHeading__13952_1965202789"/>確認する項目<text:bookmark-end text:name="__RefHeading__13952_1965202789"/></text:h>
      <text:list xml:id="list125310272662901" text:continue-list="list125311957023630" text:style-name="L73">
        <text:list-item>
          <text:p text:style-name="P489">Hide-1</text:p>
        </text:list-item>
        <text:list-item>
          <text:p text:style-name="P489">Hide-2</text:p>
        </text:list-item>
        <text:list-item>
          <text:p text:style-name="P491">Hide-3</text:p>
        </text:list-item>
        <text:list-item>
          <text:p text:style-name="P491">Hide-7</text:p>
        </text:list-item>
        <text:list-item>
          <text:p text:style-name="P491">Hide-9</text:p>
        </text:list-item>
      </text:list>
      <text:h text:style-name="P796" text:outline-level="3"><text:bookmark-start text:name="__RefHeading__4380_738874385131111121"/>準備：<text:bookmark-end text:name="__RefHeading__4380_738874385131111121"/></text:h>
      <text:list xml:id="list3864086212641595733" text:style-name="L145">
        <text:list-item>
          <text:p text:style-name="P261">前項に引き続き検証するか、または以下の状態を整えておく。</text:p>
          <text:list>
            <text:list-item>
              <text:p text:style-name="P262">カスタマイズ済みFirefoxのインストールが完了した状態にする。</text:p>
            </text:list-item>
          </text:list>
        </text:list-item>
      </text:list>
      <text:h text:style-name="P796" text:outline-level="3"><text:bookmark-start text:name="__RefHeading__4382_738874385131111121"/>検証：<text:bookmark-end text:name="__RefHeading__4382_738874385131111121"/></text:h>
      <text:list xml:id="list7409859391694708148" text:style-name="L146">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3">パネルメニューを開き、パネルメニュー内の「オプション」をクリックする。 </text:p>
          <text:list>
            <text:list-item>
              <text:p text:style-name="P403">確認項目 </text:p>
              <text:list>
                <text:list-item>
                  <text:p text:style-name="P110">「セキュリティ」が表示されない。<text:span text:style-name="検証項目番号"><text:span text:style-name="T84">(Hide-1)</text:span></text:span></text:p>
                </text:list-item>
                <text:list-item>
                  <text:p text:style-name="P110">「Sync」が表示されない。<text:span text:style-name="検証項目番号">（Hide-2）</text:span></text:p>
                </text:list-item>
                <text:list-item>
                  <text:p text:style-name="P562"><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404">「一般」を選択する。 </text:p>
          <text:list>
            <text:list-item>
              <text:p text:style-name="P404">確認項目 </text:p>
              <text:list>
                <text:list-item>
                  <text:p text:style-name="P563"><text:span text:style-name="T3">「タブグループ」以下に「新しいウィンドウではなく新しいタブで開く」が表示されない。</text:span><text:span text:style-name="検証項目番号"><text:span text:style-name="T84">(Hide-7)</text:span></text:span></text:p>
                </text:list-item>
                <text:list-item>
                  <text:p text:style-name="P563"><text:span text:style-name="T3">「ダウンロード」グループが表示されない。</text:span><text:span text:style-name="検証項目番号"><text:span text:style-name="T84">(Hide-9)</text:span></text:span></text:p>
                </text:list-item>
              </text:list>
            </text:list-item>
          </text:list>
        </text:list-item>
      </text:list>
      <text:h text:style-name="P690" text:outline-level="2"><text:bookmark-start text:name="__RefHeading__13954_1965202789"/>パーミッション設定UIの非表示化<text:bookmark-end text:name="__RefHeading__13954_1965202789"/></text:h>
      <text:h text:style-name="P797" text:outline-level="3"><text:bookmark-start text:name="__RefHeading__13956_1965202789"/>確認する項目<text:bookmark-end text:name="__RefHeading__13956_1965202789"/></text:h>
      <text:list xml:id="list125310936723877" text:continue-list="list125310272662901" text:style-name="L73">
        <text:list-item>
          <text:p text:style-name="P615"><text:span text:style-name="T63">Hide-</text:span><text:span text:style-name="T64">4</text:span></text:p>
        </text:list-item>
      </text:list>
      <text:h text:style-name="P797" text:outline-level="3"><text:bookmark-start text:name="__RefHeading__4380_7388743851311111211"/>準備：<text:bookmark-end text:name="__RefHeading__4380_7388743851311111211"/></text:h>
      <text:list xml:id="list327151525551580603" text:style-name="L147">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321">以下のアドオンを無効化する。</text:p>
          <text:list>
            <text:list-item>
              <text:p text:style-name="P321">Disable <text:span text:style-name="T154">Addons</text:span></text:p>
            </text:list-item>
          </text:list>
        </text:list-item>
        <text:list-item>
          <text:p text:style-name="P321">以下のカスタマイズを無効化する。</text:p>
          <text:list>
            <text:list-item>
              <text:p text:style-name="P492">Security-4-3（ポップアップブロックを有効化する）：<text:span text:style-name="T161">autoconfig.cfg/autoconfig.jscから項目を削除</text:span></text:p>
            </text:list-item>
            <text:list-item>
              <text:p text:style-name="P286">Privacy-6-3（オフラインキャッシュの設定UIを有効化する）：<text:span text:style-name="T161">globalChrome.cssとautoconfig.cfg/autoconfig.jscから項目を削除</text:span></text:p>
            </text:list-item>
            <text:list-item>
              <text:p text:style-name="P322">Hide-1（「セキュリティ」ペインを有効化する）：<text:span text:style-name="T161">globalChrome.cssから項目を削除</text:span></text:p>
            </text:list-item>
          </text:list>
        </text:list-item>
      </text:list>
      <text:h text:style-name="P797" text:outline-level="3"><text:bookmark-start text:name="__RefHeading__4382_7388743851311111211"/>検証：<text:bookmark-end text:name="__RefHeading__4382_7388743851311111211"/></text:h>
      <text:list xml:id="list2106580134132257809" text:style-name="L148">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5">パネルメニューを開き、パネルメニュー内の「オプション」をクリックする。 </text:p>
        </text:list-item>
        <text:list-item>
          <text:p text:style-name="P264">「コンテンツ」ペインを選択し、「ポップアップ」の「許可サイト」ボタンをクリックする。</text:p>
        </text:list-item>
      </text:list>
      <text:list xml:id="list5083376839203583161" text:style-name="L149">
        <text:list-item>
          <text:list>
            <text:list-item>
              <text:p text:style-name="P362">確認項目</text:p>
              <text:list>
                <text:list-item>
                  <text:p text:style-name="P564"><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4"><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4"><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25311211719499" text:continue-list="list2106580134132257809" text:style-name="L148">
        <text:list-item>
          <text:p text:style-name="P264">「セキュリティ」ペインを選択し、「一般」の「許可サイト」ボタンをクリックする。</text:p>
          <text:list>
            <text:list-item>
              <text:p text:style-name="P363">確認項目</text:p>
              <text:list>
                <text:list-item>
                  <text:p text:style-name="P56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6"><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265">「詳細」ペイン→「ネットワーク」タブを選択し、「例外サイト」ボタンをクリックする。</text:p>
          <text:list>
            <text:list-item>
              <text:p text:style-name="P364">確認項目</text:p>
              <text:list>
                <text:list-item>
                  <text:p text:style-name="P56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66"><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50" text:outline-level="3"><text:bookmark-start text:name="__RefHeading__29722_312387327131"/>後始末：<text:bookmark-end text:name="__RefHeading__29722_312387327131"/></text:h>
      <text:list xml:id="list447163956207995817" text:style-name="L150">
        <text:list-item>
          <text:p text:style-name="P323">以下のアドオンを有効化する。</text:p>
          <text:list>
            <text:list-item>
              <text:p text:style-name="P365">Disable Addons</text:p>
            </text:list-item>
          </text:list>
        </text:list-item>
        <text:list-item>
          <text:p text:style-name="P323"><text:soft-page-break/>以下のカスタマイズを有効化する。</text:p>
          <text:list>
            <text:list-item>
              <text:p text:style-name="P366">Security-4-3</text:p>
            </text:list-item>
            <text:list-item>
              <text:p text:style-name="P366">Privacy-6-3</text:p>
            </text:list-item>
            <text:list-item>
              <text:p text:style-name="P367">Hide-1</text:p>
            </text:list-item>
          </text:list>
        </text:list-item>
      </text:list>
      <text:h text:style-name="P691" text:outline-level="2"><text:bookmark-start text:name="__RefHeading__13958_1965202789"/>Webブラウズ用UIの非表示化<text:bookmark-end text:name="__RefHeading__13958_1965202789"/></text:h>
      <text:h text:style-name="P798" text:outline-level="3"><text:bookmark-start text:name="__RefHeading__13960_1965202789"/>確認する項目<text:bookmark-end text:name="__RefHeading__13960_1965202789"/></text:h>
      <text:list xml:id="list125311755966890" text:continue-list="list125310936723877" text:style-name="L73">
        <text:list-item>
          <text:p text:style-name="P490">Hide-6</text:p>
        </text:list-item>
        <text:list-item>
          <text:p text:style-name="P490">Hide-8</text:p>
        </text:list-item>
      </text:list>
      <text:h text:style-name="P798" text:outline-level="3"><text:bookmark-start text:name="__RefHeading__4380_7388743851311111212"/>準備：<text:bookmark-end text:name="__RefHeading__4380_7388743851311111212"/></text:h>
      <text:list xml:id="list1282888559062477323" text:style-name="L151">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
      <text:h text:style-name="P798" text:outline-level="3"><text:bookmark-start text:name="__RefHeading__4382_7388743851311111212"/>検証：<text:bookmark-end text:name="__RefHeading__4382_7388743851311111212"/></text:h>
      <text:list xml:id="list4241451611271471151" text:style-name="L152">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06">確認項目 </text:p>
              <text:list>
                <text:list-item>
                  <text:p text:style-name="P567"><text:span text:style-name="T3">タブバー上に「+」が表示されていない。</text:span><text:span text:style-name="検証項目番号"><text:span text:style-name="T84">(Hide-6)</text:span></text:span></text:p>
                </text:list-item>
              </text:list>
            </text:list-item>
          </text:list>
        </text:list-item>
        <text:list-item>
          <text:p text:style-name="P568"><text:span text:style-name="T84">ロケーションバーに「</text:span><text:span text:style-name="T91">about:」と入力し、ページを開く。</text:span></text:p>
        </text:list-item>
        <text:list-item>
          <text:p text:style-name="P631">画像の上で右クリックしてコンテキストメニューを開く。</text:p>
          <text:list>
            <text:list-item>
              <text:p text:style-name="P631">確認項目</text:p>
              <text:list>
                <text:list-item>
                  <text:p text:style-name="P568"><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4T12:53:08.539303444</dc:date>
    <meta:print-date>2015-08-12T11:28:30.127000000</meta:print-date>
    <dc:language>en-US</dc:language>
    <meta:editing-cycles>1238</meta:editing-cycles>
    <meta:editing-duration>P21DT20H6M37S</meta:editing-duration>
    <meta:document-statistic meta:table-count="0" meta:image-count="0" meta:object-count="0" meta:page-count="35" meta:paragraph-count="1572" meta:word-count="27659" meta:character-count="47944" meta:non-whitespace-character-count="47127"/>
    <meta:user-defined meta:name="Info 1"/>
    <meta:user-defined meta:name="Info 2"/>
    <meta:user-defined meta:name="Info 3"/>
    <meta:user-defined meta:name="Info 4"/>
  </office:meta>
</office:document-meta>
</file>